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2pt" style:font-size-asian="12pt" style:font-size-complex="12pt"/>
    </style:style>
    <style:style style:name="P5" style:family="paragraph" style:parent-style-name="Standard">
      <style:text-properties style:font-name="Envy Code R VS" fo:font-size="12pt" fo:font-style="normal" style:font-size-asian="12pt" style:font-style-asian="normal" style:font-size-complex="12pt" style:font-style-complex="normal"/>
    </style:style>
    <style:style style:name="P6"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7"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8"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9"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0"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1"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2"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3"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4"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5"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16"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17"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18" style:family="paragraph" style:parent-style-name="Standard">
      <style:paragraph-properties fo:background-color="#000000">
        <style:background-image/>
      </style:paragraph-properties>
      <style:text-properties fo:font-size="10pt" style:font-size-asian="10pt" style:font-size-complex="10pt"/>
    </style:style>
    <style:style style:name="P19"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0" style:family="paragraph" style:parent-style-name="Standard">
      <style:paragraph-properties fo:background-color="#000000" style:text-autospace="none">
        <style:background-image/>
      </style:paragraph-properties>
    </style:style>
    <style:style style:name="P21"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2"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24" style:family="paragraph" style:parent-style-name="Standard">
      <style:text-properties style:font-name="Envy Code R VS" fo:font-size="10pt" fo:font-style="normal" style:font-size-asian="10pt" style:font-style-asian="normal" style:font-size-complex="10pt" style:font-style-complex="normal"/>
    </style:style>
    <style:style style:name="P25"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26"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27"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28"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29"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30"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31"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32"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33"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34" style:family="paragraph" style:parent-style-name="Standard">
      <style:text-properties style:font-name="Envy Code R VS" fo:font-size="10pt" style:font-size-asian="10pt" style:font-size-complex="10pt"/>
    </style:style>
    <style:style style:name="P35" style:family="paragraph" style:parent-style-name="Standard" style:list-style-name="">
      <style:paragraph-properties style:text-autospace="none"/>
      <style:text-properties fo:color="#8ac6f2" style:font-name="Consolas" fo:font-size="9.5pt" style:font-name-asian="Consolas" style:font-size-asian="9.5pt" style:font-name-complex="Consolas" style:font-size-complex="9.5pt"/>
    </style:style>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40" style:family="paragraph" style:parent-style-name="Standard" style:list-style-name="">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41"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42" style:family="paragraph" style:parent-style-name="Standard" style:list-style-name="">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43"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4"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5"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46"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7"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48"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49" style:family="paragraph" style:parent-style-name="Standard">
      <style:paragraph-properties fo:background-color="#000000">
        <style:background-image/>
      </style:paragraph-properties>
      <style:text-properties fo:color="#e8f3f6" style:font-name="Consolas1" fo:font-size="10pt" style:font-name-asian="Consolas" style:font-size-asian="10pt" style:font-name-complex="Consolas" style:font-size-complex="10pt"/>
    </style:style>
    <style:style style:name="P50"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51"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5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53"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54"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55"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56"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57"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58"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59"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weight="normal" style:font-name-asian="Consolas" style:font-weight-asian="normal" style:font-name-complex="Consolas" style:font-weight-complex="normal"/>
    </style:style>
    <style:style style:name="T7" style:family="text">
      <style:text-properties fo:color="#8ac6f2" style:font-name="Consolas" fo:font-size="10pt" style:font-name-asian="Consolas" style:font-size-asian="10pt" style:font-name-complex="Consolas" style:font-size-complex="10pt"/>
    </style:style>
    <style:style style:name="T8" style:family="text">
      <style:text-properties fo:color="#8ac6f2" style:font-name="Consolas" fo:font-size="11pt" style:font-name-asian="Consolas" style:font-size-asian="11pt" style:font-name-complex="Consolas" style:font-size-complex="11pt"/>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Consolas" fo:font-size="9.5pt" fo:font-style="normal" style:font-name-asian="Consolas" style:font-size-asian="9.5pt" style:font-style-asian="normal" style:font-name-complex="Consolas" style:font-size-complex="9.5pt" style:font-style-complex="normal"/>
    </style:style>
    <style:style style:name="T11" style:family="text">
      <style:text-properties fo:color="#8ac6f2" fo:language="zxx" fo:country="none"/>
    </style:style>
    <style:style style:name="T12" style:family="text">
      <style:text-properties fo:color="#8ac6f2" style:font-name-asian="Consolas" style:font-name-complex="Consolas"/>
    </style:style>
    <style:style style:name="T13" style:family="text">
      <style:text-properties fo:color="#8ac6f2" fo:font-size="11pt" style:font-size-asian="11pt" style:font-size-complex="11pt"/>
    </style:style>
    <style:style style:name="T14" style:family="text">
      <style:text-properties fo:color="#8ac6f2" fo:font-size="11pt" style:text-underline-style="none" style:font-size-asian="11pt" style:font-size-complex="11pt"/>
    </style:style>
    <style:style style:name="T15" style:family="text">
      <style:text-properties fo:color="#8ac6f2" style:text-underline-style="none"/>
    </style:style>
    <style:style style:name="T16" style:family="text">
      <style:text-properties fo:color="#e8f3f6"/>
    </style:style>
    <style:style style:name="T17" style:family="text">
      <style:text-properties fo:color="#e8f3f6" style:font-name="Consolas" style:font-name-asian="Consolas" style:font-name-complex="Consolas"/>
    </style:style>
    <style:style style:name="T18" style:family="text">
      <style:text-properties fo:color="#e8f3f6" style:font-name="Consolas" fo:font-weight="normal" style:font-name-asian="Consolas" style:font-weight-asian="normal" style:font-name-complex="Consolas" style:font-weight-complex="normal"/>
    </style:style>
    <style:style style:name="T19" style:family="text">
      <style:text-properties fo:color="#e8f3f6" style:font-name="Consolas" fo:font-style="normal" style:font-name-asian="Consolas" style:font-style-asian="normal" style:font-name-complex="Consolas" style:font-style-complex="normal"/>
    </style:style>
    <style:style style:name="T20" style:family="text">
      <style:text-properties fo:color="#e8f3f6" style:font-name="Consolas" fo:font-size="10pt" style:font-name-asian="Consolas" style:font-size-asian="10pt" style:font-name-complex="Consolas" style:font-size-complex="10pt"/>
    </style:style>
    <style:style style:name="T21" style:family="text">
      <style:text-properties fo:color="#e8f3f6" style:font-name="Consolas" fo:font-size="11pt" style:font-name-asian="Consolas" style:font-size-asian="11pt" style:font-name-complex="Consolas" style:font-size-complex="11pt"/>
    </style:style>
    <style:style style:name="T22" style:family="text">
      <style:text-properties fo:color="#e8f3f6" style:font-name="Consolas" style:text-underline-style="none" style:font-name-asian="Consolas" style:font-name-complex="Consolas"/>
    </style:style>
    <style:style style:name="T23" style:family="text">
      <style:text-properties fo:color="#e8f3f6" fo:language="zxx" fo:country="none"/>
    </style:style>
    <style:style style:name="T24" style:family="text">
      <style:text-properties fo:color="#e8f3f6" fo:language="zxx" fo:country="none" fo:font-style="normal" style:font-style-asian="normal" style:font-style-complex="normal"/>
    </style:style>
    <style:style style:name="T25" style:family="text">
      <style:text-properties fo:color="#e8f3f6" style:font-name-asian="Consolas" style:font-name-complex="Consolas"/>
    </style:style>
    <style:style style:name="T26" style:family="text">
      <style:text-properties fo:color="#e5786d"/>
    </style:style>
    <style:style style:name="T27" style:family="text">
      <style:text-properties fo:color="#e5786d" style:font-name="Consolas"/>
    </style:style>
    <style:style style:name="T28" style:family="text">
      <style:text-properties fo:color="#e5786d" style:font-name="Consolas" style:font-name-asian="Consolas" style:font-name-complex="Consolas"/>
    </style:style>
    <style:style style:name="T29" style:family="text">
      <style:text-properties fo:color="#e5786d" style:font-name="Consolas" fo:font-style="normal" style:font-name-asian="Consolas" style:font-style-asian="normal" style:font-name-complex="Consolas" style:font-style-complex="normal"/>
    </style:style>
    <style:style style:name="T30" style:family="text">
      <style:text-properties fo:color="#e5786d" style:font-name="Consolas" fo:font-weight="normal" style:font-name-asian="Consolas" style:font-weight-asian="normal" style:font-name-complex="Consolas" style:font-weight-complex="normal"/>
    </style:style>
    <style:style style:name="T31" style:family="text">
      <style:text-properties fo:color="#e5786d" style:font-name="Consolas" fo:font-size="11pt" style:font-name-asian="Consolas" style:font-size-asian="11pt" style:font-name-complex="Consolas" style:font-size-complex="11pt"/>
    </style:style>
    <style:style style:name="T32" style:family="text">
      <style:text-properties fo:color="#e5786d" style:font-name="Consolas" style:text-underline-style="none" style:font-name-asian="Consolas" style:font-name-complex="Consolas"/>
    </style:style>
    <style:style style:name="T33" style:family="text">
      <style:text-properties fo:color="#e5786d" fo:language="zxx" fo:country="none"/>
    </style:style>
    <style:style style:name="T34" style:family="text">
      <style:text-properties fo:color="#e5786d" style:font-name-asian="Consolas" style:font-name-complex="Consolas"/>
    </style:style>
    <style:style style:name="T35" style:family="text">
      <style:text-properties fo:color="#e5786d" fo:font-size="11pt" style:font-size-asian="11pt" style:font-size-complex="11pt"/>
    </style:style>
    <style:style style:name="T36" style:family="text">
      <style:text-properties fo:color="#cae682"/>
    </style:style>
    <style:style style:name="T37" style:family="text">
      <style:text-properties fo:color="#cae682" style:font-name="Consolas"/>
    </style:style>
    <style:style style:name="T38" style:family="text">
      <style:text-properties fo:color="#cae682" style:font-name="Consolas" style:font-name-asian="Consolas" style:font-name-complex="Consolas"/>
    </style:style>
    <style:style style:name="T39" style:family="text">
      <style:text-properties fo:color="#cae682" style:font-name="Consolas" fo:font-style="normal" style:font-name-asian="Consolas" style:font-style-asian="normal" style:font-name-complex="Consolas" style:font-style-complex="normal"/>
    </style:style>
    <style:style style:name="T40" style:family="text">
      <style:text-properties fo:color="#cae682" style:font-name="Consolas" fo:font-weight="normal" style:font-name-asian="Consolas" style:font-weight-asian="normal" style:font-name-complex="Consolas" style:font-weight-complex="normal"/>
    </style:style>
    <style:style style:name="T41" style:family="text">
      <style:text-properties fo:color="#cae682" style:font-name="Consolas" fo:font-size="11pt" style:font-name-asian="Consolas" style:font-size-asian="11pt" style:font-name-complex="Consolas" style:font-size-complex="11pt"/>
    </style:style>
    <style:style style:name="T42" style:family="text">
      <style:text-properties fo:color="#cae682" style:font-name="Consolas" style:text-underline-style="none" style:font-name-asian="Consolas" style:font-name-complex="Consolas"/>
    </style:style>
    <style:style style:name="T43" style:family="text">
      <style:text-properties fo:color="#cae682" fo:language="zxx" fo:country="none"/>
    </style:style>
    <style:style style:name="T44" style:family="text">
      <style:text-properties fo:color="#cae682" fo:language="zxx" fo:country="none" fo:font-style="normal" style:font-style-asian="normal" style:font-style-complex="normal"/>
    </style:style>
    <style:style style:name="T45" style:family="text">
      <style:text-properties fo:color="#cae682" fo:font-size="11pt" style:font-size-asian="11pt" style:font-size-complex="11pt"/>
    </style:style>
    <style:style style:name="T46" style:family="text">
      <style:text-properties fo:color="#cae682" fo:font-size="11pt" style:text-underline-style="none" style:font-size-asian="11pt" style:font-size-complex="11pt"/>
    </style:style>
    <style:style style:name="T47" style:family="text">
      <style:text-properties fo:color="#cae682" style:text-underline-style="none"/>
    </style:style>
    <style:style style:name="T48"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49" style:family="text">
      <style:text-properties fo:color="#00008b" style:font-name="Consolas" fo:font-weight="bold" style:font-name-asian="Consolas" style:font-weight-asian="bold" style:font-name-complex="Consolas" style:font-weight-complex="bold"/>
    </style:style>
    <style:style style:name="T50" style:family="text">
      <style:text-properties fo:font-style="italic" style:font-style-asian="italic" style:font-style-complex="italic"/>
    </style:style>
    <style:style style:name="T51" style:family="text">
      <style:text-properties fo:font-style="italic" style:text-underline-style="none" style:font-style-asian="italic" style:font-style-complex="italic"/>
    </style:style>
    <style:style style:name="T52" style:family="text">
      <style:text-properties fo:font-style="normal"/>
    </style:style>
    <style:style style:name="T53" style:family="text">
      <style:text-properties fo:font-style="normal" style:font-style-asian="normal" style:font-style-complex="normal"/>
    </style:style>
    <style:style style:name="T54" style:family="text">
      <style:text-properties fo:color="#8b9699" style:font-name="Consolas" fo:font-size="11pt" style:font-name-asian="Consolas" style:font-size-asian="11pt" style:font-name-complex="Consolas" style:font-size-complex="11pt"/>
    </style:style>
    <style:style style:name="T55" style:family="text">
      <style:text-properties fo:color="#8b9699" style:font-name="Consolas" style:font-name-asian="Consolas" style:font-name-complex="Consolas"/>
    </style:style>
    <style:style style:name="T56" style:family="text">
      <style:text-properties fo:color="#8b9699" style:font-name="Consolas" fo:font-size="10pt" style:font-name-asian="Consolas" style:font-size-asian="10pt" style:font-name-complex="Consolas" style:font-size-complex="10pt"/>
    </style:style>
    <style:style style:name="T57" style:family="text">
      <style:text-properties style:font-name="Envy Code R VS"/>
    </style:style>
    <style:style style:name="T58" style:family="text">
      <style:text-properties style:font-name="Envy Code R VS" fo:font-size="10pt" fo:font-style="normal" style:font-size-asian="10pt" style:font-style-asian="normal" style:font-size-complex="10pt" style:font-style-complex="normal"/>
    </style:style>
    <style:style style:name="T59"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60" style:family="text">
      <style:text-properties style:font-name="Envy Code R VS" fo:font-size="10pt" fo:font-style="normal" style:text-underline-style="none" style:font-size-asian="10pt" style:font-style-asian="normal" style:font-size-complex="10pt" style:font-style-complex="normal"/>
    </style:style>
    <style:style style:name="T61" style:family="text">
      <style:text-properties style:font-name="Envy Code R VS" fo:font-size="10pt" fo:font-style="italic" style:font-size-asian="10pt" style:font-style-asian="italic" style:font-size-complex="10pt" style:font-style-complex="italic"/>
    </style:style>
    <style:style style:name="T62" style:family="text">
      <style:text-properties style:font-name="Envy Code R VS" fo:font-style="normal" style:font-style-asian="normal" style:font-style-complex="normal"/>
    </style:style>
    <style:style style:name="T63" style:family="text">
      <style:text-properties style:font-name="Envy Code R VS" fo:font-style="normal" style:text-underline-style="solid" style:text-underline-width="auto" style:text-underline-color="font-color" style:font-style-asian="normal" style:font-style-complex="normal"/>
    </style:style>
    <style:style style:name="T64" style:family="text">
      <style:text-properties fo:font-size="10pt"/>
    </style:style>
    <style:style style:name="T65" style:family="text">
      <style:text-properties fo:font-size="10pt" style:font-size-asian="10pt" style:font-size-complex="10pt"/>
    </style:style>
    <style:style style:name="T66" style:family="text">
      <style:text-properties style:font-size-asian="10pt"/>
    </style:style>
    <style:style style:name="T67" style:family="text">
      <style:text-properties style:font-style-asian="normal"/>
    </style:style>
    <style:style style:name="T68" style:family="text">
      <style:text-properties style:font-size-complex="10pt"/>
    </style:style>
    <style:style style:name="T69" style:family="text">
      <style:text-properties style:font-style-complex="normal"/>
    </style:style>
    <style:style style:name="T70" style:family="text">
      <style:text-properties style:text-underline-style="none"/>
    </style:style>
    <style:style style:name="T71" style:family="text">
      <style:text-properties style:font-name="Consolas"/>
    </style:style>
    <style:style style:name="T72" style:family="text">
      <style:text-properties style:font-name-asian="Consolas"/>
    </style:style>
    <style:style style:name="T73" style:family="text">
      <style:text-properties style:font-name-complex="Consolas"/>
    </style:style>
    <style:style style:name="T74" style:family="text">
      <style:text-properties fo:font-size="11pt" style:font-size-asian="11pt" style:font-size-complex="11pt"/>
    </style:style>
    <style:style style:name="T75" style:family="text">
      <style:text-properties fo:font-size="11pt" style:text-underline-style="none"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6"><text:span text:style-name="T4">namespace</text:span><text:span text:style-name="T17"> dddsample.domain.shared</text:span></text:p>
      <text:p text:style-name="P10">{</text:p>
      <text:p text:style-name="P19"><text:span text:style-name="T17"><text:s text:c="4"/></text:span><text:span text:style-name="T4">public</text:span><text:span text:style-name="T17"> </text:span><text:span text:style-name="T4">interface</text:span><text:span text:style-name="T17"> </text:span><text:span text:style-name="T28">IValueObject</text:span><text:span text:style-name="T17">&lt;T&gt;</text:span></text:p>
      <text:p text:style-name="P10"><text:s text:c="4"/>{</text:p>
      <text:p text:style-name="P19"><text:span text:style-name="T17"><text:s text:c="8"/></text:span><text:span text:style-name="T4">bool</text:span><text:span text:style-name="T17"> SameValueAs(T other);</text:span></text:p>
      <text:p text:style-name="P10"><text:s text:c="4"/>}</text:p>
      <text:p text:style-name="P11">}</text:p>
      <text:p text:style-name="P1"/>
      <text:p text:style-name="P1">de forma que una clase que quiera implementar esta interface, tendira esta apariencia:</text:p>
      <text:p text:style-name="P1"/>
      <text:p text:style-name="P19"><text:span text:style-name="T4">public</text:span><text:span text:style-name="T17"> </text:span><text:span text:style-name="T4">class</text:span><text:span text:style-name="T17"> </text:span><text:span text:style-name="T38">PruebaValueObject</text:span><text:span text:style-name="T17"> : </text:span><text:span text:style-name="T28">IValueObject</text:span><text:span text:style-name="T17">&lt;</text:span><text:span text:style-name="T38">PruebaValueObject</text:span><text:span text:style-name="T17">&gt; </text:span></text:p>
      <text:p text:style-name="P10">{</text:p>
      <text:p text:style-name="P19"><text:span text:style-name="T17"><text:s text:c="4"/></text:span><text:span text:style-name="T4">public</text:span><text:span text:style-name="T17"> </text:span><text:span text:style-name="T4">bool</text:span><text:span text:style-name="T17"> SameValueAs(</text:span><text:span text:style-name="T38">PruebaValueObject</text:span><text:span text:style-name="T17"> other)</text:span></text:p>
      <text:p text:style-name="P10"><text:s text:c="4"/>{</text:p>
      <text:p text:style-name="P19"><text:span text:style-name="T17"><text:s text:c="8"/></text:span><text:span text:style-name="T4">throw</text:span><text:span text:style-name="T17"> </text:span><text:span text:style-name="T4">new</text:span><text:span text:style-name="T17"> </text:span><text:span text:style-name="T49">NotImplementedException</text:span><text:span text:style-name="T18">();</text:span></text:p>
      <text:p text:style-name="P11"><text:s text:c="4"/>}</text:p>
      <text:p text:style-name="P11">}</text:p>
      <text:p text:style-name="P1"/>
      <text:p text:style-name="P1">hasta aqui todo parece ir bien, pero sin embargo, hay algo que no acaba de encajar. Ese algo es el nombre del metodo <text:span text:style-name="T50">SameValueAs</text:span><text:span text:style-name="T53">. Pero mejor vamos paso a paso para poder entender el porque de las decisiones que estamos a punto de tomar.</text:span></text:p>
      <text:p text:style-name="P2"/>
      <text:p text:style-name="P1"><text:span text:style-name="T53">La clase </text:span><text:span text:style-name="T50">PruebaValueObject</text:span><text:span text:style-name="T53"> no sale de la nada. Si nos planteamos seguir los preceptos del BDD, es comprensible que a la hora de escribir el codigo de </text:span><text:span text:style-name="T50">IValueObject&lt;T&gt;</text:span><text:span text:style-name="T53">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0">Biblia Azul</text:span><text:span text:style-name="T53"> llamado </text:span><text:span text:style-name="T50">Intention-Revealing Interfaces</text:span><text:span text:style-name="T53">.</text:span></text:p>
      <text:p text:style-name="P2"/>
      <text:p text:style-name="P1"><text:span text:style-name="T53">Pero, ¿podemos hacer ese mismo razonamiento para </text:span><text:span text:style-name="T50">PruebaValueObject</text:span><text:span text:style-name="T53">?</text:span></text:p>
      <text:p text:style-name="P2"/>
      <text:p text:style-name="P1"><text:span text:style-name="T53">La respuesta es un NO rotundo. Hace falta esa Spec que justifique el comportamiento de <text:s/></text:span><text:span text:style-name="T50">PruebaValueObject</text:span><text:span text:style-name="T53">. Asi que, vamos a escribir esa Spec:</text:span></text:p>
      <text:p text:style-name="P2"/>
      <text:p text:style-name="P6"><text:span text:style-name="T5">public</text:span><text:span text:style-name="T19"> </text:span><text:span text:style-name="T5">class</text:span><text:span text:style-name="T19"> </text:span><text:span text:style-name="T39">concern</text:span><text:span text:style-name="T19"> : </text:span><text:span text:style-name="T39">Observes</text:span><text:span text:style-name="T19">&lt;</text:span><text:span text:style-name="T29">IValueObject</text:span><text:span text:style-name="T19">&lt;</text:span><text:span text:style-name="T39">PruebaValueObject</text:span><text:span text:style-name="T19">&gt;,</text:span><text:span text:style-name="T39">PruebaValueObject</text:span><text:span text:style-name="T19">&gt;{}</text:span></text:p>
      <text:p text:style-name="P10"/>
      <text:p text:style-name="P19"><text:span text:style-name="T4">public</text:span><text:span text:style-name="T17"> </text:span><text:span text:style-name="T4">class</text:span><text:span text:style-name="T17"> </text:span><text:span text:style-name="T38">when_asked_to_compare_two_pruebavalueobjects_that_have_the_same_value</text:span><text:span text:style-name="T17"> : </text:span><text:span text:style-name="T38">concern</text:span></text:p>
      <text:p text:style-name="P10">{</text:p>
      <text:p text:style-name="P19"><text:span text:style-name="T17"><text:s text:c="4"/></text:span><text:span text:style-name="T28">Establish</text:span><text:span text:style-name="T17"> context = () =&gt;</text:span></text:p>
      <text:p text:style-name="P10"><text:s text:c="4"/>{</text:p>
      <text:p text:style-name="P19"><text:span text:style-name="T17"><text:s text:c="8"/>the_other = </text:span><text:span text:style-name="T4">new</text:span><text:span text:style-name="T17"> </text:span><text:span text:style-name="T38">PruebaValueObject</text:span><text:span text:style-name="T17">();</text:span></text:p>
      <text:p text:style-name="P20"><text:s text:c="8"/><text:span text:style-name="T54">//</text:span><text:span text:style-name="T48">todo: le damos los valores adecuados.</text:span></text:p>
      <text:p text:style-name="P10"><text:s text:c="4"/>};</text:p>
      <text:p text:style-name="P10"/>
      <text:p text:style-name="P19"><text:span text:style-name="T17"><text:s text:c="4"/></text:span><text:span text:style-name="T28">Because</text:span><text:span text:style-name="T17"> of = () =&gt; result = sut.SameValueAs(theOther);</text:span></text:p>
      <text:p text:style-name="P10"><text:s text:c="8"/></text:p>
      <text:p text:style-name="P19"><text:span text:style-name="T17"><text:s text:c="4"/></text:span><text:span text:style-name="T28">It</text:span><text:span text:style-name="T17"> should_recognize_the_equality = () =&gt; result.ShouldEqual(</text:span><text:span text:style-name="T4">true</text:span><text:span text:style-name="T17">);</text:span></text:p>
      <text:p text:style-name="P10"><text:s text:c="8"/></text:p>
      <text:p text:style-name="P19"><text:soft-page-break/><text:span text:style-name="T17"><text:s text:c="4"/></text:span><text:span text:style-name="T4">static</text:span><text:span text:style-name="T17"> </text:span><text:span text:style-name="T4">bool</text:span><text:span text:style-name="T17"> result;</text:span></text:p>
      <text:p text:style-name="P19"><text:span text:style-name="T17"><text:s text:c="4"/></text:span><text:span text:style-name="T4">static</text:span><text:span text:style-name="T17"> </text:span><text:span text:style-name="T38">PruebaValueObject</text:span><text:span text:style-name="T17"> theOther;</text:span></text:p>
      <text:p text:style-name="P10">}</text:p>
      <text:p text:style-name="P2"/>
      <text:p text:style-name="P2">Sin entrar en demasiados detalles que no son importantes para nuestro razonamiento (en concreto los relativos al incompleto bloque ESTABLISH), debemos fijarnos en:</text:p>
      <text:p text:style-name="P2"/>
      <text:p text:style-name="P7"><text:span text:style-name="T29">Because</text:span><text:span text:style-name="T19"> of = () =&gt; result = sut.SameValueAs(theOther);</text:span></text:p>
      <text:p text:style-name="P2"/>
      <text:p text:style-name="P1"><text:span text:style-name="T53">que es donde ejecutamos el </text:span><text:span text:style-name="T50">System Under Test</text:span><text:span text:style-name="T53">.</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3">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2">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1537943" text:style-name="L1">
        <text:list-item>
          <text:p text:style-name="P25">metodos</text:p>
        </text:list-item>
        <text:list-item>
          <text:p text:style-name="P25">propiedades</text:p>
        </text:list-item>
        <text:list-item>
          <text:p text:style-name="P25">eventos</text:p>
        </text:list-item>
        <text:list-item>
          <text:p text:style-name="P25">variables locales</text:p>
        </text:list-item>
        <text:list-item>
          <text:p text:style-name="P25">constantes locales</text:p>
        </text:list-item>
        <text:list-item>
          <text:p text:style-name="P25">parametros</text:p>
        </text:list-item>
        <text:list-item>
          <text:p text:style-name="P25">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6"><text:span text:style-name="T28">Because</text:span><text:span text:style-name="T17"> of = () =&gt; result = sut.has_the_same_value_as(the_other);</text:span></text:p>
      <text:p text:style-name="P1"/>
      <text:p text:style-name="P2">version mas legible, en nuestra humilde opinion.</text:p>
      <text:p text:style-name="P2"/>
      <text:p text:style-name="P2">En el contexto de la Spec:</text:p>
      <text:p text:style-name="P2"/>
      <text:p text:style-name="P8"><text:span text:style-name="T4">public</text:span><text:span text:style-name="T17"> </text:span><text:span text:style-name="T4">class</text:span><text:span text:style-name="T17"> </text:span><text:span text:style-name="T38">concern</text:span><text:span text:style-name="T17"> : </text:span><text:span text:style-name="T38">Observes</text:span><text:span text:style-name="T17">&lt;</text:span><text:span text:style-name="T28">IValueObject</text:span><text:span text:style-name="T17">&lt;</text:span><text:span text:style-name="T38">PruebaValueObject</text:span><text:span text:style-name="T17">&gt;,</text:span><text:span text:style-name="T38">PruebaValueObject</text:span><text:span text:style-name="T17">&gt;{}</text:span></text:p>
      <text:p text:style-name="P10"/>
      <text:p text:style-name="P19"><text:span text:style-name="T4">public</text:span><text:span text:style-name="T17"> </text:span><text:span text:style-name="T4">class</text:span><text:span text:style-name="T17"> </text:span><text:span text:style-name="T38">when_asked_to_compare_two_pruebavalueobjects_that_have_the_same_value</text:span><text:span text:style-name="T17"> : </text:span><text:span text:style-name="T38">concern</text:span></text:p>
      <text:p text:style-name="P10">{</text:p>
      <text:p text:style-name="P19"><text:span text:style-name="T17"><text:s text:c="4"/></text:span><text:span text:style-name="T28">Establish</text:span><text:span text:style-name="T17"> context = () =&gt;</text:span></text:p>
      <text:p text:style-name="P10"><text:s text:c="4"/>{</text:p>
      <text:p text:style-name="P19"><text:span text:style-name="T17"><text:s text:c="8"/>the_other = </text:span><text:span text:style-name="T4">new</text:span><text:span text:style-name="T17"> </text:span><text:span text:style-name="T38">PruebaValueObject</text:span><text:span text:style-name="T17">();</text:span></text:p>
      <text:p text:style-name="P19"><text:span text:style-name="T17"><text:s text:c="8"/></text:span><text:span text:style-name="T55">//</text:span><text:span text:style-name="T49">todo: le damos los valores adecuados.</text:span></text:p>
      <text:p text:style-name="P11"><text:s text:c="4"/>};</text:p>
      <text:p text:style-name="P11"/>
      <text:p text:style-name="P19"><text:span text:style-name="T18"><text:s text:c="4"/></text:span><text:span text:style-name="T30">Because</text:span><text:span text:style-name="T18"> of = () =&gt; result = sut.has_the_same_value_as(the_other);</text:span></text:p>
      <text:p text:style-name="P11"><text:s text:c="8"/></text:p>
      <text:p text:style-name="P19"><text:soft-page-break/><text:span text:style-name="T18"><text:s text:c="4"/></text:span><text:span text:style-name="T30">It</text:span><text:span text:style-name="T18"> should_recognize_the_equality = () =&gt; result.ShouldEqual(</text:span><text:span text:style-name="T6">true</text:span><text:span text:style-name="T18">);</text:span></text:p>
      <text:p text:style-name="P11"><text:s text:c="8"/></text:p>
      <text:p text:style-name="P19"><text:span text:style-name="T18"><text:s text:c="4"/></text:span><text:span text:style-name="T6">static</text:span><text:span text:style-name="T18"> </text:span><text:span text:style-name="T6">bool</text:span><text:span text:style-name="T18"> result;</text:span></text:p>
      <text:p text:style-name="P19"><text:span text:style-name="T18"><text:s text:c="4"/></text:span><text:span text:style-name="T6">static</text:span><text:span text:style-name="T18"> </text:span><text:span text:style-name="T40">PruebaValueObject</text:span><text:span text:style-name="T18"> the_other;</text:span></text:p>
      <text:p text:style-name="P11">}</text:p>
      <text:p text:style-name="P1"/>
      <text:p text:style-name="P1">Por lo tanto, retomando el argumento original que nos llevo a cuestionarnos el nombre del metodo <text:span text:style-name="T50">SameValueAs</text:span> de la interface <text:span text:style-name="T50">IValueObject&lt;T&gt;</text:span>, el resultado final seria algo asi:</text:p>
      <text:p text:style-name="P1"/>
      <text:p text:style-name="P6"><text:span text:style-name="T4">namespace</text:span><text:span text:style-name="T17"> dddsample.domain.shared</text:span></text:p>
      <text:p text:style-name="P10">{</text:p>
      <text:p text:style-name="P19"><text:span text:style-name="T17"><text:s text:c="4"/></text:span><text:span text:style-name="T4">public</text:span><text:span text:style-name="T17"> </text:span><text:span text:style-name="T4">interface</text:span><text:span text:style-name="T17"> </text:span><text:span text:style-name="T28">IValueObject</text:span><text:span text:style-name="T17">&lt;T&gt;</text:span></text:p>
      <text:p text:style-name="P10"><text:s text:c="4"/>{</text:p>
      <text:p text:style-name="P19"><text:span text:style-name="T17"><text:s text:c="8"/></text:span><text:span text:style-name="T4">bool</text:span><text:span text:style-name="T17"> has_the_same_value_as(T the_other);</text:span></text:p>
      <text:p text:style-name="P10"><text:s text:c="4"/>}</text:p>
      <text:p text:style-name="P10">}</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6"><text:span text:style-name="T4">public</text:span><text:span text:style-name="T17"> </text:span><text:span text:style-name="T4">bool</text:span><text:span text:style-name="T17"> Equals(</text:span><text:span text:style-name="T4">object</text:span><text:span text:style-name="T17"> obj) {}</text:span></text:p>
      <text:p text:style-name="P1"/>
      <text:p text:style-name="P1">Pero esa es una cuestion diferente a la aqui planteada.</text:p>
      <text:p text:style-name="P1"/>
      <text:p text:style-name="P1">TODO: ¿Que aproximacion utiliza el CodeCampServer?</text:p>
      <text:p text:style-name="P1"/>
      <text:p text:style-name="P4"><text:span text:style-name="T1">Completando la Interface IValueObject&lt;T&gt;</text:span>:</text:p>
      <text:p text:style-name="P1"/>
      <text:p text:style-name="P1">Completamos la interface IValueObject&lt;T&gt; con un nuevo metodo que permita la copia del mismo.</text:p>
      <text:p text:style-name="P1"/>
      <text:p text:style-name="P6"><text:span text:style-name="T4">namespace</text:span><text:span text:style-name="T17"> dddsample.domain.shared</text:span></text:p>
      <text:p text:style-name="P10">{</text:p>
      <text:p text:style-name="P19"><text:span text:style-name="T17"><text:s text:c="4"/></text:span><text:span text:style-name="T4">public</text:span><text:span text:style-name="T17"> </text:span><text:span text:style-name="T4">interface</text:span><text:span text:style-name="T17"> </text:span><text:span text:style-name="T28">IValueObject</text:span><text:span text:style-name="T17">&lt;T&gt;</text:span></text:p>
      <text:p text:style-name="P10"><text:s text:c="4"/>{</text:p>
      <text:p text:style-name="P19"><text:span text:style-name="T17"><text:s text:c="8"/></text:span><text:span text:style-name="T4">bool</text:span><text:span text:style-name="T17"> has_the_same_value_as(T the_other);</text:span></text:p>
      <text:p text:style-name="P10"><text:s text:c="8"/>T copy_into_this();</text:p>
      <text:p text:style-name="P10"><text:s text:c="4"/>}</text:p>
      <text:p text:style-name="P10">}</text:p>
      <text:p text:style-name="P1"/>
      <text:p text:style-name="P1">Nuevamente, destacar la utilizacion del formato "all_lower", a la hora de nombrar el metodo <text:span text:style-name="T50">copy_into_this()</text:span><text:span text:style-name="T53">.</text:span></text:p>
      <text:p text:style-name="P2"/>
      <text:p text:style-name="P2">Con esto finalizamos el codigo necesario para definir un DDD_Value_Object:</text:p>
      <text:p text:style-name="P2"/>
      <text:list xml:id="list31535630" text:style-name="L2">
        <text:list-item>
          <text:p text:style-name="P26">Debe proveernos de un mecanismo para averiguar si dos DDD_Value_Objects son iguales (y los son si almacenan el mismo valor).</text:p>
        </text:list-item>
        <text:list-item>
          <text:p text:style-name="P26">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18"><text:span text:style-name="T5">namespace</text:span><text:span text:style-name="T19"> dddsample.domain.shared</text:span></text:p>
      <text:p text:style-name="P10">{</text:p>
      <text:p text:style-name="P19"><text:span text:style-name="T17"><text:s text:c="4"/></text:span><text:span text:style-name="T4">public</text:span><text:span text:style-name="T17"> </text:span><text:span text:style-name="T4">interface</text:span><text:span text:style-name="T17"> </text:span><text:span text:style-name="T28">IValueObject</text:span><text:span text:style-name="T17">&lt;T&gt;</text:span></text:p>
      <text:p text:style-name="P10"><text:s text:c="4"/>{</text:p>
      <text:p text:style-name="P19"><text:span text:style-name="T17"><text:s text:c="8"/></text:span><text:span text:style-name="T4">///</text:span><text:span text:style-name="T55"> </text:span><text:span text:style-name="T4">&lt;summary&gt;</text:span></text:p>
      <text:p text:style-name="P20"><text:span text:style-name="T20"><text:s text:c="8"/></text:span><text:span text:style-name="T7">///</text:span><text:span text:style-name="T56"> Value objects compare by the values of their attributes,</text:span></text:p>
      <text:p text:style-name="P20"><text:span text:style-name="T56"><text:s text:c="8"/></text:span><text:span text:style-name="T7">///</text:span><text:span text:style-name="T56"> they don't have an identity.</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param name=</text:span><text:span text:style-name="T28">"the_other"</text:span><text:span text:style-name="T4">&gt;</text:span><text:span text:style-name="T55">The other value object.</text:span><text:span text:style-name="T4">&lt;/param&gt;</text:span></text:p>
      <text:p text:style-name="P19"><text:span text:style-name="T17"><text:s text:c="8"/></text:span><text:span text:style-name="T4">///</text:span><text:span text:style-name="T55"> </text:span><text:span text:style-name="T4">&lt;returns&gt;&lt;code&gt;</text:span><text:span text:style-name="T55">true</text:span><text:span text:style-name="T4">&lt;/code&gt;</text:span><text:span text:style-name="T55"> if the given value object's and</text:span></text:p>
      <text:p text:style-name="P19"><text:span text:style-name="T4"><text:s text:c="8"/>///</text:span><text:span text:style-name="T55"> this value object's attributes are the same.</text:span><text:span text:style-name="T4">&lt;/returns&gt;</text:span></text:p>
      <text:p text:style-name="P19"><text:span text:style-name="T17"><text:s text:c="8"/></text:span><text:span text:style-name="T4">bool</text:span><text:span text:style-name="T17"> has_the_same_value_as(T the_other);</text:span></text:p>
      <text:p text:style-name="P10"><text:s text:c="8"/></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Value objects can be freely copied.</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returns&gt;</text:span><text:span text:style-name="T55">A safe, deep copy of this value object.</text:span><text:span text:style-name="T4">&lt;/returns&gt;</text:span></text:p>
      <text:p text:style-name="P10"><text:s text:c="8"/>T copy_into_this();</text:p>
      <text:p text:style-name="P10"><text:s text:c="4"/>}</text:p>
      <text:p text:style-name="P10">}</text:p>
      <text:p text:style-name="P2"/>
      <text:p text:style-name="P6"><text:span text:style-name="T4">namespace</text:span><text:span text:style-name="T17"> dddsample.domain.shared</text:span></text:p>
      <text:p text:style-name="P10">{</text:p>
      <text:p text:style-name="P19"><text:span text:style-name="T17"><text:s text:c="4"/></text:span><text:span text:style-name="T4">public</text:span><text:span text:style-name="T17"> </text:span><text:span text:style-name="T4">interface</text:span><text:span text:style-name="T17"> </text:span><text:span text:style-name="T28">IValueObject</text:span><text:span text:style-name="T17">&lt;T&gt;</text:span></text:p>
      <text:p text:style-name="P10"><text:s text:c="4"/>{</text:p>
      <text:p text:style-name="P19"><text:span text:style-name="T17"><text:s text:c="8"/></text:span><text:span text:style-name="T4">bool</text:span><text:span text:style-name="T17"> has_the_same_value_as(T the_other);</text:span></text:p>
      <text:p text:style-name="P10"><text:s text:c="8"/>T copy_into_this();</text:p>
      <text:p text:style-name="P10"><text:s text:c="4"/>}</text:p>
      <text:p text:style-name="P14">}</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5"><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8"><text:span text:style-name="T4">namespace</text:span><text:span text:style-name="T17"> dddsample.domain.shared</text:span></text:p>
      <text:p text:style-name="P10">{</text:p>
      <text:p text:style-name="P19"><text:span text:style-name="T17"><text:s text:c="4"/></text:span><text:span text:style-name="T4">public</text:span><text:span text:style-name="T17"> </text:span><text:span text:style-name="T4">interface</text:span><text:span text:style-name="T17"> </text:span><text:span text:style-name="T28">IEntity</text:span><text:span text:style-name="T17">&lt;T, ID&gt;</text:span></text:p>
      <text:p text:style-name="P10"><text:s text:c="4"/>{</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Entities compare by identity, not by attributes.</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param name=</text:span><text:span text:style-name="T28">"the_other"</text:span><text:span text:style-name="T4">&gt;</text:span><text:span text:style-name="T55">The other entity.</text:span><text:span text:style-name="T4">&lt;/param&gt;</text:span></text:p>
      <text:p text:style-name="P19"><text:span text:style-name="T17"><text:s text:c="8"/></text:span><text:span text:style-name="T4">///</text:span><text:span text:style-name="T55"> </text:span><text:span text:style-name="T4">&lt;returns&gt;&lt;code&gt;</text:span><text:span text:style-name="T55">true</text:span><text:span text:style-name="T4">&lt;/code&gt;</text:span><text:span text:style-name="T55"> if the identities are the same,</text:span></text:p>
      <text:p text:style-name="P19"><text:span text:style-name="T17"><text:s text:c="8"/></text:span><text:span text:style-name="T4">///</text:span><text:span text:style-name="T55"> regardles of other attributes.</text:span><text:span text:style-name="T4">&lt;/returns&gt;</text:span></text:p>
      <text:p text:style-name="P19"><text:span text:style-name="T17"><text:s text:c="8"/></text:span><text:span text:style-name="T4">bool</text:span><text:span text:style-name="T17"> has_the_same_identity_as(T the_other);</text:span></text:p>
      <text:p text:style-name="P10"/>
      <text:p text:style-name="P19"><text:span text:style-name="T17"><text:s text:c="8"/></text:span><text:span text:style-name="T4">///</text:span><text:span text:style-name="T55"> </text:span><text:span text:style-name="T4">&lt;summary&gt;</text:span></text:p>
      <text:p text:style-name="P19"><text:soft-page-break/><text:span text:style-name="T17"><text:s text:c="8"/></text:span><text:span text:style-name="T4">///</text:span><text:span text:style-name="T55"> Entities have an identity.</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returns&gt;</text:span><text:span text:style-name="T55">The identity of this entity.</text:span><text:span text:style-name="T4">&lt;/returns&gt;</text:span></text:p>
      <text:p text:style-name="P10"><text:s text:c="8"/>ID identity();</text:p>
      <text:p text:style-name="P10"><text:s text:c="4"/>}</text:p>
      <text:p text:style-name="P10">}</text:p>
      <text:p text:style-name="P2"/>
      <text:p text:style-name="P2">La novedad, en este caso, seria ese metodo <text:span text:style-name="T50">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50">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5"><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8"><text:span text:style-name="T4">namespace</text:span><text:span text:style-name="T17"> dddsample.domain.shared</text:span></text:p>
      <text:p text:style-name="P10">{</text:p>
      <text:p text:style-name="P19"><text:span text:style-name="T17"><text:s text:c="4"/></text:span><text:span text:style-name="T4">///</text:span><text:span text:style-name="T55"> </text:span><text:span text:style-name="T4">&lt;summary&gt;</text:span></text:p>
      <text:p text:style-name="P19"><text:span text:style-name="T17"><text:s text:c="4"/></text:span><text:span text:style-name="T4">///</text:span><text:span text:style-name="T55"> A domain event is something that is unique, but does not have a lifecycle.</text:span></text:p>
      <text:p text:style-name="P19"><text:span text:style-name="T17"><text:s text:c="4"/></text:span><text:span text:style-name="T4">///</text:span><text:span text:style-name="T55"> The identity may be explicit, for example the sequence number of a payment, </text:span></text:p>
      <text:p text:style-name="P19"><text:span text:style-name="T17"><text:s text:c="4"/></text:span><text:span text:style-name="T4">///</text:span><text:span text:style-name="T55"> or it could be derived from various aspects of the event such as </text:span></text:p>
      <text:p text:style-name="P19"><text:span text:style-name="T17"><text:s text:c="4"/></text:span><text:span text:style-name="T4">///</text:span><text:span text:style-name="T55"> where, when and what has happened.</text:span></text:p>
      <text:p text:style-name="P19"><text:span text:style-name="T17"><text:s text:c="4"/></text:span><text:span text:style-name="T4">///</text:span><text:span text:style-name="T55"> </text:span><text:span text:style-name="T4">&lt;/summary&gt;</text:span></text:p>
      <text:p text:style-name="P19"><text:span text:style-name="T17"><text:s text:c="4"/></text:span><text:span text:style-name="T4">///</text:span><text:span text:style-name="T55"> </text:span><text:span text:style-name="T4">&lt;typeparam name=</text:span><text:span text:style-name="T28">"T"</text:span><text:span text:style-name="T4">&gt;&lt;/typeparam&gt;</text:span></text:p>
      <text:p text:style-name="P19"><text:span text:style-name="T17"><text:s text:c="4"/></text:span><text:span text:style-name="T4">public</text:span><text:span text:style-name="T17"> </text:span><text:span text:style-name="T4">interface</text:span><text:span text:style-name="T17"> </text:span><text:span text:style-name="T28">IDomainEvent</text:span><text:span text:style-name="T17">&lt;T&gt;</text:span></text:p>
      <text:p text:style-name="P10"><text:s text:c="4"/>{</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p>
      <text:p text:style-name="P19"><text:span text:style-name="T17"><text:s text:c="8"/></text:span><text:span text:style-name="T4">///</text:span><text:span text:style-name="T55"> </text:span><text:span text:style-name="T4">&lt;/summary&gt;</text:span></text:p>
      <text:p text:style-name="P19"><text:soft-page-break/><text:span text:style-name="T17"><text:s text:c="8"/></text:span><text:span text:style-name="T4">///</text:span><text:span text:style-name="T55"> </text:span><text:span text:style-name="T4">&lt;param name=</text:span><text:span text:style-name="T28">"the_other_event"</text:span><text:span text:style-name="T4">&gt;</text:span><text:span text:style-name="T55">The other domain event.</text:span><text:span text:style-name="T4">&lt;/param&gt;</text:span></text:p>
      <text:p text:style-name="P19"><text:span text:style-name="T17"><text:s text:c="8"/></text:span><text:span text:style-name="T4">///</text:span><text:span text:style-name="T55"> </text:span><text:span text:style-name="T4">&lt;returns&gt;&lt;code&gt;</text:span><text:span text:style-name="T55">true</text:span><text:span text:style-name="T4">&lt;/code&gt;</text:span><text:span text:style-name="T55"> if the given domain event </text:span></text:p>
      <text:p text:style-name="P19"><text:span text:style-name="T17"><text:s text:c="8"/></text:span><text:span text:style-name="T4">///</text:span><text:span text:style-name="T55"> and this event are regarded as being the same event.</text:span><text:span text:style-name="T4">&lt;/returns&gt;</text:span></text:p>
      <text:p text:style-name="P19"><text:span text:style-name="T17"><text:s text:c="8"/></text:span><text:span text:style-name="T4">bool</text:span><text:span text:style-name="T17"> is_the_same_event_as(T the_other_event);</text:span></text:p>
      <text:p text:style-name="P10"><text:s text:c="4"/>}</text:p>
      <text:p text:style-name="P10">}</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5"><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1560644" text:style-name="L3">
        <text:list-item>
          <text:p text:style-name="P27">AND</text:p>
        </text:list-item>
        <text:list-item>
          <text:p text:style-name="P27">OR</text:p>
        </text:list-item>
        <text:list-item>
          <text:p text:style-name="P27">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18"><text:span text:style-name="T5">namespace</text:span><text:span text:style-name="T19"> dddsample.domain.shared</text:span></text:p>
      <text:p text:style-name="P10">{</text:p>
      <text:p text:style-name="P19"><text:span text:style-name="T17"><text:s text:c="4"/></text:span><text:span text:style-name="T4">public</text:span><text:span text:style-name="T17"> </text:span><text:span text:style-name="T4">interface</text:span><text:span text:style-name="T17"> </text:span><text:span text:style-name="T28">ISpecification</text:span><text:span text:style-name="T17">&lt;T&gt;</text:span></text:p>
      <text:p text:style-name="P10"><text:soft-page-break/><text:s text:c="4"/>{</text:p>
      <text:p text:style-name="P19"><text:span text:style-name="T17"><text:s text:c="8"/></text:span><text:span text:style-name="T4">bool</text:span><text:span text:style-name="T17"> is_satisfied_by(T item);</text:span></text:p>
      <text:p text:style-name="P19"><text:span text:style-name="T17"><text:s text:c="8"/></text:span><text:span text:style-name="T28">ISpecification</text:span><text:span text:style-name="T17">&lt;T&gt; and(</text:span><text:span text:style-name="T28">ISpecification</text:span><text:span text:style-name="T17">&lt;T&gt; spec);</text:span></text:p>
      <text:p text:style-name="P19"><text:span text:style-name="T17"><text:s text:c="8"/></text:span><text:span text:style-name="T28">ISpecification</text:span><text:span text:style-name="T17">&lt;T&gt; or(</text:span><text:span text:style-name="T28">ISpecification</text:span><text:span text:style-name="T17">&lt;T&gt; spec);</text:span></text:p>
      <text:p text:style-name="P19"><text:span text:style-name="T17"><text:s text:c="8"/></text:span><text:span text:style-name="T28">ISpecification</text:span><text:span text:style-name="T17">&lt;T&gt; not();</text:span></text:p>
      <text:p text:style-name="P10"><text:s text:c="4"/>}</text:p>
      <text:p text:style-name="P10">}</text:p>
      <text:p text:style-name="P2"/>
      <text:p text:style-name="P2">aqui con toda la ceremonia implicita de los comentarios:</text:p>
      <text:p text:style-name="P2"/>
      <text:p text:style-name="P18"><text:span text:style-name="T5">namespace</text:span><text:span text:style-name="T19"> dddsample.domain.shared</text:span></text:p>
      <text:p text:style-name="P10">{</text:p>
      <text:p text:style-name="P19"><text:span text:style-name="T17"><text:s text:c="4"/></text:span><text:span text:style-name="T4">///</text:span><text:span text:style-name="T55"> </text:span><text:span text:style-name="T4">&lt;summary&gt;</text:span></text:p>
      <text:p text:style-name="P19"><text:span text:style-name="T17"><text:s text:c="4"/></text:span><text:span text:style-name="T4">///</text:span><text:span text:style-name="T55"> Specification interface.</text:span></text:p>
      <text:p text:style-name="P19"><text:span text:style-name="T17"><text:s text:c="4"/></text:span><text:span text:style-name="T4">///</text:span><text:span text:style-name="T55"> Use </text:span><text:span text:style-name="T4">&lt;code&gt;</text:span><text:span text:style-name="T55">AbstractSpecification</text:span><text:span text:style-name="T4">&lt;/code&gt;</text:span><text:span text:style-name="T55"> as base for creating specifications,</text:span></text:p>
      <text:p text:style-name="P19"><text:span text:style-name="T17"><text:s text:c="4"/></text:span><text:span text:style-name="T4">///</text:span><text:span text:style-name="T55"> and only the method </text:span><text:span text:style-name="T4">&lt;code&gt;</text:span><text:span text:style-name="T55">is_satisfied_by(Object)</text:span><text:span text:style-name="T4">&lt;/code&gt;</text:span><text:span text:style-name="T55"> must be implemented.</text:span></text:p>
      <text:p text:style-name="P19"><text:span text:style-name="T17"><text:s text:c="4"/></text:span><text:span text:style-name="T4">///</text:span><text:span text:style-name="T55"> </text:span><text:span text:style-name="T4">&lt;/summary&gt;</text:span></text:p>
      <text:p text:style-name="P19"><text:span text:style-name="T17"><text:s text:c="4"/></text:span><text:span text:style-name="T4">///</text:span><text:span text:style-name="T55"> </text:span><text:span text:style-name="T4">&lt;typeparam name=</text:span><text:span text:style-name="T28">"T"</text:span><text:span text:style-name="T4">&gt;&lt;/typeparam&gt;</text:span></text:p>
      <text:p text:style-name="P19"><text:span text:style-name="T17"><text:s text:c="4"/></text:span><text:span text:style-name="T4">public</text:span><text:span text:style-name="T17"> </text:span><text:span text:style-name="T4">interface</text:span><text:span text:style-name="T17"> </text:span><text:span text:style-name="T28">ISpecification</text:span><text:span text:style-name="T17">&lt;T&gt;</text:span></text:p>
      <text:p text:style-name="P10"><text:s text:c="4"/>{</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Check if </text:span><text:span text:style-name="T4">&lt;code&gt;</text:span><text:span text:style-name="T55">item</text:span><text:span text:style-name="T4">&lt;/code&gt;</text:span><text:span text:style-name="T55"> is satisfied by the specification.</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param name=</text:span><text:span text:style-name="T28">"item"</text:span><text:span text:style-name="T4">&gt;</text:span><text:span text:style-name="T55">Object to test.</text:span><text:span text:style-name="T4">&lt;/param&gt;</text:span></text:p>
      <text:p text:style-name="P19"><text:span text:style-name="T17"><text:s text:c="8"/></text:span><text:span text:style-name="T4">///</text:span><text:span text:style-name="T55"> </text:span><text:span text:style-name="T4">&lt;returns&gt;&lt;code&gt;</text:span><text:span text:style-name="T55">true</text:span><text:span text:style-name="T4">&lt;/code&gt;</text:span><text:span text:style-name="T55"> if </text:span><text:span text:style-name="T4">&lt;code&gt;</text:span><text:span text:style-name="T55">item</text:span><text:span text:style-name="T4">&lt;/code&gt;</text:span><text:span text:style-name="T55"> </text:span></text:p>
      <text:p text:style-name="P19"><text:span text:style-name="T17"><text:s text:c="8"/></text:span><text:span text:style-name="T4">///</text:span><text:span text:style-name="T55"> satisfies the specification.</text:span><text:span text:style-name="T4">&lt;/returns&gt;</text:span></text:p>
      <text:p text:style-name="P19"><text:span text:style-name="T17"><text:s text:c="8"/></text:span><text:span text:style-name="T4">bool</text:span><text:span text:style-name="T17"> is_satisfied_by(T item);</text:span></text:p>
      <text:p text:style-name="P10"/>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Create a new specification that is the AND operation </text:span></text:p>
      <text:p text:style-name="P19"><text:span text:style-name="T17"><text:s text:c="8"/></text:span><text:span text:style-name="T4">///</text:span><text:span text:style-name="T55"> of </text:span><text:span text:style-name="T4">&lt;code&gt;</text:span><text:span text:style-name="T55">this</text:span><text:span text:style-name="T4">&lt;/code&gt;</text:span><text:span text:style-name="T55"> specification and another specification.</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param name=</text:span><text:span text:style-name="T28">"spec"</text:span><text:span text:style-name="T4">&gt;</text:span><text:span text:style-name="T55">Specification to AND.</text:span><text:span text:style-name="T4">&lt;/param&gt;</text:span></text:p>
      <text:p text:style-name="P19"><text:span text:style-name="T17"><text:s text:c="8"/></text:span><text:span text:style-name="T4">///</text:span><text:span text:style-name="T55"> </text:span><text:span text:style-name="T4">&lt;returns&gt;</text:span><text:span text:style-name="T55">A new specification.</text:span><text:span text:style-name="T4">&lt;/returns&gt;</text:span></text:p>
      <text:p text:style-name="P19"><text:span text:style-name="T17"><text:s text:c="8"/></text:span><text:span text:style-name="T28">ISpecification</text:span><text:span text:style-name="T17">&lt;T&gt; and(</text:span><text:span text:style-name="T28">ISpecification</text:span><text:span text:style-name="T17">&lt;T&gt; spec);</text:span></text:p>
      <text:p text:style-name="P10"><text:s text:c="8"/></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Create a new specification that is the OR operation </text:span></text:p>
      <text:p text:style-name="P19"><text:span text:style-name="T17"><text:s text:c="8"/></text:span><text:span text:style-name="T4">///</text:span><text:span text:style-name="T55"> of </text:span><text:span text:style-name="T4">&lt;code&gt;</text:span><text:span text:style-name="T55">this</text:span><text:span text:style-name="T4">&lt;/code&gt;</text:span><text:span text:style-name="T55"> specification and another specification.</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param name=</text:span><text:span text:style-name="T28">"spec"</text:span><text:span text:style-name="T4">&gt;</text:span><text:span text:style-name="T55">Specification to OR.</text:span><text:span text:style-name="T4">&lt;/param&gt;</text:span></text:p>
      <text:p text:style-name="P19"><text:span text:style-name="T17"><text:s text:c="8"/></text:span><text:span text:style-name="T4">///</text:span><text:span text:style-name="T55"> </text:span><text:span text:style-name="T4">&lt;returns&gt;</text:span><text:span text:style-name="T55">A new specification.</text:span><text:span text:style-name="T4">&lt;/returns&gt;</text:span></text:p>
      <text:p text:style-name="P19"><text:span text:style-name="T17"><text:s text:c="8"/></text:span><text:span text:style-name="T28">ISpecification</text:span><text:span text:style-name="T17">&lt;T&gt; or(</text:span><text:span text:style-name="T28">ISpecification</text:span><text:span text:style-name="T17">&lt;T&gt; spec);</text:span></text:p>
      <text:p text:style-name="P10"><text:s text:c="8"/></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Create a new specification that is the NOT operation </text:span></text:p>
      <text:p text:style-name="P19"><text:span text:style-name="T17"><text:s text:c="8"/></text:span><text:span text:style-name="T4">///</text:span><text:span text:style-name="T55"> of </text:span><text:span text:style-name="T4">&lt;code&gt;</text:span><text:span text:style-name="T55">this</text:span><text:span text:style-name="T4">&lt;/code&gt;</text:span><text:span text:style-name="T55"> specification.</text:span></text:p>
      <text:p text:style-name="P19"><text:span text:style-name="T17"><text:s text:c="8"/></text:span><text:span text:style-name="T4">///</text:span><text:span text:style-name="T55"> </text:span><text:span text:style-name="T4">&lt;/summary&gt;</text:span></text:p>
      <text:p text:style-name="P19"><text:span text:style-name="T17"><text:s text:c="8"/></text:span><text:span text:style-name="T4">///</text:span><text:span text:style-name="T55"> </text:span><text:span text:style-name="T4">&lt;returns&gt;</text:span><text:span text:style-name="T55">A new specification.</text:span><text:span text:style-name="T4">&lt;/returns&gt;</text:span></text:p>
      <text:p text:style-name="P19"><text:span text:style-name="T17"><text:s text:c="8"/></text:span><text:span text:style-name="T28">ISpecification</text:span><text:span text:style-name="T17">&lt;T&gt; not();</text:span></text:p>
      <text:p text:style-name="P10"><text:s text:c="4"/>}</text:p>
      <text:p text:style-name="P10">}</text:p>
      <text:p text:style-name="P2"/>
      <text:p text:style-name="Standard"><text:span text:style-name="T58">NOTA: Creemos haber descubierto un error en el codigo java ya que la signatura propuesta para el metodo </text:span><text:span text:style-name="T61">not()</text:span><text:span text:style-name="T58"> es la siguiente:</text:span></text:p>
      <text:p text:style-name="P2"/>
      <text:p text:style-name="P18"><text:span text:style-name="T29">ISpecificationJava</text:span><text:span text:style-name="T19">&lt;T&gt; not(</text:span><text:span text:style-name="T29">ISpecificationJava</text:span><text:span text:style-name="T19">&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19"><text:span text:style-name="T4">var</text:span><text:span text:style-name="T17"> not_spec = </text:span><text:span text:style-name="T4">new</text:span><text:span text:style-name="T17"> </text:span><text:span text:style-name="T38">ThisIsYourSpecification</text:span><text:span text:style-name="T17">(</text:span><text:span text:style-name="T28">33</text:span><text:span text:style-name="T17">).not();</text:span></text:p>
      <text:p text:style-name="P2"/>
      <text:p text:style-name="P2">suponiendo que tuviesemos un Specification como:</text:p>
      <text:p text:style-name="P2"/>
      <text:p text:style-name="P23">ThisIsYourSpecification</text:p>
      <text:p text:style-name="P2"/>
      <text:p text:style-name="P2">que admitiese numeros enteros, y haer la comprobacion que considerase oportuna</text:p>
      <text:p text:style-name="P2"/>
      <text:p text:style-name="P9"><text:span text:style-name="T38">ThisIsYourSpecification</text:span><text:span text:style-name="T17">(</text:span><text:span text:style-name="T28">33</text:span><text:span text:style-name="T17">)</text:span></text:p>
      <text:p text:style-name="P2"/>
      <text:p text:style-name="P2">si quisieramos negarla seria asi:</text:p>
      <text:p text:style-name="P2"/>
      <text:p text:style-name="P9"><text:span text:style-name="T38">ThisIsYourSpecification</text:span><text:span text:style-name="T17">(</text:span><text:span text:style-name="T28">33</text:span><text:span text:style-name="T17">).not()</text:span></text:p>
      <text:p text:style-name="P2"/>
      <text:p text:style-name="P2">y vemos claramente que:</text:p>
      <text:p text:style-name="P2"/>
      <text:p text:style-name="P13">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8"><text:span text:style-name="T4">public</text:span><text:span text:style-name="T17"> </text:span><text:span text:style-name="T4">abstract</text:span><text:span text:style-name="T17"> </text:span><text:span text:style-name="T4">class</text:span><text:span text:style-name="T17"> </text:span><text:span text:style-name="T38">Specification</text:span><text:span text:style-name="T17">&lt;T&gt; : </text:span><text:span text:style-name="T28">ISpecification</text:span><text:span text:style-name="T17">&lt;T&gt;</text:span></text:p>
      <text:p text:style-name="P10">{</text:p>
      <text:p text:style-name="P19"><text:span text:style-name="T17"><text:s text:c="4"/></text:span><text:span text:style-name="T4">public</text:span><text:span text:style-name="T17"> </text:span><text:span text:style-name="T28">ISpecification</text:span><text:span text:style-name="T17">&lt;T&gt; and(</text:span><text:span text:style-name="T28">ISpecification</text:span><text:span text:style-name="T17">&lt;T&gt; the_other)</text:span></text:p>
      <text:p text:style-name="P10"><text:s text:c="4"/>{</text:p>
      <text:p text:style-name="P19"><text:span text:style-name="T17"><text:s text:c="8"/></text:span><text:span text:style-name="T4">return</text:span><text:span text:style-name="T17"> </text:span><text:span text:style-name="T4">new</text:span><text:span text:style-name="T17"> </text:span><text:span text:style-name="T38">AndSpecification</text:span><text:span text:style-name="T17">&lt;T&gt;(</text:span><text:span text:style-name="T4">this</text:span><text:span text:style-name="T17">, the_other);</text:span></text:p>
      <text:p text:style-name="P10"><text:s text:c="4"/>}</text:p>
      <text:p text:style-name="P10">}</text:p>
      <text:p text:style-name="P2"/>
      <text:p text:style-name="P2">El metodo <text:span text:style-name="T50">and()</text:span>, internamente, crea una instancia de la clase <text:span text:style-name="T50">AndSpecification&lt;T&gt;</text:span>, de forma que nadie que vea desde fuera esta clase pueda saber que la clase <text:span text:style-name="T50">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0">AndSpecification&lt;T&gt;</text:span>, de crear un objeto falso (un mock object) que nos permita, por ejemplo, asertar que para que el metodo and() se comporte tal y como esperamos, durante su ejecucion debe haber invocado una vez, y solo una, el constructor de la clase <text:span text:style-name="T50">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8"><text:span text:style-name="T4">public</text:span><text:span text:style-name="T17"> </text:span><text:span text:style-name="T4">abstract</text:span><text:span text:style-name="T17"> </text:span><text:span text:style-name="T4">class</text:span><text:span text:style-name="T17"> </text:span><text:span text:style-name="T38">Specification</text:span><text:span text:style-name="T17">&lt;T&gt; : </text:span><text:span text:style-name="T28">ISpecification</text:span><text:span text:style-name="T17">&lt;T&gt;</text:span></text:p>
      <text:p text:style-name="P10">{</text:p>
      <text:p text:style-name="P19"><text:span text:style-name="T17"><text:s text:c="4"/></text:span><text:span text:style-name="T38">AndSpecification</text:span><text:span text:style-name="T17">&lt;T&gt; and_specification;</text:span></text:p>
      <text:p text:style-name="P10"><text:s text:c="4"/></text:p>
      <text:p text:style-name="P19"><text:span text:style-name="T17"><text:s text:c="4"/></text:span><text:span text:style-name="T4">public</text:span><text:span text:style-name="T17"> Specification(</text:span><text:span text:style-name="T38">AndSpecification</text:span><text:span text:style-name="T17">&lt;T&gt; and_specification)</text:span></text:p>
      <text:p text:style-name="P10"><text:s text:c="4"/>{</text:p>
      <text:p text:style-name="P19"><text:span text:style-name="T17"><text:s text:c="8"/></text:span><text:span text:style-name="T4">this</text:span><text:span text:style-name="T17">.and_specification = and_specification;</text:span></text:p>
      <text:p text:style-name="P10"><text:s text:c="4"/>}</text:p>
      <text:p text:style-name="P10"/>
      <text:p text:style-name="P19"><text:span text:style-name="T17"><text:s text:c="4"/></text:span><text:span text:style-name="T4">public</text:span><text:span text:style-name="T17"> </text:span><text:span text:style-name="T28">ISpecification</text:span><text:span text:style-name="T17">&lt;T&gt; and(</text:span><text:span text:style-name="T28">ISpecification</text:span><text:span text:style-name="T17">&lt;T&gt; the_other_specification)</text:span></text:p>
      <text:p text:style-name="P10"><text:s text:c="4"/>{</text:p>
      <text:p text:style-name="P19"><text:span text:style-name="T17"><text:s text:c="8"/></text:span><text:span text:style-name="T4">return</text:span><text:span text:style-name="T17"> and_specification(</text:span><text:span text:style-name="T4">this</text:span><text:span text:style-name="T17">, the_other_specification);</text:span></text:p>
      <text:p text:style-name="P10"><text:s text:c="4"/>}</text:p>
      <text:p text:style-name="P10">}</text:p>
      <text:p text:style-name="P2"/>
      <text:p text:style-name="P2">y enfatizamos el "algo como" ya que hemos hecho trampas. <text:span text:style-name="T50">Specification&lt;T&gt;</text:span> es una clase abstracta, por lo que al declararle un constructor nos vemos en la obligacion de heredar la signatura del constructor en cualquier clase que herede de <text:span text:style-name="T50">Specification&lt;T&gt;</text:span> y en el caso de <text:span text:style-name="T50">AndSpecification&lt;T&gt;</text:span> la signatura del constructor de Specification&lt;T&gt; simple y llanamente carece de sentido, ya que el constructor que buscamos para AndSpecification&lt;T&gt; seria algo asi como:</text:p>
      <text:p text:style-name="P2"/>
      <text:p text:style-name="P8"><text:span text:style-name="T4">public</text:span><text:span text:style-name="T17"> AndSpecification(</text:span><text:span text:style-name="T28">ISpecification</text:span><text:span text:style-name="T17">&lt;T&gt; left_side, </text:span><text:span text:style-name="T28">ISpecification</text:span><text:span text:style-name="T17">&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8"><text:span text:style-name="T4">public</text:span><text:span text:style-name="T17"> </text:span><text:span text:style-name="T4">abstract</text:span><text:span text:style-name="T17"> </text:span><text:span text:style-name="T4">class</text:span><text:span text:style-name="T17"> </text:span><text:span text:style-name="T38">Specification</text:span><text:span text:style-name="T17">&lt;T&gt; : </text:span><text:span text:style-name="T28">ISpecification</text:span><text:span text:style-name="T17">&lt;T&gt;</text:span></text:p>
      <text:p text:style-name="P10">{</text:p>
      <text:p text:style-name="P19"><text:span text:style-name="T17"><text:s text:c="4"/></text:span><text:span text:style-name="T38">AndSpecification</text:span><text:span text:style-name="T17">&lt;T&gt; and_specification;</text:span></text:p>
      <text:p text:style-name="P19"><text:span text:style-name="T17"><text:s text:c="4"/></text:span><text:span text:style-name="T38">OrSpecification</text:span><text:span text:style-name="T17">&lt;T&gt; or_specification;</text:span></text:p>
      <text:p text:style-name="P19"><text:span text:style-name="T17"><text:s text:c="4"/></text:span><text:span text:style-name="T38">NotSpecification</text:span><text:span text:style-name="T17">&lt;T&gt; not_specification;</text:span></text:p>
      <text:p text:style-name="P10"/>
      <text:p text:style-name="P19"><text:span text:style-name="T17"><text:s text:c="4"/></text:span><text:span text:style-name="T4">public</text:span><text:span text:style-name="T17"> Specification(</text:span><text:span text:style-name="T38">AndSpecification</text:span><text:span text:style-name="T17">&lt;T&gt; and_specification, </text:span></text:p>
      <text:p text:style-name="P19"><text:span text:style-name="T17"><text:s text:c="25"/></text:span><text:span text:style-name="T38">OrSpecification</text:span><text:span text:style-name="T17">&lt;T&gt; or_specification, </text:span></text:p>
      <text:p text:style-name="P19"><text:span text:style-name="T17"><text:s text:c="25"/></text:span><text:span text:style-name="T38">NotSpecification</text:span><text:span text:style-name="T17">&lt;T&gt; not_specification)</text:span></text:p>
      <text:p text:style-name="P10"><text:s text:c="4"/>{</text:p>
      <text:p text:style-name="P19"><text:span text:style-name="T17"><text:s text:c="8"/></text:span><text:span text:style-name="T4">this</text:span><text:span text:style-name="T17">.and_specification = and_specification;</text:span></text:p>
      <text:p text:style-name="P19"><text:span text:style-name="T17"><text:s text:c="8"/></text:span><text:span text:style-name="T4">this</text:span><text:span text:style-name="T17">.or_specification = or_specification;</text:span></text:p>
      <text:p text:style-name="P19"><text:span text:style-name="T17"><text:s text:c="8"/></text:span><text:span text:style-name="T4">this</text:span><text:span text:style-name="T17">.not_specification = not_specification;</text:span></text:p>
      <text:p text:style-name="P10"><text:s text:c="4"/>}</text:p>
      <text:p text:style-name="P10"/>
      <text:p text:style-name="P19"><text:span text:style-name="T17"><text:s text:c="4"/></text:span><text:span text:style-name="T4">public</text:span><text:span text:style-name="T17"> </text:span><text:span text:style-name="T4">abstract</text:span><text:span text:style-name="T17"> </text:span><text:span text:style-name="T4">bool</text:span><text:span text:style-name="T17"> is_satisfied_by(T item);</text:span></text:p>
      <text:p text:style-name="P10"/>
      <text:p text:style-name="P19"><text:span text:style-name="T17"><text:s text:c="4"/></text:span><text:span text:style-name="T4">public</text:span><text:span text:style-name="T17"> </text:span><text:span text:style-name="T28">ISpecification</text:span><text:span text:style-name="T17">&lt;T&gt; and(</text:span><text:span text:style-name="T28">ISpecification</text:span><text:span text:style-name="T17">&lt;T&gt; the_other_specification)</text:span></text:p>
      <text:p text:style-name="P10"><text:s text:c="4"/>{</text:p>
      <text:p text:style-name="P19"><text:span text:style-name="T17"><text:s text:c="8"/></text:span><text:span text:style-name="T4">return</text:span><text:span text:style-name="T17"> and_specification(</text:span><text:span text:style-name="T4">this</text:span><text:span text:style-name="T17">, the_other_specification);</text:span></text:p>
      <text:p text:style-name="P10"><text:s text:c="4"/>}</text:p>
      <text:p text:style-name="P10"><text:soft-page-break/></text:p>
      <text:p text:style-name="P19"><text:span text:style-name="T17"><text:s text:c="4"/></text:span><text:span text:style-name="T4">public</text:span><text:span text:style-name="T17"> </text:span><text:span text:style-name="T28">ISpecification</text:span><text:span text:style-name="T17">&lt;T&gt; or(</text:span><text:span text:style-name="T28">ISpecification</text:span><text:span text:style-name="T17">&lt;T&gt; the_other_specification)</text:span></text:p>
      <text:p text:style-name="P10"><text:s text:c="4"/>{</text:p>
      <text:p text:style-name="P19"><text:span text:style-name="T17"><text:s text:c="8"/></text:span><text:span text:style-name="T4">return</text:span><text:span text:style-name="T17"> or_specification(</text:span><text:span text:style-name="T4">this</text:span><text:span text:style-name="T17">, the_other_specification);</text:span></text:p>
      <text:p text:style-name="P10"><text:s text:c="4"/>}</text:p>
      <text:p text:style-name="P10"/>
      <text:p text:style-name="P19"><text:span text:style-name="T17"><text:s text:c="4"/></text:span><text:span text:style-name="T4">public</text:span><text:span text:style-name="T17"> </text:span><text:span text:style-name="T28">ISpecification</text:span><text:span text:style-name="T17">&lt;T&gt; not()</text:span></text:p>
      <text:p text:style-name="P10"><text:s text:c="4"/>{</text:p>
      <text:p text:style-name="P19"><text:span text:style-name="T17"><text:s text:c="7"/></text:span><text:span text:style-name="T4">return</text:span><text:span text:style-name="T17"> not_specification(</text:span><text:span text:style-name="T4">this</text:span><text:span text:style-name="T17">);</text:span></text:p>
      <text:p text:style-name="P10"><text:s text:c="4"/>}</text:p>
      <text:p text:style-name="P10">}</text:p>
      <text:p text:style-name="P10"/>
      <text:p text:style-name="P19"><text:span text:style-name="T4">public</text:span><text:span text:style-name="T17"> </text:span><text:span text:style-name="T4">class</text:span><text:span text:style-name="T17"> </text:span><text:span text:style-name="T38">NotSpecification</text:span><text:span text:style-name="T17">&lt;T&gt; : </text:span><text:span text:style-name="T38">Specification</text:span><text:span text:style-name="T17">&lt;T&gt; </text:span></text:p>
      <text:p text:style-name="P10">{</text:p>
      <text:p text:style-name="P19"><text:span text:style-name="T17"><text:s text:c="4"/></text:span><text:span text:style-name="T28">ISpecification</text:span><text:span text:style-name="T17">&lt;T&gt; to_negate;</text:span></text:p>
      <text:p text:style-name="P10"/>
      <text:p text:style-name="P19"><text:span text:style-name="T17"><text:s text:c="4"/></text:span><text:span text:style-name="T4">public</text:span><text:span text:style-name="T17"> NotSpecification(</text:span><text:span text:style-name="T38">AndSpecification</text:span><text:span text:style-name="T17">&lt;T&gt; and_specification, </text:span></text:p>
      <text:p text:style-name="P19"><text:span text:style-name="T17"><text:s text:c="28"/></text:span><text:span text:style-name="T38">OrSpecification</text:span><text:span text:style-name="T17">&lt;T&gt; or_specification, </text:span></text:p>
      <text:p text:style-name="P19"><text:span text:style-name="T17"><text:s text:c="28"/></text:span><text:span text:style-name="T38">NotSpecification</text:span><text:span text:style-name="T17">&lt;T&gt; not_specification) : </text:span></text:p>
      <text:p text:style-name="P19"><text:span text:style-name="T17"><text:s text:c="8"/></text:span><text:span text:style-name="T4">base</text:span><text:span text:style-name="T17">(and_specification, or_specification, not_specification) {}</text:span></text:p>
      <text:p text:style-name="P10"><text:s text:c="8"/></text:p>
      <text:p text:style-name="P19"><text:span text:style-name="T17"><text:s text:c="4"/></text:span><text:span text:style-name="T4">public</text:span><text:span text:style-name="T17"> NotSpecification(</text:span><text:span text:style-name="T28">ISpecification</text:span><text:span text:style-name="T17">&lt;T&gt; to_negate)</text:span></text:p>
      <text:p text:style-name="P10"><text:s text:c="4"/>{</text:p>
      <text:p text:style-name="P19"><text:span text:style-name="T17"><text:s text:c="8"/></text:span><text:span text:style-name="T4">this</text:span><text:span text:style-name="T17">.to_negate = to_negate;</text:span></text:p>
      <text:p text:style-name="P10"><text:s text:c="4"/>}</text:p>
      <text:p text:style-name="P10"/>
      <text:p text:style-name="P19"><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0"><text:s text:c="4"/>{</text:p>
      <text:p text:style-name="P19"><text:span text:style-name="T17"><text:s text:c="8"/></text:span><text:span text:style-name="T4">return</text:span><text:span text:style-name="T17"> !</text:span><text:span text:style-name="T4">this</text:span><text:span text:style-name="T17">.to_negate.is_satisfied_by(item);</text:span></text:p>
      <text:p text:style-name="P10"><text:s text:c="4"/>}</text:p>
      <text:p text:style-name="P10">}</text:p>
      <text:p text:style-name="P10"/>
      <text:p text:style-name="P19"><text:span text:style-name="T4">public</text:span><text:span text:style-name="T17"> </text:span><text:span text:style-name="T4">class</text:span><text:span text:style-name="T17"> </text:span><text:span text:style-name="T38">OrSpecification</text:span><text:span text:style-name="T17">&lt;T&gt; : </text:span><text:span text:style-name="T38">Specification</text:span><text:span text:style-name="T17">&lt;T&gt;</text:span></text:p>
      <text:p text:style-name="P10">{</text:p>
      <text:p text:style-name="P19"><text:span text:style-name="T17"><text:s text:c="4"/></text:span><text:span text:style-name="T28">ISpecification</text:span><text:span text:style-name="T17">&lt;T&gt; left_side;</text:span></text:p>
      <text:p text:style-name="P19"><text:span text:style-name="T17"><text:s text:c="4"/></text:span><text:span text:style-name="T28">ISpecification</text:span><text:span text:style-name="T17">&lt;T&gt; right_side;</text:span></text:p>
      <text:p text:style-name="P10"/>
      <text:p text:style-name="P19"><text:span text:style-name="T17"><text:s text:c="4"/></text:span><text:span text:style-name="T4">public</text:span><text:span text:style-name="T17"> OrSpecification(</text:span><text:span text:style-name="T38">AndSpecification</text:span><text:span text:style-name="T17">&lt;T&gt; and_specification, </text:span></text:p>
      <text:p text:style-name="P19"><text:span text:style-name="T17"><text:s text:c="27"/></text:span><text:span text:style-name="T38">OrSpecification</text:span><text:span text:style-name="T17">&lt;T&gt; or_specification, </text:span></text:p>
      <text:p text:style-name="P19"><text:span text:style-name="T17"><text:s text:c="27"/></text:span><text:span text:style-name="T38">NotSpecification</text:span><text:span text:style-name="T17">&lt;T&gt; not_specification) : </text:span></text:p>
      <text:p text:style-name="P19"><text:span text:style-name="T17"><text:s text:c="8"/></text:span><text:span text:style-name="T4">base</text:span><text:span text:style-name="T17">(and_specification, or_specification, not_specification) {}</text:span></text:p>
      <text:p text:style-name="P10"/>
      <text:p text:style-name="P19"><text:span text:style-name="T17"><text:s text:c="4"/></text:span><text:span text:style-name="T4">public</text:span><text:span text:style-name="T17"> OrSpecification(</text:span><text:span text:style-name="T28">ISpecification</text:span><text:span text:style-name="T17">&lt;T&gt; left_side, </text:span><text:span text:style-name="T28">ISpecification</text:span><text:span text:style-name="T17">&lt;T&gt; right_side)</text:span></text:p>
      <text:p text:style-name="P10"><text:s text:c="4"/>{</text:p>
      <text:p text:style-name="P19"><text:span text:style-name="T17"><text:s text:c="8"/></text:span><text:span text:style-name="T4">this</text:span><text:span text:style-name="T17">.left_side = left_side;</text:span></text:p>
      <text:p text:style-name="P19"><text:span text:style-name="T17"><text:s text:c="8"/></text:span><text:span text:style-name="T4">this</text:span><text:span text:style-name="T17">.right_side = right_side;</text:span></text:p>
      <text:p text:style-name="P10"><text:s text:c="4"/>}</text:p>
      <text:p text:style-name="P10"/>
      <text:p text:style-name="P19"><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0"><text:s text:c="4"/>{</text:p>
      <text:p text:style-name="P19"><text:span text:style-name="T17"><text:s text:c="8"/></text:span><text:span text:style-name="T4">return</text:span><text:span text:style-name="T17"> </text:span><text:span text:style-name="T4">this</text:span><text:span text:style-name="T17">.left_side.is_satisfied_by(item) || </text:span></text:p>
      <text:p text:style-name="P19"><text:span text:style-name="T17"><text:s text:c="15"/></text:span><text:span text:style-name="T4">this</text:span><text:span text:style-name="T17">.right_side.is_satisfied_by(item);</text:span></text:p>
      <text:p text:style-name="P10"><text:s text:c="4"/>}</text:p>
      <text:p text:style-name="P10">}</text:p>
      <text:p text:style-name="P10"/>
      <text:p text:style-name="P19"><text:span text:style-name="T4">public</text:span><text:span text:style-name="T17"> </text:span><text:span text:style-name="T4">class</text:span><text:span text:style-name="T17"> </text:span><text:span text:style-name="T38">AndSpecification</text:span><text:span text:style-name="T17">&lt;T&gt; : </text:span><text:span text:style-name="T38">Specification</text:span><text:span text:style-name="T17">&lt;T&gt;</text:span></text:p>
      <text:p text:style-name="P10">{</text:p>
      <text:p text:style-name="P19"><text:span text:style-name="T17"><text:s text:c="4"/></text:span><text:span text:style-name="T28">ISpecification</text:span><text:span text:style-name="T17">&lt;T&gt; left_side;</text:span></text:p>
      <text:p text:style-name="P19"><text:span text:style-name="T17"><text:s text:c="4"/></text:span><text:span text:style-name="T28">ISpecification</text:span><text:span text:style-name="T17">&lt;T&gt; right_side;</text:span></text:p>
      <text:p text:style-name="P10"/>
      <text:p text:style-name="P19"><text:span text:style-name="T17"><text:s text:c="4"/></text:span><text:span text:style-name="T4">public</text:span><text:span text:style-name="T17"> AndSpecification(</text:span><text:span text:style-name="T38">AndSpecification</text:span><text:span text:style-name="T17">&lt;T&gt; and_specification, </text:span></text:p>
      <text:p text:style-name="P19"><text:span text:style-name="T17"><text:s text:c="28"/></text:span><text:span text:style-name="T38">OrSpecification</text:span><text:span text:style-name="T17">&lt;T&gt; or_specification, </text:span></text:p>
      <text:p text:style-name="P19"><text:soft-page-break/><text:span text:style-name="T17"><text:s text:c="28"/></text:span><text:span text:style-name="T38">NotSpecification</text:span><text:span text:style-name="T17">&lt;T&gt; not_specification) : </text:span></text:p>
      <text:p text:style-name="P19"><text:span text:style-name="T17"><text:s text:c="8"/></text:span><text:span text:style-name="T4">base</text:span><text:span text:style-name="T17">(and_specification, or_specification, not_specification) {}</text:span></text:p>
      <text:p text:style-name="P10"><text:s text:c="8"/></text:p>
      <text:p text:style-name="P19"><text:span text:style-name="T17"><text:s text:c="4"/></text:span><text:span text:style-name="T4">public</text:span><text:span text:style-name="T17"> AndSpecification(</text:span><text:span text:style-name="T28">ISpecification</text:span><text:span text:style-name="T17">&lt;T&gt; left_side, </text:span><text:span text:style-name="T28">ISpecification</text:span><text:span text:style-name="T17">&lt;T&gt; right_side)</text:span></text:p>
      <text:p text:style-name="P10"><text:s text:c="4"/>{</text:p>
      <text:p text:style-name="P19"><text:span text:style-name="T17"><text:s text:c="8"/></text:span><text:span text:style-name="T4">this</text:span><text:span text:style-name="T17">.left_side = left_side;</text:span></text:p>
      <text:p text:style-name="P19"><text:span text:style-name="T17"><text:s text:c="8"/></text:span><text:span text:style-name="T4">this</text:span><text:span text:style-name="T17">.right_side = right_side;</text:span></text:p>
      <text:p text:style-name="P10"><text:s text:c="4"/>}</text:p>
      <text:p text:style-name="P10"/>
      <text:p text:style-name="P19"><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0"><text:s text:c="4"/>{</text:p>
      <text:p text:style-name="P19"><text:span text:style-name="T17"><text:s text:c="8"/></text:span><text:span text:style-name="T4">return</text:span><text:span text:style-name="T17"> </text:span><text:span text:style-name="T4">this</text:span><text:span text:style-name="T17">.left_side.is_satisfied_by(item) &amp;&amp; </text:span></text:p>
      <text:p text:style-name="P19"><text:span text:style-name="T17"><text:s text:c="15"/></text:span><text:span text:style-name="T4">this</text:span><text:span text:style-name="T17">.right_side.is_satisfied_by(item);</text:span></text:p>
      <text:p text:style-name="P10"><text:s text:c="4"/>}</text:p>
      <text:p text:style-name="P10">}</text:p>
      <text:p text:style-name="P2"/>
      <text:p text:style-name="P2">Recordando donde estarian los errores:</text:p>
      <text:p text:style-name="P2"/>
      <text:p text:style-name="P2">Primero:</text:p>
      <text:p text:style-name="P2"/>
      <text:p text:style-name="P22"><text:span text:style-name="T12">public</text:span><text:span text:style-name="T25"> </text:span><text:span text:style-name="T34">ISpecification</text:span><text:span text:style-name="T25">&lt;T&gt; and(</text:span><text:span text:style-name="T34">ISpecification</text:span><text:span text:style-name="T25">&lt;T&gt; the_other_specification)</text:span></text:p>
      <text:p text:style-name="P16">{</text:p>
      <text:p text:style-name="P21"><text:span text:style-name="T25"><text:s text:c="4"/></text:span><text:span text:style-name="T12">return</text:span><text:span text:style-name="T25"> and_specification(</text:span><text:span text:style-name="T12">this</text:span><text:span text:style-name="T25">, the_other_specification);</text:span></text:p>
      <text:p text:style-name="P16">}</text:p>
      <text:p text:style-name="P16"/>
      <text:p text:style-name="P21"><text:span text:style-name="T12">public</text:span><text:span text:style-name="T25"> </text:span><text:span text:style-name="T34">ISpecification</text:span><text:span text:style-name="T25">&lt;T&gt; or(</text:span><text:span text:style-name="T34">ISpecification</text:span><text:span text:style-name="T25">&lt;T&gt; the_other_specification)</text:span></text:p>
      <text:p text:style-name="P16">{</text:p>
      <text:p text:style-name="P21"><text:span text:style-name="T25"><text:s text:c="4"/></text:span><text:span text:style-name="T12">return</text:span><text:span text:style-name="T25"> or_specification(</text:span><text:span text:style-name="T12">this</text:span><text:span text:style-name="T25">, the_other_specification);</text:span></text:p>
      <text:p text:style-name="P16">}</text:p>
      <text:p text:style-name="P16"/>
      <text:p text:style-name="P21"><text:span text:style-name="T12">public</text:span><text:span text:style-name="T25"> </text:span><text:span text:style-name="T34">ISpecification</text:span><text:span text:style-name="T25">&lt;T&gt; not()</text:span></text:p>
      <text:p text:style-name="P16">{</text:p>
      <text:p text:style-name="P21"><text:span text:style-name="T25"><text:s text:c="4"/></text:span><text:span text:style-name="T12">return</text:span><text:span text:style-name="T25"> not_specification(</text:span><text:span text:style-name="T12">this</text:span><text:span text:style-name="T25">);</text:span></text:p>
      <text:p text:style-name="P16">}</text:p>
      <text:p text:style-name="P2"/>
      <text:p text:style-name="P2">los tres <text:span text:style-name="T50">return</text:span> serian erroneos ya que no devuelve el tipo esperado.</text:p>
      <text:p text:style-name="P2"/>
      <text:p text:style-name="P2">Segundo:</text:p>
      <text:p text:style-name="P2"/>
      <text:p text:style-name="P22"><text:span text:style-name="T12">public</text:span><text:span text:style-name="T25"> NotSpecification(</text:span><text:span text:style-name="T34">ISpecification</text:span><text:span text:style-name="T25">&lt;T&gt; to_negate)</text:span></text:p>
      <text:p text:style-name="P16">{</text:p>
      <text:p text:style-name="P21"><text:span text:style-name="T25"><text:s text:c="4"/></text:span><text:span text:style-name="T12">this</text:span><text:span text:style-name="T25">.to_negate = to_negate;</text:span></text:p>
      <text:p text:style-name="P16">}</text:p>
      <text:p text:style-name="P22"/>
      <text:p text:style-name="P22"><text:span text:style-name="T12">public</text:span><text:span text:style-name="T25"> OrSpecification(</text:span><text:span text:style-name="T34">ISpecification</text:span><text:span text:style-name="T25">&lt;T&gt; left_side, </text:span><text:span text:style-name="T34">ISpecification</text:span><text:span text:style-name="T25">&lt;T&gt; right_side)</text:span></text:p>
      <text:p text:style-name="P16">{</text:p>
      <text:p text:style-name="P21"><text:span text:style-name="T25"><text:s text:c="4"/></text:span><text:span text:style-name="T12">this</text:span><text:span text:style-name="T25">.left_side = left_side;</text:span></text:p>
      <text:p text:style-name="P21"><text:span text:style-name="T25"><text:s text:c="4"/></text:span><text:span text:style-name="T12">this</text:span><text:span text:style-name="T25">.right_side = right_side;</text:span></text:p>
      <text:p text:style-name="P16">}</text:p>
      <text:p text:style-name="P22"/>
      <text:p text:style-name="P22"><text:span text:style-name="T12">public</text:span><text:span text:style-name="T25"> AndSpecification(</text:span><text:span text:style-name="T34">ISpecification</text:span><text:span text:style-name="T25">&lt;T&gt; left_side, </text:span><text:span text:style-name="T34">ISpecification</text:span><text:span text:style-name="T25">&lt;T&gt; right_side)</text:span></text:p>
      <text:p text:style-name="P16">{</text:p>
      <text:p text:style-name="P21"><text:span text:style-name="T25"><text:s text:c="4"/></text:span><text:span text:style-name="T12">this</text:span><text:span text:style-name="T25">.left_side = left_side;</text:span></text:p>
      <text:p text:style-name="P21"><text:span text:style-name="T25"><text:s text:c="4"/></text:span><text:span text:style-name="T12">this</text:span><text:span text:style-name="T25">.right_side = right_side;</text:span></text:p>
      <text:p text:style-name="P16">}</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70">abstracta </text:span><text:span text:style-name="T51">Specification&lt;T&gt;</text:span><text:span text:style-name="T70">.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8"><text:span text:style-name="T4">public</text:span><text:span text:style-name="T17"> </text:span><text:span text:style-name="T4">interface</text:span><text:span text:style-name="T17"> </text:span><text:span text:style-name="T28">ISpecification</text:span><text:span text:style-name="T17">&lt;T&gt;</text:span></text:p>
      <text:p text:style-name="P10">{</text:p>
      <text:p text:style-name="P19"><text:span text:style-name="T17"><text:s text:c="4"/></text:span><text:span text:style-name="T4">bool</text:span><text:span text:style-name="T17"> is_satisfied_by(T item);</text:span></text:p>
      <text:p text:style-name="P10">}</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8"><text:span text:style-name="T4">public</text:span><text:span text:style-name="T17"> </text:span><text:span text:style-name="T4">class</text:span><text:span text:style-name="T17"> </text:span><text:span text:style-name="T38">AndSpecification</text:span><text:span text:style-name="T17">&lt;T&gt; : </text:span><text:span text:style-name="T28">ISpecification</text:span><text:span text:style-name="T17">&lt;T&gt; </text:span></text:p>
      <text:p text:style-name="P10">{</text:p>
      <text:p text:style-name="P19"><text:span text:style-name="T17"><text:s text:c="4"/></text:span><text:span text:style-name="T4">public</text:span><text:span text:style-name="T17"> </text:span><text:span text:style-name="T4">bool</text:span><text:span text:style-name="T17"> is_satisfied_by(T item)</text:span></text:p>
      <text:p text:style-name="P10"><text:s text:c="4"/>{</text:p>
      <text:p text:style-name="P19"><text:span text:style-name="T17"><text:s text:c="8"/></text:span><text:span text:style-name="T4">throw</text:span><text:span text:style-name="T17"> </text:span><text:span text:style-name="T4">new</text:span><text:span text:style-name="T17"> </text:span><text:span text:style-name="T49">NotImplementedException</text:span><text:span text:style-name="T18">();</text:span></text:p>
      <text:p text:style-name="P11"><text:s text:c="4"/>}</text:p>
      <text:p text:style-name="P11">}</text:p>
      <text:p text:style-name="P2"/>
      <text:p text:style-name="P2">Para que pueda realizar su trabajo (lease "para poder implementar el metodo is_satisfied_by(T item)"), vamos a inyectarle via el constructor de sus dos dependencias:</text:p>
      <text:p text:style-name="P2"/>
      <text:p text:style-name="P8"><text:span text:style-name="T4">public</text:span><text:span text:style-name="T17"> AndSpecification(</text:span><text:span text:style-name="T28">ISpecification</text:span><text:span text:style-name="T17">&lt;T&gt; left_side, </text:span><text:span text:style-name="T28">ISpecification</text:span><text:span text:style-name="T17">&lt;T&gt; right_side)</text:span></text:p>
      <text:p text:style-name="P2"/>
      <text:p text:style-name="P2">de forma que pueda realizar su trabajo con un simple:</text:p>
      <text:p text:style-name="P2"/>
      <text:p text:style-name="P8"><text:span text:style-name="T4">return</text:span><text:span text:style-name="T17"> left_side.is_satisfied_by(item) &amp;&amp; right_side.is_satisfied_by(item);</text:span></text:p>
      <text:p text:style-name="P2"/>
      <text:p text:style-name="P2">El codigo completo seria:</text:p>
      <text:p text:style-name="P2"/>
      <text:p text:style-name="P8"><text:span text:style-name="T4">public</text:span><text:span text:style-name="T17"> </text:span><text:span text:style-name="T4">class</text:span><text:span text:style-name="T17"> </text:span><text:span text:style-name="T38">AndSpecification</text:span><text:span text:style-name="T17">&lt;T&gt; : </text:span><text:span text:style-name="T28">ISpecification</text:span><text:span text:style-name="T17">&lt;T&gt; </text:span></text:p>
      <text:p text:style-name="P10">{</text:p>
      <text:p text:style-name="P19"><text:span text:style-name="T17"><text:s text:c="4"/></text:span><text:span text:style-name="T28">ISpecification</text:span><text:span text:style-name="T17">&lt;T&gt; left_side;</text:span></text:p>
      <text:p text:style-name="P19"><text:span text:style-name="T17"><text:s text:c="4"/></text:span><text:span text:style-name="T28">ISpecification</text:span><text:span text:style-name="T17">&lt;T&gt; right_side;</text:span></text:p>
      <text:p text:style-name="P10"><text:soft-page-break/></text:p>
      <text:p text:style-name="P19"><text:span text:style-name="T17"><text:s text:c="4"/></text:span><text:span text:style-name="T4">public</text:span><text:span text:style-name="T17"> AndSpecification(</text:span><text:span text:style-name="T28">ISpecification</text:span><text:span text:style-name="T17">&lt;T&gt; left_side, </text:span><text:span text:style-name="T28">ISpecification</text:span><text:span text:style-name="T17">&lt;T&gt; right_side)</text:span></text:p>
      <text:p text:style-name="P10"><text:s text:c="4"/>{</text:p>
      <text:p text:style-name="P19"><text:span text:style-name="T17"><text:s text:c="8"/></text:span><text:span text:style-name="T4">this</text:span><text:span text:style-name="T17">.left_side = left_side;</text:span></text:p>
      <text:p text:style-name="P19"><text:span text:style-name="T17"><text:s text:c="8"/></text:span><text:span text:style-name="T4">this</text:span><text:span text:style-name="T17">.right_side = right_side;</text:span></text:p>
      <text:p text:style-name="P10"><text:s text:c="4"/>}</text:p>
      <text:p text:style-name="P10"/>
      <text:p text:style-name="P19"><text:span text:style-name="T17"><text:s text:c="4"/></text:span><text:span text:style-name="T4">public</text:span><text:span text:style-name="T17"> </text:span><text:span text:style-name="T4">bool</text:span><text:span text:style-name="T17"> is_satisfied_by(T item)</text:span></text:p>
      <text:p text:style-name="P10"><text:s text:c="4"/>{</text:p>
      <text:p text:style-name="P19"><text:span text:style-name="T17"><text:s text:c="8"/></text:span><text:span text:style-name="T4">return</text:span><text:span text:style-name="T17"> left_side.is_satisfied_by(item) &amp;&amp; right_side.is_satisfied_by(item);</text:span></text:p>
      <text:p text:style-name="P10"><text:s text:c="4"/>}</text:p>
      <text:p text:style-name="P10">}</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43">When asked if an item that meets both conditions satisfies the or operator specification</text:p>
      <text:p text:style-name="P44">» It should confirm that the or operator specification was satisfied</text:p>
      <text:p text:style-name="P44">» It should evaluate the left side condition</text:p>
      <text:p text:style-name="P44">» It should not evaluate the right side condition</text:p>
      <text:p text:style-name="P44"/>
      <text:p text:style-name="P44">When asked if an item that meets only the left side condition satisfies the or operator specification</text:p>
      <text:p text:style-name="P44">» It should confirm that the or operator specification was satisfied</text:p>
      <text:p text:style-name="P44">» It should evaluate the left side condition</text:p>
      <text:p text:style-name="P44">» It should not evaluate the right side condition</text:p>
      <text:p text:style-name="P44"/>
      <text:p text:style-name="P44">When asked if an item that meets only the right side condition satisfies the or operator specification</text:p>
      <text:p text:style-name="P44">» It should confirm that the or operator specification was satisfied</text:p>
      <text:p text:style-name="P44">» It should evaluate the left side condition</text:p>
      <text:p text:style-name="P44">» It should evaluate the right side condition</text:p>
      <text:p text:style-name="P44"/>
      <text:p text:style-name="P44">When asked if an item that does not meet any of the conditions satisfies the or operator specification</text:p>
      <text:p text:style-name="P44">» It should confirm that the or operator specification was not satisfied</text:p>
      <text:p text:style-name="P44">» It should evaluate the left side condition</text:p>
      <text:p text:style-name="P44">»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Standard"><text:span text:style-name="T58">La primera condicion</text:span></text:p>
      <text:p text:style-name="Standard"><text:span text:style-name="T58"/></text:p>
      <text:p text:style-name="P39">When asked if an item that meets both conditions satisfies the or operator specification</text:p>
      <text:p text:style-name="Standard"><text:span text:style-name="T58"/></text:p>
      <text:p text:style-name="Standard"><text:span text:style-name="T58">corresponderia al "happy day scenario" (usando una expresion de Jean Paul Boodhoo).</text:span></text:p>
      <text:p text:style-name="Standard"><text:span text:style-name="T58"/></text:p>
      <text:p text:style-name="Standard"><text:soft-page-break/><text:span text:style-name="T58">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span></text:p>
      <text:p text:style-name="P2"/>
      <text:p text:style-name="Standard"><text:span text:style-name="T59">Implementando el primer Scenario ("Happy Day Scenario")</text:span><text:span text:style-name="T58">:</text:span></text:p>
      <text:p text:style-name="P2"/>
      <text:p text:style-name="P2">Mantengamos lo siguiente como referencia:</text:p>
      <text:p text:style-name="P2"/>
      <text:p text:style-name="P43">When asked if an item that meets both conditions satisfies the or operator specification</text:p>
      <text:p text:style-name="P44">» It should confirm that the or operator specification was satisfied</text:p>
      <text:p text:style-name="P44">» It should evaluate the left side condition</text:p>
      <text:p text:style-name="P40">» It should not evaluate the right side condition</text:p>
      <text:p text:style-name="P2"/>
      <text:p text:style-name="P2">La Specification y sus Asertions usando Machine.Specifications.DevelopWithPassion serian:</text:p>
      <text:p text:style-name="P2"/>
      <text:p text:style-name="P47"><text:span text:style-name="T3">public</text:span><text:span text:style-name="T71"> </text:span><text:span text:style-name="T3">class</text:span><text:span text:style-name="T71"> </text:span><text:span text:style-name="T37">concern_for_the_or_specification</text:span><text:span text:style-name="T71"> : </text:span></text:p>
      <text:p text:style-name="P47"><text:span text:style-name="T37"><text:s text:c="3"/>Observes</text:span><text:span text:style-name="T71">&lt;</text:span><text:span text:style-name="T27">ISpecification</text:span><text:span text:style-name="T71">&lt;</text:span><text:span text:style-name="T27">IWhateverType</text:span><text:span text:style-name="T71">&gt;, </text:span><text:span text:style-name="T37">OrSpecification</text:span><text:span text:style-name="T71">&lt;</text:span><text:span text:style-name="T27">IWhateverType</text:span><text:span text:style-name="T71">&gt;&gt; {}</text:span></text:p>
      <text:p text:style-name="P52"/>
      <text:p text:style-name="P45"><text:span text:style-name="T4">public</text:span><text:span text:style-name="T17"> </text:span><text:span text:style-name="T4">class</text:span><text:span text:style-name="T17"> </text:span><text:span text:style-name="T38">when_asked_if_an_item_that_meets_both_conditions_satisfies_the_or_operator_specification</text:span><text:span text:style-name="T17"> : </text:span><text:span text:style-name="T38">concern_for_the_or_specification</text:span></text:p>
      <text:p text:style-name="P52">{</text:p>
      <text:p text:style-name="P45"><text:span text:style-name="T17"><text:s text:c="4"/></text:span><text:span text:style-name="T28">It</text:span><text:span text:style-name="T17"> should_confirm_that_the_or_operator_specification_was_satisfied = () =&gt; </text:span></text:p>
      <text:p text:style-name="P45"><text:span text:style-name="T17"><text:s text:c="7"/>result.ShouldBeTrue();</text:span></text:p>
      <text:p text:style-name="P45"><text:span text:style-name="T17"/></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x =&gt; x.is_satisfied_by(the_item_that_meets_both_conditions));</text:p>
      <text:p text:style-name="P52"/>
      <text:p text:style-name="P45"><text:span text:style-name="T17"><text:s text:c="4"/></text:span><text:span text:style-name="T28">It</text:span><text:span text:style-name="T17"> should_not_evaluate_the_right_side_condition = () =&gt;</text:span></text:p>
      <text:p text:style-name="P52"><text:s text:c="7"/>right_side_specification</text:p>
      <text:p text:style-name="P52"><text:s text:c="10"/>.never_received(x =&gt; x.is_satisfied_by(the_item_that_meets_both_conditions));</text:p>
      <text:p text:style-name="P52">}</text:p>
      <text:p text:style-name="P2"/>
      <text:p text:style-name="P2">Analicemos por un instante las Asertions de los Bloque IT por separado, para evitar perdernos en el monton de codigo:</text:p>
      <text:p text:style-name="P2"/>
      <text:p text:style-name="Standard"><text:span text:style-name="T59">It should confirm that the or operator specification was satisfied</text:span><text:span text:style-name="T58">:</text:span></text:p>
      <text:p text:style-name="P2"/>
      <text:p text:style-name="P45"><text:span text:style-name="T28">It</text:span><text:span text:style-name="T17"> should_confirm_that_the_or_operator_specification_was_satisfied = () =&gt; </text:span></text:p>
      <text:p text:style-name="P45"><text:span text:style-name="T19"><text:s text:c="3"/>result.ShouldBeTrue();</text:span></text:p>
      <text:p text:style-name="P2"/>
      <text:p text:style-name="P2">para confirmar que la condicion se ha cumplido necesitamos comprobar que el resultado es true, y eso, exactamente es lo que hemos escrito.</text:p>
      <text:p text:style-name="P2"/>
      <text:p text:style-name="Standard"><text:span text:style-name="T59">It should evaluate the left side condition</text:span><text:span text:style-name="T60">:</text:span></text:p>
      <text:p text:style-name="P3"/>
      <text:p text:style-name="P45"><text:span text:style-name="T28">It</text:span><text:span text:style-name="T17"> should_evaluate_the_left_side_condition = () =&gt;</text:span></text:p>
      <text:p text:style-name="P52"><text:s text:c="3"/>left_side_specification</text:p>
      <text:p text:style-name="P52"><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59">It should not evaluate the right side condition</text:span><text:span text:style-name="T60">:</text:span></text:p>
      <text:p text:style-name="P3"/>
      <text:p text:style-name="P45"><text:span text:style-name="T28">It</text:span><text:span text:style-name="T17"> should_not_evaluate_the_right_side_condition = () =&gt;</text:span></text:p>
      <text:p text:style-name="P52"><text:s text:c="3"/>right_side_specification</text:p>
      <text:p text:style-name="P52"><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63">El bloque BECAUSE del primer Scenario</text:span><text:span text:style-name="T62">:</text:span></text:p>
      <text:p text:style-name="P2"/>
      <text:p text:style-name="P2">Recordemos que en este bloque es en el que vamos a detallar la razon por la cual se produce el comportamiento testado, es decir, es donde invocamos el System Under Test (sut):</text:p>
      <text:p text:style-name="P2"/>
      <text:p text:style-name="P19"><text:span text:style-name="T29">Because</text:span><text:span text:style-name="T19">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63">El bloque ESTABLISH del primer Scenario</text:span><text:span text:style-name="T62">:</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19"><text:span text:style-name="T28">// Version 1 – Errores Inconsistentes</text:span></text:p>
      <text:p text:style-name="P19"><text:span text:style-name="T28"/></text:p>
      <text:p text:style-name="P19"><text:span text:style-name="T28">Establish</text:span><text:span text:style-name="T17"> context = () =&gt;</text:span></text:p>
      <text:p text:style-name="P10">{</text:p>
      <text:p text:style-name="P19"><text:span text:style-name="T17"><text:s text:c="4"/>left_side_specification = the_dependency&lt;</text:span><text:span text:style-name="T28">ISpecification</text:span><text:span text:style-name="T17">&lt;</text:span><text:span text:style-name="T28">IWhateverType</text:span><text:span text:style-name="T17">&gt;&gt;();</text:span></text:p>
      <text:p text:style-name="P19"><text:span text:style-name="T17"><text:s text:c="4"/>right_side_specification = the_dependency&lt;</text:span><text:span text:style-name="T28">ISpecification</text:span><text:span text:style-name="T17">&lt;</text:span><text:span text:style-name="T28">IWhateverType</text:span><text:span text:style-name="T17">&gt;&gt;();</text:span></text:p>
      <text:p text:style-name="P19"><text:span text:style-name="T17"><text:s text:c="4"/>the_item_that_meets_both_conditions = an&lt;</text:span><text:span text:style-name="T28">IWhateverType</text:span><text:span text:style-name="T17">&gt;();</text:span></text:p>
      <text:p text:style-name="P10"/>
      <text:p text:style-name="P10"><text:s text:c="4"/>left_side_specification</text:p>
      <text:p text:style-name="P10"><text:s text:c="8"/>.Stub(x =&gt; x.is_satisfied_by(the_item_that_meets_both_conditions))</text:p>
      <text:p text:style-name="P19"><text:span text:style-name="T17"><text:s text:c="8"/>.Return(</text:span><text:span text:style-name="T4">true</text:span><text:span text:style-name="T17">);</text:span></text:p>
      <text:p text:style-name="P10"><text:s text:c="4"/>right_side_specification</text:p>
      <text:p text:style-name="P10"><text:s text:c="8"/>.Stub(x =&gt; x.is_satisfied_by(the_item_that_meets_both_conditions))</text:p>
      <text:p text:style-name="P19"><text:span text:style-name="T17"><text:s text:c="8"/>.Return(</text:span><text:span text:style-name="T4">true</text:span><text:span text:style-name="T17">);</text:span></text:p>
      <text:p text:style-name="P13">};</text:p>
      <text:p text:style-name="P13"/>
      <text:p text:style-name="P13"><text:span text:style-name="T26"/></text:p>
      <text:p text:style-name="P13"><text:span text:style-name="T26">// Version 2 - Correcta</text:span></text:p>
      <text:p text:style-name="P13"><text:span text:style-name="T26"/></text:p>
      <text:p text:style-name="P13"><text:span text:style-name="T26">Establish</text:span> context = () =&gt;</text:p>
      <text:p text:style-name="P52">{</text:p>
      <text:p text:style-name="P45"><text:span text:style-name="T17"><text:s text:c="4"/>left_side_specification = an&lt;</text:span><text:span text:style-name="T28">ISpecification</text:span><text:span text:style-name="T17">&lt;</text:span><text:span text:style-name="T28">IWhateverType</text:span><text:span text:style-name="T17">&gt;&gt;();</text:span></text:p>
      <text:p text:style-name="P45"><text:span text:style-name="T17"><text:s text:c="4"/>right_side_specification = an&lt;</text:span><text:span text:style-name="T28">ISpecification</text:span><text:span text:style-name="T17">&lt;</text:span><text:span text:style-name="T28">IWhateverType</text:span><text:span text:style-name="T17">&gt;&gt;();</text:span></text:p>
      <text:p text:style-name="P45"><text:span text:style-name="T17"><text:s text:c="4"/>the_item_that_meets_both_conditions = an&lt;</text:span><text:span text:style-name="T28">IWhateverType</text:span><text:span text:style-name="T17">&gt;();</text:span></text:p>
      <text:p text:style-name="P52"/>
      <text:p text:style-name="P52"><text:s text:c="4"/>left_side_specification</text:p>
      <text:p text:style-name="P52"><text:s text:c="7"/>.Stub(x =&gt; x.is_satisfied_by(the_item_that_meets_both_conditions))</text:p>
      <text:p text:style-name="P45"><text:span text:style-name="T17"><text:s text:c="7"/>.Return(</text:span><text:span text:style-name="T4">false</text:span><text:span text:style-name="T17">);</text:span></text:p>
      <text:p text:style-name="P52"><text:s text:c="4"/>right_side_specification</text:p>
      <text:p text:style-name="P52"><text:s text:c="7"/>.Stub(x =&gt; x.is_satisfied_by(the_item_that_meets_both_conditions))</text:p>
      <text:p text:style-name="P45"><text:span text:style-name="T17"><text:s text:c="7"/>.Return(</text:span><text:span text:style-name="T4">true</text:span><text:span text:style-name="T17">);</text:span></text:p>
      <text:p text:style-name="P52"/>
      <text:p text:style-name="P45"><text:span text:style-name="T17"><text:s text:c="4"/>create_sut_using(() =&gt; </text:span><text:span text:style-name="T4">new</text:span><text:span text:style-name="T17"> </text:span><text:span text:style-name="T38">OrSpecification</text:span><text:span text:style-name="T17">&lt;</text:span><text:span text:style-name="T28">IWhateverType</text:span><text:span text:style-name="T17">&gt;(left_side_specification, </text:span></text:p>
      <text:p text:style-name="P45"><text:span text:style-name="T17"><text:s text:c="62"/>right_side_specification)</text:span></text:p>
      <text:p text:style-name="P45"><text:span text:style-name="T17"><text:s text:c="20"/>);</text:span></text:p>
      <text:p text:style-name="P52">};</text:p>
      <text:p text:style-name="P2"/>
      <text:p text:style-name="P2"><text:soft-page-break/>Vamos primero con la version 1.</text:p>
      <text:p text:style-name="P2"/>
      <text:p text:style-name="P2">Vemos que esta dividido en dos bloques:</text:p>
      <text:p text:style-name="P2"/>
      <text:list xml:id="list31537448" text:style-name="L5">
        <text:list-item>
          <text:p text:style-name="P29">En el primer bloque simplemente creamos todos los objetos que necesitamos a traves de las factorias que nos provee machine.specifications.developwithpassion:</text:p>
          <text:list>
            <text:list-item>
              <text:p text:style-name="P29">the_dependency&lt;T&gt;(), crea un mock del tipo especificado por T y ademas lo inyecta al constructor cuando se crea el System Under Test (sut).</text:p>
            </text:list-item>
            <text:list-item>
              <text:p text:style-name="P29">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1557927" text:style-name="L6">
        <text:list-item>
          <text:p text:style-name="P30">En el segundo bloque establecemos el comportamiento esperado de los dos mocks creados anteriormente (left_side_specification y right_side_specification), obligandolos a que:</text:p>
          <text:list>
            <text:list-item>
              <text:p text:style-name="P30">cuando reciban una llamada al metodo is_satisfied_by() con el argumento the_item_that_meets_both_conditions,</text:p>
            </text:list-item>
            <text:list-item>
              <text:p text:style-name="P30">devuelva el valor true.</text:p>
            </text:list-item>
          </text:list>
        </text:list-item>
      </text:list>
      <text:p text:style-name="P2"/>
      <text:p text:style-name="P33">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8"><text:span text:style-name="T4">public</text:span><text:span text:style-name="T17"> OrSpecification(</text:span><text:span text:style-name="T28">ISpecification</text:span><text:span text:style-name="T17">&lt;T&gt; left_side_specification, </text:span></text:p>
      <text:p text:style-name="P8"><text:span text:style-name="T17"><text:s text:c="23"/></text:span><text:span text:style-name="T28">ISpecification</text:span><text:span text:style-name="T17">&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4343395" text:continue-list="list31537448" text:style-name="L5">
        <text:list-item>
          <text:p text:style-name="P29">En el primer bloque simplemente creamos todos los objetos que necesitamos a traves de las factorias que nos provee machine.specifications.developwithpassion:</text:p>
          <text:list>
            <text:list-item>
              <text:p text:style-name="P29">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2244782" text:style-name="L7">
        <text:list-item>
          <text:p text:style-name="P36"><text:soft-page-break/><text:span text:style-name="T58">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span></text:p>
          <text:list>
            <text:list-item>
              <text:p text:style-name="P31">cuando reciban una llamada al metodo is_satisfied_by() con el argumento the_item_that_meets_both_conditions,</text:p>
            </text:list-item>
            <text:list-item>
              <text:p text:style-name="P31">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2347171" text:style-name="L8">
        <text:list-item>
          <text:p text:style-name="P37"><text:span text:style-name="T58">En la version 1:</text:span></text:p>
          <text:list>
            <text:list-item>
              <text:p text:style-name="P37"><text:span text:style-name="T58">Dos llamadas a the_dependency&lt;T&gt;() y</text:span></text:p>
            </text:list-item>
            <text:list-item>
              <text:p text:style-name="P37"><text:span text:style-name="T58">Una llamada a an&lt;T&gt;()</text:span></text:p>
              <text:p text:style-name="P37"><text:span text:style-name="T58"/></text:p>
            </text:list-item>
          </text:list>
        </text:list-item>
        <text:list-item>
          <text:p text:style-name="P37"><text:span text:style-name="T58">En la version 2:</text:span></text:p>
          <text:list>
            <text:list-item>
              <text:p text:style-name="P37"><text:span text:style-name="T58">Tres llamadas a an&lt;T&gt;()</text:span></text:p>
            </text:list-item>
          </text:list>
        </text:list-item>
      </text:list>
      <text:p text:style-name="Standard"><text:span text:style-name="T58"/></text:p>
      <text:p text:style-name="Standard"><text:span text:style-name="T58">Vamos por lo tanto con el tercer bloque:</text:span></text:p>
      <text:p text:style-name="Standard"><text:span text:style-name="T58"/></text:p>
      <text:list xml:id="list32369867" text:style-name="L9">
        <text:list-item>
          <text:p text:style-name="P38"><text:span text:style-name="T5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span></text:p>
        </text:list-item>
      </text:list>
      <text:p text:style-name="Standard"><text:span text:style-name="T58"/></text:p>
      <text:p text:style-name="P45"><text:span text:style-name="T17">create_sut_using(() =&gt; </text:span><text:span text:style-name="T4">new</text:span><text:span text:style-name="T17"> </text:span><text:span text:style-name="T38">OrSpecification</text:span><text:span text:style-name="T17">&lt;</text:span><text:span text:style-name="T28">IWhateverType</text:span><text:span text:style-name="T17">&gt;(left_side_specification, </text:span></text:p>
      <text:p text:style-name="P45"><text:span text:style-name="T17"><text:s text:c="58"/>right_side_specification)</text:span><text:span text:style-name="T19">);</text:span></text:p>
      <text:p text:style-name="P2"/>
      <text:p text:style-name="Standard"><text:span text:style-name="T59">La implementacion completa del primer Scenario ("Happy Day Scenario")</text:span><text:span text:style-name="T58">:</text:span><text:span text:style-name="T58"> </text:span></text:p>
      <text:p text:style-name="P2"/>
      <text:p text:style-name="P2">Esta seria la BDD_Spec completa con todos los elementos que entran en juego:</text:p>
      <text:p text:style-name="P2"/>
      <text:p text:style-name="P51"><text:span text:style-name="T2">public</text:span> <text:span text:style-name="T2">class</text:span> <text:span text:style-name="T36">concern_for_the_or_specification</text:span> : </text:p>
      <text:p text:style-name="P51"><text:span text:style-name="T36"><text:s text:c="3"/>Observes</text:span>&lt;<text:span text:style-name="T26">ISpecification</text:span>&lt;<text:span text:style-name="T26">IWhateverType</text:span>&gt;, <text:span text:style-name="T36">OrSpecification</text:span>&lt;<text:span text:style-name="T26">IWhateverType</text:span>&gt;&gt; {}</text:p>
      <text:p text:style-name="P52"/>
      <text:p text:style-name="P45"><text:span text:style-name="T4">public</text:span><text:span text:style-name="T17"> </text:span><text:span text:style-name="T4">class</text:span><text:span text:style-name="T17"> </text:span><text:span text:style-name="T38">when_asked_if_an_item_that_meets_both_conditions_satisfies_the_or_operator_specification</text:span><text:span text:style-name="T17"> : </text:span><text:span text:style-name="T38">concern_for_the_or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pan text:style-name="T17"><text:s text:c="8"/>right_side_specification = an&lt;</text:span><text:span text:style-name="T28">ISpecification</text:span><text:span text:style-name="T17">&lt;</text:span><text:span text:style-name="T28">IWhateverType</text:span><text:span text:style-name="T17">&gt;&gt;();</text:span></text:p>
      <text:p text:style-name="P45"><text:span text:style-name="T17"><text:s text:c="8"/>the_item_that_meets_both_conditions = an&lt;</text:span><text:span text:style-name="T28">IWhateverType</text:span><text:span text:style-name="T17">&gt;();</text:span></text:p>
      <text:p text:style-name="P52"/>
      <text:p text:style-name="P52"><text:s text:c="8"/>left_side_specification</text:p>
      <text:p text:style-name="P52"><text:s text:c="11"/>.Stub(x =&gt; x.is_satisfied_by(the_item_that_meets_both_conditions))</text:p>
      <text:p text:style-name="P45"><text:span text:style-name="T17"><text:s text:c="11"/>.Return(</text:span><text:span text:style-name="T4">true</text:span><text:span text:style-name="T17">);</text:span></text:p>
      <text:p text:style-name="P52"><text:s text:c="8"/>right_side_specification</text:p>
      <text:p text:style-name="P52"><text:s text:c="11"/>.Stub(x =&gt; x.is_satisfied_by(the_item_that_meets_both_conditions))</text:p>
      <text:p text:style-name="P45"><text:span text:style-name="T17"><text:s text:c="11"/>.Return(</text:span><text:span text:style-name="T4">true</text:span><text:span text:style-name="T17">);</text:span></text:p>
      <text:p text:style-name="P52"/>
      <text:p text:style-name="P45"><text:span text:style-name="T17"><text:s text:c="8"/>create_sut_using(() =&gt; </text:span><text:span text:style-name="T4">new</text:span><text:span text:style-name="T17"> </text:span><text:span text:style-name="T38">OrSpecification</text:span><text:span text:style-name="T17">&lt;</text:span><text:span text:style-name="T28">IWhateverType</text:span><text:span text:style-name="T17">&gt;(</text:span></text:p>
      <text:p text:style-name="P45"><text:soft-page-break/><text:span text:style-name="T17"><text:tab/><text:tab/><text:tab/><text:tab/><text:tab/><text:tab/><text:tab/><text:tab/>left_side_specification, </text:span></text:p>
      <text:p text:style-name="P45"><text:span text:style-name="T17"><text:tab/><text:tab/><text:tab/><text:tab/><text:tab/><text:tab/><text:tab/><text:tab/>right_side_specification));</text:span></text:p>
      <text:p text:style-name="P52"><text:s text:c="4"/>};</text:p>
      <text:p text:style-name="P52"/>
      <text:p text:style-name="P45"><text:span text:style-name="T17"><text:s text:c="4"/></text:span><text:span text:style-name="T28">Because</text:span><text:span text:style-name="T17"> of = () =&gt; </text:span></text:p>
      <text:p text:style-name="P45"><text:span text:style-name="T17"><text:s text:c="7"/>result = sut.is_satisfied_by(the_item_that_meets_both_conditions);</text:span></text:p>
      <text:p text:style-name="P52"/>
      <text:p text:style-name="P45"><text:span text:style-name="T17"><text:s text:c="4"/></text:span><text:span text:style-name="T28">It</text:span><text:span text:style-name="T17"> should_confirm_that_the_or_operator_specification_was_satisfied = () =&gt; result.ShouldBeTrue();</text:span></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x =&gt; x.is_satisfied_by(the_item_that_meets_both_conditions));</text:p>
      <text:p text:style-name="P45"><text:span text:style-name="T17"><text:s text:c="4"/></text:span><text:span text:style-name="T28">It</text:span><text:span text:style-name="T17"> should_not_evaluate_the_right_side_condition = () =&gt;</text:span></text:p>
      <text:p text:style-name="P52"><text:s text:c="7"/>right_side_specification</text:p>
      <text:p text:style-name="P52"><text:s text:c="10"/>.never_received(x =&gt; x.is_satisfied_by(the_item_that_meets_both_conditions));</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both_conditions;</text:span></text:p>
      <text:p text:style-name="P52">}</text:p>
      <text:p text:style-name="P2"/>
      <text:p text:style-name="P2">A mayores hemos creado la interface IWhateverType(), que simula el comportamiento de cualquier interface que definamos (algo asi como Object() pero en version interface):</text:p>
      <text:p text:style-name="P2"/>
      <text:p text:style-name="P8"><text:span text:style-name="T4">namespace</text:span><text:span text:style-name="T17"> dddsample.specs.domain.shared</text:span></text:p>
      <text:p text:style-name="P52">{</text:p>
      <text:p text:style-name="P45"><text:span text:style-name="T17"><text:s text:c="4"/></text:span><text:span text:style-name="T4">public</text:span><text:span text:style-name="T17"> </text:span><text:span text:style-name="T4">interface</text:span><text:span text:style-name="T17"> </text:span><text:span text:style-name="T28">IWhateverType</text:span><text:span text:style-name="T17"> { }</text:span></text:p>
      <text:p text:style-name="P52">}</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19"><text:span text:style-name="T28">It</text:span><text:span text:style-name="T17"> should_evaluate_the_left_side_condition</text:span></text:p>
      <text:p text:style-name="P19"><text:span text:style-name="T29">It</text:span><text:span text:style-name="T19"> should_not_evaluate_the_right_side_condition</text:span></text:p>
      <text:p text:style-name="P2"/>
      <text:p text:style-name="P2">vemos que necesitamos que necesitamos:</text:p>
      <text:p text:style-name="P2"/>
      <text:p text:style-name="P49"><text:span text:style-name="T53">left_side_specification.is_satisfied_by(item);</text:span></text:p>
      <text:p text:style-name="P2"/>
      <text:p text:style-name="P2">pero no:</text:p>
      <text:p text:style-name="P2"/>
      <text:p text:style-name="P48">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8"><text:span text:style-name="T4">public</text:span><text:span text:style-name="T17"> OrSpecification(</text:span><text:span text:style-name="T28">ISpecification</text:span><text:span text:style-name="T17">&lt;T&gt; left_side_specification, </text:span></text:p>
      <text:p text:style-name="P8"><text:span text:style-name="T17"><text:s text:c="23"/></text:span><text:span text:style-name="T28">ISpecification</text:span><text:span text:style-name="T17">&lt;T&gt; right_side_specification)</text:span></text:p>
      <text:p text:style-name="P2"/>
      <text:p text:style-name="P2"><text:soft-page-break/>Es decir, con este codigo que se muestra a continuacion conseguiriamos que los dos bloques IT compilasen y ademas cumpliesen los requisitos:</text:p>
      <text:p text:style-name="P2"/>
      <text:p text:style-name="P8"><text:span text:style-name="T4">public</text:span><text:span text:style-name="T17"> </text:span><text:span text:style-name="T4">class</text:span><text:span text:style-name="T17"> </text:span><text:span text:style-name="T38">OrSpecification</text:span><text:span text:style-name="T17">&lt;T&gt; : </text:span><text:span text:style-name="T28">ISpecification</text:span><text:span text:style-name="T17">&lt;T&gt;</text:span></text:p>
      <text:p text:style-name="P10">{</text:p>
      <text:p text:style-name="P19"><text:span text:style-name="T17"><text:s text:c="4"/></text:span><text:span text:style-name="T28">ISpecification</text:span><text:span text:style-name="T17">&lt;T&gt; left_side_specification;</text:span></text:p>
      <text:p text:style-name="P19"><text:span text:style-name="T17"><text:s text:c="4"/></text:span><text:span text:style-name="T28">ISpecification</text:span><text:span text:style-name="T17">&lt;T&gt; right_side_specification;</text:span></text:p>
      <text:p text:style-name="P10"/>
      <text:p text:style-name="P19"><text:span text:style-name="T17"><text:s text:c="4"/></text:span><text:span text:style-name="T4">public</text:span><text:span text:style-name="T17"> OrSpecification(</text:span><text:span text:style-name="T28">ISpecification</text:span><text:span text:style-name="T17">&lt;T&gt; left_side_specification, </text:span></text:p>
      <text:p text:style-name="P19"><text:span text:style-name="T17"><text:s text:c="27"/></text:span><text:span text:style-name="T28">ISpecification</text:span><text:span text:style-name="T17">&lt;T&gt; right_side_specification)</text:span></text:p>
      <text:p text:style-name="P10"><text:s text:c="4"/>{</text:p>
      <text:p text:style-name="P19"><text:span text:style-name="T17"><text:s text:c="8"/></text:span><text:span text:style-name="T4">this</text:span><text:span text:style-name="T17">.left_side_specification = left_side_specification;</text:span></text:p>
      <text:p text:style-name="P19"><text:span text:style-name="T17"><text:s text:c="8"/></text:span><text:span text:style-name="T4">this</text:span><text:span text:style-name="T17">.right_side_specification = right_side_specification;</text:span></text:p>
      <text:p text:style-name="P10"><text:s text:c="4"/>}</text:p>
      <text:p text:style-name="P10"/>
      <text:p text:style-name="P19"><text:span text:style-name="T17"><text:s text:c="4"/></text:span><text:span text:style-name="T4">public</text:span><text:span text:style-name="T17"> </text:span><text:span text:style-name="T4">bool</text:span><text:span text:style-name="T17"> is_satisfied_by(T item)</text:span></text:p>
      <text:p text:style-name="P10"><text:s text:c="4"/>{</text:p>
      <text:p text:style-name="P10"><text:s text:c="8"/><text:span text:style-name="T2">this</text:span>.left_side_specification.is_satisfied_by(item); <text:s text:c="7"/></text:p>
      <text:p text:style-name="P19"><text:span text:style-name="T17"><text:s text:c="8"/></text:span><text:span text:style-name="T4">return</text:span><text:span text:style-name="T17"> </text:span><text:span text:style-name="T4">false</text:span><text:span text:style-name="T17">;</text:span></text:p>
      <text:p text:style-name="P10"><text:s text:c="4"/>}</text:p>
      <text:p text:style-name="P10">}</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9"><text:span text:style-name="T28">It</text:span><text:span text:style-name="T17"> should_confirm_that_the_or_operator_specification_was_satisfied</text:span></text:p>
      <text:p text:style-name="P2"/>
      <text:p text:style-name="P2">Pero tiene facil arreglo, basta con devolver true, en vez de false:</text:p>
      <text:p text:style-name="P2"/>
      <text:p text:style-name="P19"><text:span text:style-name="T4">public</text:span><text:span text:style-name="T17"> </text:span><text:span text:style-name="T4">bool</text:span><text:span text:style-name="T17"> is_satisfied_by(T item)</text:span></text:p>
      <text:p text:style-name="P10">{</text:p>
      <text:p text:style-name="P19"><text:span text:style-name="T17"><text:s text:c="4"/></text:span><text:span text:style-name="T4">this</text:span><text:span text:style-name="T17">.left_side_specification.is_satisfied_by(item); <text:s text:c="7"/></text:span></text:p>
      <text:p text:style-name="P19"><text:span text:style-name="T17"><text:s text:c="4"/></text:span><text:span text:style-name="T4">return</text:span><text:span text:style-name="T17"> </text:span><text:span text:style-name="T4">true</text:span><text:span text:style-name="T17">;</text:span></text:p>
      <text:p text:style-name="P13">}</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0"><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9"><text:span text:style-name="T4">return</text:span><text:span text:style-name="T17"> </text:span><text:span text:style-name="T4">true</text:span><text:span text:style-name="T17">;</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text:soft-page-break/></text:p>
      <text:p text:style-name="P2">¿Que es lo que ocurre entonces?</text:p>
      <text:p text:style-name="P2"/>
      <text:p text:style-name="P2">Pues que necesitamos programar las otras BDD_Specs que quedan:</text:p>
      <text:p text:style-name="P2"/>
      <text:p text:style-name="P44">When asked if an item that meets only the left side condition satisfies the or operator specification</text:p>
      <text:p text:style-name="P44">» It should confirm that the or operator specification was satisfied</text:p>
      <text:p text:style-name="P44">» It should evaluate the left side condition</text:p>
      <text:p text:style-name="P44">» It should not evaluate the right side condition</text:p>
      <text:p text:style-name="P44"/>
      <text:p text:style-name="P44">When asked if an item that meets only the right side condition satisfies the or operator specification</text:p>
      <text:p text:style-name="P44">» It should confirm that the or operator specification was satisfied</text:p>
      <text:p text:style-name="P44">» It should evaluate the left side condition</text:p>
      <text:p text:style-name="P44">» It should evaluate the right side condition</text:p>
      <text:p text:style-name="P44"/>
      <text:p text:style-name="P44">When asked if an item that does not meet any of the conditions satisfies the or operator specification</text:p>
      <text:p text:style-name="P44">» It should confirm that the or operator specification was not satisfied</text:p>
      <text:p text:style-name="P44">» It should evaluate the left side condition</text:p>
      <text:p text:style-name="P40">»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8"><text:span text:style-name="T4">public</text:span><text:span text:style-name="T17"> </text:span><text:span text:style-name="T4">bool</text:span><text:span text:style-name="T17"> is_satisfied_by(T item)</text:span></text:p>
      <text:p text:style-name="P10">{</text:p>
      <text:p text:style-name="P19"><text:span text:style-name="T17"><text:s text:c="4"/></text:span><text:span text:style-name="T4">return this</text:span><text:span text:style-name="T17">.left_side_specification.is_satisfied_by(item) || </text:span></text:p>
      <text:p text:style-name="P10"><text:s text:c="11"/><text:span text:style-name="T2">this</text:span>.right_side_specification.is_satisfied_by(item);</text:p>
      <text:p text:style-name="P10">}</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70">:</text:span></text:p>
      <text:p text:style-name="P3"/>
      <text:p text:style-name="P3">Sin entrar en el nivel de detalle de la explicacion del primer Scenario ("Happy Day Scenario"), los Scenarios restantes</text:p>
      <text:p text:style-name="P3"/>
      <text:p text:style-name="P44">When asked if an item that meets only the left side condition satisfies the or operator specification</text:p>
      <text:p text:style-name="P44">» It should confirm that the or operator specification was satisfied</text:p>
      <text:p text:style-name="P44">» It should evaluate the left side condition</text:p>
      <text:p text:style-name="P44">» It should not evaluate the right side condition</text:p>
      <text:p text:style-name="P44"/>
      <text:p text:style-name="P44">When asked if an item that meets only the right side condition satisfies the or operator specification</text:p>
      <text:p text:style-name="P44">» It should confirm that the or operator specification was satisfied</text:p>
      <text:p text:style-name="P44">» It should evaluate the left side condition</text:p>
      <text:p text:style-name="P44">» It should evaluate the right side condition</text:p>
      <text:p text:style-name="P44"/>
      <text:p text:style-name="P44">When asked if an item that does not meet any of the conditions satisfies the or operator specification</text:p>
      <text:p text:style-name="P44"><text:soft-page-break/>» It should confirm that the or operator specification was not satisfied</text:p>
      <text:p text:style-name="P44">» It should evaluate the left side condition</text:p>
      <text:p text:style-name="P42">» It should evaluate the right side condition</text:p>
      <text:p text:style-name="P3"/>
      <text:p text:style-name="P3">se implementarian a traves del siguiente codigo:</text:p>
      <text:p text:style-name="P3"/>
      <text:p text:style-name="P51"><text:span text:style-name="T15">public</text:span><text:span text:style-name="T70"> </text:span><text:span text:style-name="T15">class</text:span><text:span text:style-name="T70"> </text:span><text:span text:style-name="T47">when_asked_if_an_item_that_meets_only_the_left_side_condition_satisfies_the_or_operator_specification</text:span><text:span text:style-name="T70"> : </text:span><text:span text:style-name="T47">concern_for_the_or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pan text:style-name="T17"><text:s text:c="8"/>right_side_specification = an&lt;</text:span><text:span text:style-name="T28">ISpecification</text:span><text:span text:style-name="T17">&lt;</text:span><text:span text:style-name="T28">IWhateverType</text:span><text:span text:style-name="T17">&gt;&gt;();</text:span></text:p>
      <text:p text:style-name="P45"><text:span text:style-name="T17"><text:s text:c="8"/>the_item_that_meets_the_left_side_condition = an&lt;</text:span><text:span text:style-name="T28">IWhateverType</text:span><text:span text:style-name="T17">&gt;();</text:span></text:p>
      <text:p text:style-name="P52"/>
      <text:p text:style-name="P52"><text:s text:c="8"/>left_side_specification</text:p>
      <text:p text:style-name="P52"><text:s text:c="11"/>.Stub(x =&gt; x.is_satisfied_by(the_item_that_meets_the_left_side_condition))</text:p>
      <text:p text:style-name="P45"><text:span text:style-name="T17"><text:s text:c="11"/>.Return(</text:span><text:span text:style-name="T4">true</text:span><text:span text:style-name="T17">);</text:span></text:p>
      <text:p text:style-name="P52"><text:s text:c="8"/>right_side_specification</text:p>
      <text:p text:style-name="P52"><text:s text:c="11"/>.Stub(x =&gt; x.is_satisfied_by(the_item_that_meets_the_left_side_condition))</text:p>
      <text:p text:style-name="P45"><text:span text:style-name="T17"><text:s text:c="11"/>.Return(</text:span><text:span text:style-name="T4">false</text:span><text:span text:style-name="T17">);</text:span></text:p>
      <text:p text:style-name="P52"/>
      <text:p text:style-name="P45"><text:span text:style-name="T17"><text:s text:c="8"/>create_sut_using(() =&gt; </text:span><text:span text:style-name="T4">new</text:span><text:span text:style-name="T17"> </text:span><text:span text:style-name="T38">OrSpecification</text:span><text:span text:style-name="T17">&lt;</text:span><text:span text:style-name="T28">IWhateverType</text:span><text:span text:style-name="T17">&gt;(</text:span></text:p>
      <text:p text:style-name="P45"><text:span text:style-name="T17"><text:s text:c="60"/>left_side_specification, </text:span></text:p>
      <text:p text:style-name="P45"><text:span text:style-name="T17"><text:s text:c="60"/>right_side_specification));</text:span></text:p>
      <text:p text:style-name="P52"><text:s text:c="4"/>};</text:p>
      <text:p text:style-name="P52"/>
      <text:p text:style-name="P45"><text:span text:style-name="T17"><text:s text:c="4"/></text:span><text:span text:style-name="T28">Because</text:span><text:span text:style-name="T17"> of = () =&gt; </text:span></text:p>
      <text:p text:style-name="P45"><text:span text:style-name="T17"><text:s text:c="7"/>result = sut.is_satisfied_by(the_item_that_meets_the_left_side_condition);</text:span></text:p>
      <text:p text:style-name="P52"/>
      <text:p text:style-name="P45"><text:span text:style-name="T17"><text:s text:c="4"/></text:span><text:span text:style-name="T28">It</text:span><text:span text:style-name="T17"> should_confirm_that_the_or_operator_specification_was_satisfied = () =&gt; </text:span></text:p>
      <text:p text:style-name="P45"><text:span text:style-name="T17"><text:s text:c="7"/>result.ShouldBeTrue();</text:span></text:p>
      <text:p text:style-name="P45"><text:span text:style-name="T17"><text:s text:c="4"/></text:span></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text:p>
      <text:p text:style-name="P52"><text:s text:c="14"/>x =&gt; x.is_satisfied_by(the_item_that_meets_the_left_side_condition));</text:p>
      <text:p text:style-name="P45"><text:span text:style-name="T17"><text:s text:c="4"/></text:span></text:p>
      <text:p text:style-name="P45"><text:span text:style-name="T17"><text:s text:c="4"/></text:span><text:span text:style-name="T28">It</text:span><text:span text:style-name="T17"> should_not_evaluate_the_right_side_condition = () =&gt;</text:span></text:p>
      <text:p text:style-name="P52"><text:s text:c="7"/>right_side_specification</text:p>
      <text:p text:style-name="P52"><text:s text:c="10"/>.never_received(</text:p>
      <text:p text:style-name="P52"><text:s text:c="13"/>x =&gt; x.is_satisfied_by(the_item_that_meets_the_left_side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the_left_side_condition;</text:span></text:p>
      <text:p text:style-name="P52">}</text:p>
      <text:p text:style-name="P52"/>
      <text:p text:style-name="P45"><text:span text:style-name="T4">public</text:span><text:span text:style-name="T17"> </text:span><text:span text:style-name="T4">class</text:span><text:span text:style-name="T17"> </text:span><text:span text:style-name="T38">when_asked_if_an_item_that_meets_only_the_right_side_condition_satisfies_the_or_operator_specification</text:span><text:span text:style-name="T17"> : </text:span><text:span text:style-name="T38">concern_for_the_or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pan text:style-name="T17"><text:s text:c="8"/>right_side_specification = an&lt;</text:span><text:span text:style-name="T28">ISpecification</text:span><text:span text:style-name="T17">&lt;</text:span><text:span text:style-name="T28">IWhateverType</text:span><text:span text:style-name="T17">&gt;&gt;();</text:span></text:p>
      <text:p text:style-name="P45"><text:span text:style-name="T17"><text:s text:c="8"/>the_item_that_meets_the_right_side_condition = an&lt;</text:span><text:span text:style-name="T28">IWhateverType</text:span><text:span text:style-name="T17">&gt;();</text:span></text:p>
      <text:p text:style-name="P52"/>
      <text:p text:style-name="P52"><text:s text:c="8"/>left_side_specification</text:p>
      <text:p text:style-name="P52"><text:s text:c="11"/>.Stub(x =&gt; x.is_satisfied_by(the_item_that_meets_the_right_side_condition))</text:p>
      <text:p text:style-name="P45"><text:soft-page-break/><text:span text:style-name="T17"><text:s text:c="11"/>.Return(</text:span><text:span text:style-name="T4">false</text:span><text:span text:style-name="T17">);</text:span></text:p>
      <text:p text:style-name="P52"><text:s text:c="8"/>right_side_specification</text:p>
      <text:p text:style-name="P52"><text:s text:c="11"/>.Stub(x =&gt; x.is_satisfied_by(the_item_that_meets_the_right_side_condition))</text:p>
      <text:p text:style-name="P45"><text:span text:style-name="T17"><text:s text:c="11"/>.Return(</text:span><text:span text:style-name="T4">true</text:span><text:span text:style-name="T17">);</text:span></text:p>
      <text:p text:style-name="P52"/>
      <text:p text:style-name="P45"><text:span text:style-name="T17"><text:s text:c="8"/>create_sut_using(() =&gt; </text:span><text:span text:style-name="T4">new</text:span><text:span text:style-name="T17"> </text:span><text:span text:style-name="T38">OrSpecification</text:span><text:span text:style-name="T17">&lt;</text:span><text:span text:style-name="T28">IWhateverType</text:span><text:span text:style-name="T17">&gt;(</text:span></text:p>
      <text:p text:style-name="P45"><text:span text:style-name="T17"><text:s text:c="60"/>left_side_specification, </text:span></text:p>
      <text:p text:style-name="P45"><text:span text:style-name="T17"><text:s text:c="60"/>right_side_specification));</text:span></text:p>
      <text:p text:style-name="P52"><text:s text:c="4"/>};</text:p>
      <text:p text:style-name="P52"/>
      <text:p text:style-name="P45"><text:span text:style-name="T17"><text:s text:c="4"/></text:span><text:span text:style-name="T28">Because</text:span><text:span text:style-name="T17"> of = () =&gt; </text:span></text:p>
      <text:p text:style-name="P45"><text:span text:style-name="T17"><text:s text:c="7"/>result = sut.is_satisfied_by(the_item_that_meets_the_right_side_condition);</text:span></text:p>
      <text:p text:style-name="P52"/>
      <text:p text:style-name="P45"><text:span text:style-name="T17"><text:s text:c="4"/></text:span><text:span text:style-name="T28">It</text:span><text:span text:style-name="T17"> should_confirm_that_the_or_operator_specification_was_satisfied = () =&gt; </text:span></text:p>
      <text:p text:style-name="P45"><text:span text:style-name="T17"><text:s text:c="7"/>result.ShouldBeTrue();</text:span></text:p>
      <text:p text:style-name="P45"><text:span text:style-name="T17"><text:s text:c="8"/></text:span></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text:p>
      <text:p text:style-name="P52"><text:s text:c="13"/>x =&gt; x.is_satisfied_by(the_item_that_meets_the_right_side_condition));</text:p>
      <text:p text:style-name="P52"/>
      <text:p text:style-name="P45"><text:span text:style-name="T17"><text:s text:c="4"/></text:span><text:span text:style-name="T28">It</text:span><text:span text:style-name="T17"> should_evaluate_the_right_side_condition = () =&gt;</text:span></text:p>
      <text:p text:style-name="P52"><text:s text:c="7"/>right_side_specification</text:p>
      <text:p text:style-name="P52"><text:s text:c="10"/>.received(</text:p>
      <text:p text:style-name="P52"><text:s text:c="13"/>x =&gt; x.is_satisfied_by(the_item_that_meets_the_right_side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the_right_side_condition;</text:span></text:p>
      <text:p text:style-name="P52">}</text:p>
      <text:p text:style-name="P52"/>
      <text:p text:style-name="P45"><text:span text:style-name="T4">public</text:span><text:span text:style-name="T17"> </text:span><text:span text:style-name="T4">class</text:span><text:span text:style-name="T17"> </text:span><text:span text:style-name="T38">when_asked_if_an_item_that_does_not_meet_any_of_the_conditions_satisfies_the_or_operator_specification</text:span><text:span text:style-name="T17"> : </text:span><text:span text:style-name="T38">concern_for_the_or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pan text:style-name="T17"><text:s text:c="8"/>right_side_specification = an&lt;</text:span><text:span text:style-name="T28">ISpecification</text:span><text:span text:style-name="T17">&lt;</text:span><text:span text:style-name="T28">IWhateverType</text:span><text:span text:style-name="T17">&gt;&gt;();</text:span></text:p>
      <text:p text:style-name="P45"><text:span text:style-name="T17"><text:s text:c="8"/>the_item_that_meets_no_condition = an&lt;</text:span><text:span text:style-name="T28">IWhateverType</text:span><text:span text:style-name="T17">&gt;();</text:span></text:p>
      <text:p text:style-name="P52"/>
      <text:p text:style-name="P52"><text:s text:c="8"/>left_side_specification</text:p>
      <text:p text:style-name="P52"><text:s text:c="11"/>.Stub(x =&gt; x.is_satisfied_by(the_item_that_meets_no_condition))</text:p>
      <text:p text:style-name="P45"><text:span text:style-name="T17"><text:s text:c="11"/>.Return(</text:span><text:span text:style-name="T4">false</text:span><text:span text:style-name="T17">);</text:span></text:p>
      <text:p text:style-name="P52"><text:s text:c="8"/>right_side_specification</text:p>
      <text:p text:style-name="P52"><text:s text:c="11"/>.Stub(x =&gt; x.is_satisfied_by(the_item_that_meets_no_condition))</text:p>
      <text:p text:style-name="P45"><text:span text:style-name="T17"><text:s text:c="11"/>.Return(</text:span><text:span text:style-name="T4">false</text:span><text:span text:style-name="T17">);</text:span></text:p>
      <text:p text:style-name="P52"/>
      <text:p text:style-name="P45"><text:span text:style-name="T17"><text:s text:c="8"/>create_sut_using(() =&gt; </text:span><text:span text:style-name="T4">new</text:span><text:span text:style-name="T17"> </text:span><text:span text:style-name="T38">OrSpecification</text:span><text:span text:style-name="T17">&lt;</text:span><text:span text:style-name="T28">IWhateverType</text:span><text:span text:style-name="T17">&gt;(</text:span></text:p>
      <text:p text:style-name="P45"><text:span text:style-name="T17"><text:s text:c="60"/>left_side_specification, </text:span></text:p>
      <text:p text:style-name="P45"><text:span text:style-name="T17"><text:s text:c="60"/>right_side_specification));</text:span></text:p>
      <text:p text:style-name="P52"><text:s text:c="4"/>};</text:p>
      <text:p text:style-name="P52"/>
      <text:p text:style-name="P45"><text:span text:style-name="T17"><text:s text:c="4"/></text:span><text:span text:style-name="T28">Because</text:span><text:span text:style-name="T17"> of = () =&gt; result = sut.is_satisfied_by(the_item_that_meets_no_condition);</text:span></text:p>
      <text:p text:style-name="P52"/>
      <text:p text:style-name="P45"><text:span text:style-name="T17"><text:s text:c="4"/></text:span><text:span text:style-name="T28">It</text:span><text:span text:style-name="T17"> should_confirm_that_the_or_operator_specification_was_not_satisfied = () =&gt; </text:span></text:p>
      <text:p text:style-name="P45"><text:span text:style-name="T17"><text:s text:c="7"/>result.ShouldBeFalse();</text:span></text:p>
      <text:p text:style-name="P45"><text:span text:style-name="T17"/></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x =&gt; x.is_satisfied_by(the_item_that_meets_no_condition));</text:p>
      <text:p text:style-name="P52"><text:soft-page-break/></text:p>
      <text:p text:style-name="P45"><text:span text:style-name="T17"><text:s text:c="4"/></text:span><text:span text:style-name="T28">It</text:span><text:span text:style-name="T17"> should_evaluate_the_right_side_condition = () =&gt;</text:span></text:p>
      <text:p text:style-name="P52"><text:s text:c="7"/>right_side_specification</text:p>
      <text:p text:style-name="P52"><text:s text:c="10"/>.received(x =&gt; x.is_satisfied_by(the_item_that_meets_no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no_condition;</text:span></text:p>
      <text:p text:style-name="P52">}</text:p>
      <text:p text:style-name="P3"/>
      <text:p text:style-name="P3">y que obligaria a nuestra clase OrSpecification a hacer lo correcto:</text:p>
      <text:p text:style-name="P3"/>
      <text:p text:style-name="P8"><text:span text:style-name="T9">public</text:span><text:span text:style-name="T22"> </text:span><text:span text:style-name="T9">class</text:span><text:span text:style-name="T22"> </text:span><text:span text:style-name="T42">OrSpecification</text:span><text:span text:style-name="T22">&lt;T&gt; : </text:span><text:span text:style-name="T32">ISpecification</text:span><text:span text:style-name="T22">&lt;T&gt;</text:span></text:p>
      <text:p text:style-name="P10">{</text:p>
      <text:p text:style-name="P19"><text:span text:style-name="T17"><text:s text:c="4"/></text:span><text:span text:style-name="T28">ISpecification</text:span><text:span text:style-name="T17">&lt;T&gt; left_side_specification;</text:span></text:p>
      <text:p text:style-name="P19"><text:span text:style-name="T17"><text:s text:c="4"/></text:span><text:span text:style-name="T28">ISpecification</text:span><text:span text:style-name="T17">&lt;T&gt; right_side_specification;</text:span></text:p>
      <text:p text:style-name="P10"/>
      <text:p text:style-name="P19"><text:span text:style-name="T17"><text:s text:c="4"/></text:span><text:span text:style-name="T4">public</text:span><text:span text:style-name="T17"> OrSpecification(</text:span><text:span text:style-name="T28">ISpecification</text:span><text:span text:style-name="T17">&lt;T&gt; left_side_specification, </text:span></text:p>
      <text:p text:style-name="P19"><text:span text:style-name="T17"><text:s text:c="27"/></text:span><text:span text:style-name="T28">ISpecification</text:span><text:span text:style-name="T17">&lt;T&gt; right_side_specification)</text:span></text:p>
      <text:p text:style-name="P10"><text:s text:c="4"/>{</text:p>
      <text:p text:style-name="P19"><text:span text:style-name="T17"><text:s text:c="8"/></text:span><text:span text:style-name="T4">this</text:span><text:span text:style-name="T17">.left_side_specification = left_side_specification;</text:span></text:p>
      <text:p text:style-name="P19"><text:span text:style-name="T17"><text:s text:c="8"/></text:span><text:span text:style-name="T4">this</text:span><text:span text:style-name="T17">.right_side_specification = right_side_specification;</text:span></text:p>
      <text:p text:style-name="P10"><text:s text:c="4"/>}</text:p>
      <text:p text:style-name="P10"/>
      <text:p text:style-name="P19"><text:span text:style-name="T17"><text:s text:c="4"/></text:span><text:span text:style-name="T4">public</text:span><text:span text:style-name="T17"> </text:span><text:span text:style-name="T4">bool</text:span><text:span text:style-name="T17"> is_satisfied_by(T item)</text:span></text:p>
      <text:p text:style-name="P10"><text:s text:c="4"/>{</text:p>
      <text:p text:style-name="P19"><text:span text:style-name="T17"><text:s text:c="8"/></text:span><text:span text:style-name="T4">return</text:span><text:span text:style-name="T17"> </text:span><text:span text:style-name="T4">this</text:span><text:span text:style-name="T17">.left_side_specification.is_satisfied_by(item) || </text:span></text:p>
      <text:p text:style-name="P10"><text:s text:c="15"/><text:span text:style-name="T2">this</text:span>.right_side_specification.is_satisfied_by(item);</text:p>
      <text:p text:style-name="P10"><text:s text:c="4"/>}</text:p>
      <text:p text:style-name="P10">}</text:p>
      <text:p text:style-name="P3"/>
      <text:p text:style-name="P3">tal y como demuestra la salida de haber ejcutado esta BDD_Spec con TestDriven.NET:</text:p>
      <text:p text:style-name="P3"/>
      <text:p text:style-name="P39">------ Test started: Assembly: dddsample.specs.dll ------</text:p>
      <text:p text:style-name="P40"/>
      <text:p text:style-name="P41">when asked if an item that meets both conditions satisfies the or operator specification</text:p>
      <text:p text:style-name="P44">» should confirm that the or operator specification was satisfied</text:p>
      <text:p text:style-name="P44">» should evaluate the left side condition</text:p>
      <text:p text:style-name="P44">» should not evaluate the right side condition</text:p>
      <text:p text:style-name="P44"/>
      <text:p text:style-name="P44">when asked if an item that meets only the left side condition satisfies the or operator specification</text:p>
      <text:p text:style-name="P44">» should confirm that the or operator specification was satisfied</text:p>
      <text:p text:style-name="P44">» should evaluate the left side condition</text:p>
      <text:p text:style-name="P44">» should not evaluate the right side condition</text:p>
      <text:p text:style-name="P44"/>
      <text:p text:style-name="P44">when asked if an item that meets only the right side condition satisfies the or operator specification</text:p>
      <text:p text:style-name="P44">» should confirm that the or operator specification was satisfied</text:p>
      <text:p text:style-name="P44">» should evaluate the left side condition</text:p>
      <text:p text:style-name="P44">» should evaluate the right side condition</text:p>
      <text:p text:style-name="P44"/>
      <text:p text:style-name="P44">when asked if an item that does not meet any of the conditions satisfies the or operator specification</text:p>
      <text:p text:style-name="P44">» should confirm that the or operator specification was not satisfied</text:p>
      <text:p text:style-name="P44">» should evaluate the left side condition</text:p>
      <text:p text:style-name="P44">» should evaluate the right side condition</text:p>
      <text:p text:style-name="P44"/>
      <text:p text:style-name="P44"/>
      <text:p text:style-name="P44">12 passed, 0 failed, 0 skipped, took 0,65 seconds (Machine.Specifications 0.3.0).</text:p>
      <text:p text:style-name="P3"/>
      <text:p text:style-name="P3">Y con esto habriamos completado nuestro objetivo y quedaria implementada la clase <text:soft-page-break/>OrSpecification&lt;T&gt;, guiados por BDD, elimimando la necesidad de usar la clase abstracta</text:p>
      <text:p text:style-name="P3">Specification&lt;T&gt; y mostrando en el proceso como los conceptos de Dependency Injection abordados en el epigrafe "<text:span text:style-name="T50">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9">When asked if an item that meets the condition satisfies the not operation specification</text:p>
      <text:p text:style-name="P44">» It should confirm that the original condition has been negated</text:p>
      <text:p text:style-name="P44">» It should evaluate the condition</text:p>
      <text:p text:style-name="P44"/>
      <text:p text:style-name="P44">When asked if an item that does not meet the condition satisfies the not operation specification</text:p>
      <text:p text:style-name="P44">» It should confirm that the original condition has been negated</text:p>
      <text:p text:style-name="P44">» It should evaluate the condition</text:p>
      <text:p text:style-name="P2"/>
      <text:p text:style-name="P2">El codigo que implementan ambas BDD_Specs:</text:p>
      <text:p text:style-name="P2"/>
      <text:p text:style-name="P51"><text:span text:style-name="T2">public</text:span> <text:span text:style-name="T2">class</text:span> <text:span text:style-name="T36">concern_for_the_not_specification</text:span> : </text:p>
      <text:p text:style-name="P51"><text:span text:style-name="T36"><text:s text:c="3"/>Observes</text:span>&lt;<text:span text:style-name="T26">ISpecification</text:span>&lt;<text:span text:style-name="T26">IWhateverType</text:span>&gt;, <text:span text:style-name="T36">NotSpecification</text:span>&lt;<text:span text:style-name="T26">IWhateverType</text:span>&gt;&gt; { }</text:p>
      <text:p text:style-name="P52"/>
      <text:p text:style-name="P45"><text:span text:style-name="T4">public</text:span><text:span text:style-name="T17"> </text:span><text:span text:style-name="T4">class</text:span><text:span text:style-name="T17"> </text:span><text:span text:style-name="T38">when_asked_if_an_item_that_meets_the_condition_satisfies_the_not_operation_specification</text:span><text:span text:style-name="T17"> : </text:span><text:span text:style-name="T38">concern_for_the_not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the_to_negate_specification = the_dependency&lt;</text:span><text:span text:style-name="T28">ISpecification</text:span><text:span text:style-name="T17">&lt;</text:span><text:span text:style-name="T28">IWhateverType</text:span><text:span text:style-name="T17">&gt;&gt;();</text:span></text:p>
      <text:p text:style-name="P45"><text:span text:style-name="T17"><text:s text:c="8"/>the_item_that_meets_the_condition = an&lt;</text:span><text:span text:style-name="T28">IWhateverType</text:span><text:span text:style-name="T17">&gt;();</text:span></text:p>
      <text:p text:style-name="P52"/>
      <text:p text:style-name="P52"><text:s text:c="8"/>the_to_negate_specification</text:p>
      <text:p text:style-name="P52"><text:s text:c="11"/>.Stub(x =&gt; x.is_satisfied_by(the_item_that_meets_the_condition))</text:p>
      <text:p text:style-name="P45"><text:span text:style-name="T17"><text:s text:c="11"/>.Return(</text:span><text:span text:style-name="T4">true</text:span><text:span text:style-name="T17">);</text:span></text:p>
      <text:p text:style-name="P52"><text:s text:c="4"/>};</text:p>
      <text:p text:style-name="P52"/>
      <text:p text:style-name="P45"><text:span text:style-name="T17"><text:s text:c="4"/></text:span><text:span text:style-name="T28">Because</text:span><text:span text:style-name="T17"> of = () =&gt; result = sut.is_satisfied_by(the_item_that_meets_the_condition);</text:span></text:p>
      <text:p text:style-name="P52"/>
      <text:p text:style-name="P45"><text:span text:style-name="T17"><text:s text:c="4"/></text:span><text:span text:style-name="T28">It</text:span><text:span text:style-name="T17"> should_confirm_that_the_original_condition_has_been_negated = () =&gt; </text:span></text:p>
      <text:p text:style-name="P45"><text:span text:style-name="T17"><text:s text:c="7"/>result.ShouldBeFalse();</text:span></text:p>
      <text:p text:style-name="P52"/>
      <text:p text:style-name="P45"><text:span text:style-name="T17"><text:s text:c="4"/></text:span><text:span text:style-name="T28">It</text:span><text:span text:style-name="T17"> should_evaluate_the_condition = () =&gt;</text:span></text:p>
      <text:p text:style-name="P52"><text:s text:c="7"/>the_to_negate_specification</text:p>
      <text:p text:style-name="P52"><text:s text:c="10"/>.received(x =&gt; x.is_satisfied_by(the_item_that_meets_the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WhateverType</text:span><text:span text:style-name="T17"> the_item_that_meets_the_condi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the_to_negate_specification;</text:span></text:p>
      <text:p text:style-name="P52">}</text:p>
      <text:p text:style-name="P52"/>
      <text:p text:style-name="P45"><text:span text:style-name="T4">public</text:span><text:span text:style-name="T17"> </text:span><text:span text:style-name="T4">class</text:span><text:span text:style-name="T17"> </text:span><text:span text:style-name="T38">when_asked_if_an_item_that_does_not_meet_the_condition_satisfies_the_not_operation_specification</text:span><text:span text:style-name="T17"> : </text:span><text:span text:style-name="T38">concern_for_the_not_specification</text:span></text:p>
      <text:p text:style-name="P52">{</text:p>
      <text:p text:style-name="P45"><text:span text:style-name="T17"><text:s text:c="4"/></text:span><text:span text:style-name="T28">Establish</text:span><text:span text:style-name="T17"> context = () =&gt;</text:span></text:p>
      <text:p text:style-name="P52"><text:soft-page-break/><text:s text:c="4"/>{</text:p>
      <text:p text:style-name="P45"><text:span text:style-name="T17"><text:s text:c="8"/>the_to_negate_specification = the_dependency&lt;</text:span><text:span text:style-name="T28">ISpecification</text:span><text:span text:style-name="T17">&lt;</text:span><text:span text:style-name="T28">IWhateverType</text:span><text:span text:style-name="T17">&gt;&gt;();</text:span></text:p>
      <text:p text:style-name="P45"><text:span text:style-name="T17"><text:s text:c="8"/>the_item_that_does_not_meet_the_condition = an&lt;</text:span><text:span text:style-name="T28">IWhateverType</text:span><text:span text:style-name="T17">&gt;();</text:span></text:p>
      <text:p text:style-name="P52"/>
      <text:p text:style-name="P52"><text:s text:c="8"/>the_to_negate_specification</text:p>
      <text:p text:style-name="P52"><text:s text:c="11"/>.Stub(x =&gt; x.is_satisfied_by(the_item_that_does_not_meet_the_condition))</text:p>
      <text:p text:style-name="P45"><text:span text:style-name="T17"><text:s text:c="11"/>.Return(</text:span><text:span text:style-name="T4">false</text:span><text:span text:style-name="T17">);</text:span></text:p>
      <text:p text:style-name="P52"><text:s text:c="4"/>};</text:p>
      <text:p text:style-name="P52"/>
      <text:p text:style-name="P45"><text:span text:style-name="T17"><text:s text:c="4"/></text:span><text:span text:style-name="T28">Because</text:span><text:span text:style-name="T17"> of = () =&gt; </text:span></text:p>
      <text:p text:style-name="P45"><text:span text:style-name="T17"><text:s text:c="7"/>result = sut.is_satisfied_by(the_item_that_does_not_meet_the_condition);</text:span></text:p>
      <text:p text:style-name="P52"/>
      <text:p text:style-name="P45"><text:span text:style-name="T17"><text:s text:c="4"/></text:span><text:span text:style-name="T28">It</text:span><text:span text:style-name="T17"> should_confirm_that_the_original_condition_has_been_negated = () =&gt; </text:span></text:p>
      <text:p text:style-name="P45"><text:span text:style-name="T17"><text:s text:c="7"/>result.ShouldBeTrue();</text:span></text:p>
      <text:p text:style-name="P52"/>
      <text:p text:style-name="P45"><text:span text:style-name="T17"><text:s text:c="4"/></text:span><text:span text:style-name="T28">It</text:span><text:span text:style-name="T17"> should_evaluate_the_condition = () =&gt;</text:span></text:p>
      <text:p text:style-name="P52"><text:s text:c="7"/>the_to_negate_specification</text:p>
      <text:p text:style-name="P52"><text:s text:c="10"/>.received(x =&gt; x.is_satisfied_by(the_item_that_does_not_meet_the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WhateverType</text:span><text:span text:style-name="T17"> the_item_that_does_not_meet_the_condi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the_to_negate_specification;</text:span></text:p>
      <text:p text:style-name="P52">}</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4351000" text:continue-list="list34343395" text:style-name="L5">
        <text:list-item>
          <text:p text:style-name="P29">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8"><text:span text:style-name="T4">public</text:span><text:span text:style-name="T17"> </text:span><text:span text:style-name="T4">class</text:span><text:span text:style-name="T17"> </text:span><text:span text:style-name="T38">NotSpecification</text:span><text:span text:style-name="T17">&lt;T&gt; : </text:span><text:span text:style-name="T28">ISpecification</text:span><text:span text:style-name="T17">&lt;T&gt; </text:span></text:p>
      <text:p text:style-name="P10">{</text:p>
      <text:p text:style-name="P19"><text:span text:style-name="T17"><text:s text:c="4"/></text:span><text:span text:style-name="T28">ISpecification</text:span><text:span text:style-name="T17">&lt;T&gt; to_negate_specification;</text:span></text:p>
      <text:p text:style-name="P10"/>
      <text:p text:style-name="P19"><text:span text:style-name="T17"><text:s text:c="4"/></text:span><text:span text:style-name="T4">public</text:span><text:span text:style-name="T17"> NotSpecification(</text:span><text:span text:style-name="T28">ISpecification</text:span><text:span text:style-name="T17">&lt;T&gt; to_negate_specification)</text:span></text:p>
      <text:p text:style-name="P10"><text:s text:c="4"/>{</text:p>
      <text:p text:style-name="P19"><text:span text:style-name="T17"><text:s text:c="8"/></text:span><text:span text:style-name="T4">this</text:span><text:span text:style-name="T17">.to_negate_specification = to_negate_specification;</text:span></text:p>
      <text:p text:style-name="P10"><text:s text:c="4"/>}</text:p>
      <text:p text:style-name="P10"/>
      <text:p text:style-name="P19"><text:span text:style-name="T17"><text:s text:c="4"/></text:span><text:span text:style-name="T4">public</text:span><text:span text:style-name="T17"> </text:span><text:span text:style-name="T4">bool</text:span><text:span text:style-name="T17"> is_satisfied_by(T item)</text:span></text:p>
      <text:p text:style-name="P10"><text:s text:c="4"/>{</text:p>
      <text:p text:style-name="P19"><text:span text:style-name="T17"><text:s text:c="8"/></text:span><text:span text:style-name="T4">return</text:span><text:span text:style-name="T17"> !</text:span><text:span text:style-name="T4">this</text:span><text:span text:style-name="T17">.to_negate_specification.is_satisfied_by(item);</text:span></text:p>
      <text:p text:style-name="P10"><text:s text:c="4"/>}</text:p>
      <text:p text:style-name="P10">}</text:p>
      <text:p text:style-name="P2"/>
      <text:p text:style-name="P2">Y todo funciona segun lo previsto tal y como demuestra el log de TestDriven.NET:</text:p>
      <text:p text:style-name="P2"/>
      <text:p text:style-name="P39">------ Test started: Assembly: dddsample.specs.dll ------</text:p>
      <text:p text:style-name="P40"/>
      <text:p text:style-name="P39">when asked if an item that meets the condition satisfies the not operation specification</text:p>
      <text:p text:style-name="P44"><text:soft-page-break/>» should confirm that the original condition has been negated</text:p>
      <text:p text:style-name="P44">» should evaluate the condition</text:p>
      <text:p text:style-name="P44"/>
      <text:p text:style-name="P44">when asked if an item that does not meet the condition satisfies the not operation specification</text:p>
      <text:p text:style-name="P44">» should confirm that the original condition has been negated</text:p>
      <text:p text:style-name="P44">» should evaluate the condition</text:p>
      <text:p text:style-name="P44"/>
      <text:p text:style-name="P44"/>
      <text:p text:style-name="P44">4 passed, 0 failed, 0 skipped, took 0,62 seconds (Machine.Specifications 0.3.0).</text:p>
      <text:p text:style-name="P35"/>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9">When asked if an item that meets both conditions satisfies the and operator specification</text:p>
      <text:p text:style-name="P44">» It should confirm that the and operator specification was satisfied</text:p>
      <text:p text:style-name="P44">» It should evaluate the left side condition</text:p>
      <text:p text:style-name="P44">» It should evaluate the right side condition</text:p>
      <text:p text:style-name="P44"/>
      <text:p text:style-name="P44">When asked if an item that meets only the left side condition satisfies the and operator specification</text:p>
      <text:p text:style-name="P44">» It should confirm that the and operator specification was not satisfied</text:p>
      <text:p text:style-name="P44">» It should evaluate the left side condition</text:p>
      <text:p text:style-name="P44">» It should evaluate the right side condition</text:p>
      <text:p text:style-name="P44"/>
      <text:p text:style-name="P44">When asked if an item that meets only the right side condition satisfies the and operator specification</text:p>
      <text:p text:style-name="P44">» It should confirm that the and operator specification was not satisfied</text:p>
      <text:p text:style-name="P44">» It should evaluate the left side condition</text:p>
      <text:p text:style-name="P44">» It should not evaluate the right side condition</text:p>
      <text:p text:style-name="P44"/>
      <text:p text:style-name="P44">When asked if an item that does not meet any of the conditions satisfies the and operator specification</text:p>
      <text:p text:style-name="P44">» It should confirm that the and operator specification was not satisfied</text:p>
      <text:p text:style-name="P44">» It should evaluate the left side condition</text:p>
      <text:p text:style-name="P44">»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57"><text:span text:style-name="T4">public</text:span><text:span text:style-name="T17"> </text:span><text:span text:style-name="T4">class</text:span><text:span text:style-name="T17"> </text:span><text:span text:style-name="T38">concern_for_the_and_specification</text:span><text:span text:style-name="T17"> : </text:span></text:p>
      <text:p text:style-name="P57"><text:span text:style-name="T17"><text:s text:c="3"/></text:span><text:span text:style-name="T38">Observes</text:span><text:span text:style-name="T17">&lt;</text:span><text:span text:style-name="T28">ISpecification</text:span><text:span text:style-name="T17">&lt;</text:span><text:span text:style-name="T28">IWhateverType</text:span><text:span text:style-name="T17">&gt;, </text:span><text:span text:style-name="T38">AndSpecification</text:span><text:span text:style-name="T17">&lt;</text:span><text:span text:style-name="T28">IWhateverType</text:span><text:span text:style-name="T17">&gt;&gt; { }</text:span></text:p>
      <text:p text:style-name="P52"/>
      <text:p text:style-name="P45"><text:span text:style-name="T4">public</text:span><text:span text:style-name="T17"> </text:span><text:span text:style-name="T4">class</text:span><text:span text:style-name="T17"> </text:span><text:span text:style-name="T38">when_asked_if_an_item_that_meets_both_conditions_satisfies_the_and_operator_specification</text:span><text:span text:style-name="T17"> : </text:span><text:span text:style-name="T38">concern_for_the_and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oft-page-break/><text:span text:style-name="T17"><text:s text:c="8"/>right_side_specification = an&lt;</text:span><text:span text:style-name="T28">ISpecification</text:span><text:span text:style-name="T17">&lt;</text:span><text:span text:style-name="T28">IWhateverType</text:span><text:span text:style-name="T17">&gt;&gt;();</text:span></text:p>
      <text:p text:style-name="P45"><text:span text:style-name="T17"><text:s text:c="8"/>the_item_that_meets_both_conditions = an&lt;</text:span><text:span text:style-name="T28">IWhateverType</text:span><text:span text:style-name="T17">&gt;();</text:span></text:p>
      <text:p text:style-name="P52"/>
      <text:p text:style-name="P52"><text:s text:c="8"/>left_side_specification</text:p>
      <text:p text:style-name="P52"><text:s text:c="11"/>.Stub(x =&gt; x.is_satisfied_by(the_item_that_meets_both_conditions))</text:p>
      <text:p text:style-name="P45"><text:span text:style-name="T17"><text:s text:c="11"/>.Return(</text:span><text:span text:style-name="T4">true</text:span><text:span text:style-name="T17">);</text:span></text:p>
      <text:p text:style-name="P52"><text:s text:c="8"/>right_side_specification</text:p>
      <text:p text:style-name="P52"><text:s text:c="11"/>.Stub(x =&gt; x.is_satisfied_by(the_item_that_meets_both_conditions))</text:p>
      <text:p text:style-name="P45"><text:span text:style-name="T17"><text:s text:c="11"/>.Return(</text:span><text:span text:style-name="T4">true</text:span><text:span text:style-name="T17">);</text:span></text:p>
      <text:p text:style-name="P52"/>
      <text:p text:style-name="P45"><text:span text:style-name="T17"><text:s text:c="8"/>create_sut_using(() =&gt; </text:span><text:span text:style-name="T4">new</text:span><text:span text:style-name="T17"> </text:span><text:span text:style-name="T38">AndSpecification</text:span><text:span text:style-name="T17">&lt;</text:span><text:span text:style-name="T28">IWhateverType</text:span><text:span text:style-name="T17">&gt;(</text:span></text:p>
      <text:p text:style-name="P45"><text:span text:style-name="T17"><text:s text:c="60"/>left_side_specification, </text:span></text:p>
      <text:p text:style-name="P45"><text:span text:style-name="T17"><text:s text:c="60"/>right_side_specification));</text:span></text:p>
      <text:p text:style-name="P52"><text:s text:c="4"/>};</text:p>
      <text:p text:style-name="P52"/>
      <text:p text:style-name="P45"><text:span text:style-name="T17"><text:s text:c="4"/></text:span><text:span text:style-name="T28">Because</text:span><text:span text:style-name="T17"> of = () =&gt; result = </text:span></text:p>
      <text:p text:style-name="P45"><text:span text:style-name="T17"><text:s text:c="7"/>sut.is_satisfied_by(the_item_that_meets_both_conditions);</text:span></text:p>
      <text:p text:style-name="P52"/>
      <text:p text:style-name="P45"><text:span text:style-name="T17"><text:s text:c="4"/></text:span><text:span text:style-name="T28">It</text:span><text:span text:style-name="T17"> should_confirm_that_the_and_operator_specification_was_satisfied = () =&gt; </text:span></text:p>
      <text:p text:style-name="P45"><text:span text:style-name="T17"><text:s text:c="7"/>result.ShouldBeTrue();</text:span></text:p>
      <text:p text:style-name="P45"><text:span text:style-name="T17"/></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x =&gt; x.is_satisfied_by(the_item_that_meets_both_conditions));</text:p>
      <text:p text:style-name="P52"/>
      <text:p text:style-name="P45"><text:span text:style-name="T17"><text:s text:c="4"/></text:span><text:span text:style-name="T28">It</text:span><text:span text:style-name="T17"> should_evaluate_the_right_side_condition = () =&gt;</text:span></text:p>
      <text:p text:style-name="P52"><text:s text:c="7"/>right_side_specification</text:p>
      <text:p text:style-name="P52"><text:s text:c="10"/>.received(x =&gt; x.is_satisfied_by(the_item_that_meets_both_conditions));</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both_conditions;</text:span></text:p>
      <text:p text:style-name="P52">}</text:p>
      <text:p text:style-name="P52"/>
      <text:p text:style-name="P45"><text:span text:style-name="T4">public</text:span><text:span text:style-name="T17"> </text:span><text:span text:style-name="T4">class</text:span><text:span text:style-name="T17"> </text:span><text:span text:style-name="T38">when_asked_if_an_item_that_meets_only_the_left_side_condition_satisfies_the_and_operator_specification</text:span><text:span text:style-name="T17"> : </text:span><text:span text:style-name="T38">concern_for_the_and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pan text:style-name="T17"><text:s text:c="8"/>right_side_specification = an&lt;</text:span><text:span text:style-name="T28">ISpecification</text:span><text:span text:style-name="T17">&lt;</text:span><text:span text:style-name="T28">IWhateverType</text:span><text:span text:style-name="T17">&gt;&gt;(); <text:s text:c="11"/></text:span></text:p>
      <text:p text:style-name="P45"><text:span text:style-name="T17"><text:s text:c="8"/>the_item_that_meets_the_left_side_condition = an&lt;</text:span><text:span text:style-name="T28">IWhateverType</text:span><text:span text:style-name="T17">&gt;();</text:span></text:p>
      <text:p text:style-name="P52"/>
      <text:p text:style-name="P52"><text:s text:c="8"/>left_side_specification</text:p>
      <text:p text:style-name="P52"><text:s text:c="11"/>.Stub(x =&gt; x.is_satisfied_by(the_item_that_meets_the_left_side_condition))</text:p>
      <text:p text:style-name="P45"><text:span text:style-name="T17"><text:s text:c="11"/>.Return(</text:span><text:span text:style-name="T4">true</text:span><text:span text:style-name="T17">);</text:span></text:p>
      <text:p text:style-name="P52"><text:s text:c="8"/>right_side_specification</text:p>
      <text:p text:style-name="P52"><text:s text:c="11"/>.Stub(x =&gt; x.is_satisfied_by(the_item_that_meets_the_left_side_condition))</text:p>
      <text:p text:style-name="P45"><text:span text:style-name="T17"><text:s text:c="11"/>.Return(</text:span><text:span text:style-name="T4">false</text:span><text:span text:style-name="T17">);</text:span></text:p>
      <text:p text:style-name="P52"/>
      <text:p text:style-name="P45"><text:span text:style-name="T17"><text:s text:c="8"/>create_sut_using(() =&gt; </text:span><text:span text:style-name="T4">new</text:span><text:span text:style-name="T17"> </text:span><text:span text:style-name="T38">AndSpecification</text:span><text:span text:style-name="T17">&lt;</text:span><text:span text:style-name="T28">IWhateverType</text:span><text:span text:style-name="T17">&gt;(</text:span></text:p>
      <text:p text:style-name="P45"><text:span text:style-name="T17"><text:s text:c="60"/>left_side_specification, </text:span></text:p>
      <text:p text:style-name="P45"><text:span text:style-name="T17"><text:s text:c="60"/>right_side_specification));</text:span></text:p>
      <text:p text:style-name="P52"><text:s text:c="4"/>};</text:p>
      <text:p text:style-name="P52"/>
      <text:p text:style-name="P45"><text:span text:style-name="T17"><text:s text:c="4"/></text:span><text:span text:style-name="T28">Because</text:span><text:span text:style-name="T17"> of = () =&gt; </text:span></text:p>
      <text:p text:style-name="P45"><text:span text:style-name="T17"><text:s text:c="8"/>result = sut.is_satisfied_by(the_item_that_meets_the_left_side_condition);</text:span></text:p>
      <text:p text:style-name="P52"/>
      <text:p text:style-name="P45"><text:span text:style-name="T17"><text:s text:c="4"/></text:span><text:span text:style-name="T28">It</text:span><text:span text:style-name="T17"> should_confirm_that_the_and_operator_specification_was_not_satisfied = () =&gt; </text:span></text:p>
      <text:p text:style-name="P45"><text:span text:style-name="T17"><text:s text:c="7"/>result.ShouldBeFalse();</text:span></text:p>
      <text:p text:style-name="P45"><text:soft-page-break/><text:span text:style-name="T17"/></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text:p>
      <text:p text:style-name="P52"><text:s text:c="13"/>x =&gt; x.is_satisfied_by(the_item_that_meets_the_left_side_condition));</text:p>
      <text:p text:style-name="P52"/>
      <text:p text:style-name="P45"><text:span text:style-name="T17"><text:s text:c="4"/></text:span><text:span text:style-name="T28">It</text:span><text:span text:style-name="T17"> should_evaluate_the_right_side_condition = () =&gt;</text:span></text:p>
      <text:p text:style-name="P52"><text:s text:c="7"/>right_side_specification</text:p>
      <text:p text:style-name="P52"><text:s text:c="10"/>.received(</text:p>
      <text:p text:style-name="P52"><text:s text:c="13"/>x =&gt; x.is_satisfied_by(the_item_that_meets_the_left_side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the_left_side_condition;</text:span></text:p>
      <text:p text:style-name="P52">}</text:p>
      <text:p text:style-name="P52"/>
      <text:p text:style-name="P45"><text:span text:style-name="T4">public</text:span><text:span text:style-name="T17"> </text:span><text:span text:style-name="T4">class</text:span><text:span text:style-name="T17"> </text:span><text:span text:style-name="T38">when_asked_if_an_item_that_meets_only_the_right_side_condition_satisfies_the_and_operator_specification</text:span><text:span text:style-name="T17"> : </text:span><text:span text:style-name="T38">concern_for_the_and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pan text:style-name="T17"><text:s text:c="8"/>right_side_specification = an&lt;</text:span><text:span text:style-name="T28">ISpecification</text:span><text:span text:style-name="T17">&lt;</text:span><text:span text:style-name="T28">IWhateverType</text:span><text:span text:style-name="T17">&gt;&gt;();</text:span></text:p>
      <text:p text:style-name="P45"><text:span text:style-name="T17"><text:s text:c="8"/>the_item_that_meets_the_right_side_condition = an&lt;</text:span><text:span text:style-name="T28">IWhateverType</text:span><text:span text:style-name="T17">&gt;();</text:span></text:p>
      <text:p text:style-name="P52"/>
      <text:p text:style-name="P52"><text:s text:c="8"/>left_side_specification</text:p>
      <text:p text:style-name="P52"><text:s text:c="11"/>.Stub(x =&gt; x.is_satisfied_by(the_item_that_meets_the_right_side_condition))</text:p>
      <text:p text:style-name="P45"><text:span text:style-name="T17"><text:s text:c="11"/>.Return(</text:span><text:span text:style-name="T4">false</text:span><text:span text:style-name="T17">);</text:span></text:p>
      <text:p text:style-name="P52"><text:s text:c="8"/>right_side_specification</text:p>
      <text:p text:style-name="P52"><text:s text:c="11"/>.Stub(x =&gt; x.is_satisfied_by(the_item_that_meets_the_right_side_condition))</text:p>
      <text:p text:style-name="P45"><text:span text:style-name="T17"><text:s text:c="11"/>.Return(</text:span><text:span text:style-name="T4">true</text:span><text:span text:style-name="T17">);</text:span></text:p>
      <text:p text:style-name="P52"/>
      <text:p text:style-name="P45"><text:span text:style-name="T17"><text:s text:c="8"/>create_sut_using(() =&gt; </text:span><text:span text:style-name="T4">new</text:span><text:span text:style-name="T17"> </text:span><text:span text:style-name="T38">AndSpecification</text:span><text:span text:style-name="T17">&lt;</text:span><text:span text:style-name="T28">IWhateverType</text:span><text:span text:style-name="T17">&gt;(</text:span></text:p>
      <text:p text:style-name="P45"><text:span text:style-name="T17"><text:s text:c="60"/>left_side_specification, </text:span></text:p>
      <text:p text:style-name="P45"><text:span text:style-name="T17"><text:s text:c="60"/>right_side_specification));</text:span></text:p>
      <text:p text:style-name="P52"><text:s text:c="4"/>};</text:p>
      <text:p text:style-name="P52"><text:span text:style-name="T17"/></text:p>
      <text:p text:style-name="P45"><text:span text:style-name="T17"><text:s text:c="4"/></text:span><text:span text:style-name="T28">Because</text:span><text:span text:style-name="T17"> of = () =&gt; </text:span></text:p>
      <text:p text:style-name="P45"><text:span text:style-name="T17"><text:s text:c="7"/>result = sut.is_satisfied_by(the_item_that_meets_the_right_side_condition);</text:span></text:p>
      <text:p text:style-name="P52"/>
      <text:p text:style-name="P45"><text:span text:style-name="T17"><text:s text:c="4"/></text:span><text:span text:style-name="T28">It</text:span><text:span text:style-name="T17"> should_confirm_that_the_and_operator_specification_was_not_satisfied = () =&gt; </text:span></text:p>
      <text:p text:style-name="P45"><text:span text:style-name="T17"><text:s text:c="7"/>result.ShouldBeFalse();</text:span></text:p>
      <text:p text:style-name="P45"><text:span text:style-name="T17"/></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text:p>
      <text:p text:style-name="P52"><text:s text:c="13"/>x =&gt; x.is_satisfied_by(the_item_that_meets_the_right_side_condition));</text:p>
      <text:p text:style-name="P52"/>
      <text:p text:style-name="P45"><text:span text:style-name="T17"><text:s text:c="4"/></text:span><text:span text:style-name="T28">It</text:span><text:span text:style-name="T17"> should_not_evaluate_the_right_side_condition = () =&gt;</text:span></text:p>
      <text:p text:style-name="P52"><text:s text:c="7"/>right_side_specification</text:p>
      <text:p text:style-name="P52"><text:s text:c="10"/>.never_received(</text:p>
      <text:p text:style-name="P52"><text:s text:c="13"/>x =&gt; x.is_satisfied_by(the_item_that_meets_the_right_side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the_right_side_condition;</text:span></text:p>
      <text:p text:style-name="P52">}</text:p>
      <text:p text:style-name="P52"/>
      <text:p text:style-name="P45"><text:span text:style-name="T4">public</text:span><text:span text:style-name="T17"> </text:span><text:span text:style-name="T4">class</text:span><text:span text:style-name="T17"> </text:span><text:soft-page-break/><text:span text:style-name="T38">when_asked_if_an_item_that_does_not_meet_any_of_the_conditions_satisfies_the_and_operator_specification</text:span><text:span text:style-name="T17"> : </text:span><text:span text:style-name="T38">concern_for_the_and_specification</text:span></text:p>
      <text:p text:style-name="P52">{</text:p>
      <text:p text:style-name="P45"><text:span text:style-name="T17"><text:s text:c="4"/></text:span><text:span text:style-name="T28">Establish</text:span><text:span text:style-name="T17"> context = () =&gt;</text:span></text:p>
      <text:p text:style-name="P52"><text:s text:c="4"/>{</text:p>
      <text:p text:style-name="P45"><text:span text:style-name="T17"><text:s text:c="8"/>left_side_specification = an&lt;</text:span><text:span text:style-name="T28">ISpecification</text:span><text:span text:style-name="T17">&lt;</text:span><text:span text:style-name="T28">IWhateverType</text:span><text:span text:style-name="T17">&gt;&gt;();</text:span></text:p>
      <text:p text:style-name="P45"><text:span text:style-name="T17"><text:s text:c="8"/>right_side_specification = an&lt;</text:span><text:span text:style-name="T28">ISpecification</text:span><text:span text:style-name="T17">&lt;</text:span><text:span text:style-name="T28">IWhateverType</text:span><text:span text:style-name="T17">&gt;&gt;();</text:span></text:p>
      <text:p text:style-name="P45"><text:span text:style-name="T17"><text:s text:c="8"/>the_item_that_meets_no_condition = an&lt;</text:span><text:span text:style-name="T28">IWhateverType</text:span><text:span text:style-name="T17">&gt;();</text:span></text:p>
      <text:p text:style-name="P52"/>
      <text:p text:style-name="P52"><text:s text:c="8"/>left_side_specification</text:p>
      <text:p text:style-name="P52"><text:s text:c="11"/>.Stub(x =&gt; x.is_satisfied_by(the_item_that_meets_no_condition))</text:p>
      <text:p text:style-name="P45"><text:span text:style-name="T17"><text:s text:c="11"/>.Return(</text:span><text:span text:style-name="T4">false</text:span><text:span text:style-name="T17">);</text:span></text:p>
      <text:p text:style-name="P52"><text:s text:c="8"/>right_side_specification</text:p>
      <text:p text:style-name="P52"><text:s text:c="11"/>.Stub(x =&gt; x.is_satisfied_by(the_item_that_meets_no_condition))</text:p>
      <text:p text:style-name="P45"><text:span text:style-name="T17"><text:s text:c="11"/>.Return(</text:span><text:span text:style-name="T4">false</text:span><text:span text:style-name="T17">);</text:span></text:p>
      <text:p text:style-name="P52"/>
      <text:p text:style-name="P45"><text:span text:style-name="T17"><text:s text:c="8"/>create_sut_using(() =&gt; </text:span><text:span text:style-name="T4">new</text:span><text:span text:style-name="T17"> </text:span><text:span text:style-name="T38">AndSpecification</text:span><text:span text:style-name="T17">&lt;</text:span><text:span text:style-name="T28">IWhateverType</text:span><text:span text:style-name="T17">&gt;(</text:span></text:p>
      <text:p text:style-name="P45"><text:span text:style-name="T17"><text:s text:c="60"/>left_side_specification, </text:span></text:p>
      <text:p text:style-name="P45"><text:span text:style-name="T17"><text:s text:c="60"/>right_side_specification));</text:span></text:p>
      <text:p text:style-name="P52"><text:s text:c="4"/>};</text:p>
      <text:p text:style-name="P52"/>
      <text:p text:style-name="P45"><text:span text:style-name="T17"><text:s text:c="4"/></text:span><text:span text:style-name="T28">Because</text:span><text:span text:style-name="T17"> of = () =&gt; result = sut.is_satisfied_by(the_item_that_meets_no_condition);</text:span></text:p>
      <text:p text:style-name="P52"/>
      <text:p text:style-name="P45"><text:span text:style-name="T17"><text:s text:c="4"/></text:span><text:span text:style-name="T28">It</text:span><text:span text:style-name="T17"> should_confirm_that_the_and_operator_specification_was_not_satisfied = () =&gt; </text:span></text:p>
      <text:p text:style-name="P45"><text:span text:style-name="T17"><text:s text:c="7"/>result.ShouldBeFalse();</text:span></text:p>
      <text:p text:style-name="P45"><text:span text:style-name="T17"/></text:p>
      <text:p text:style-name="P45"><text:span text:style-name="T17"><text:s text:c="4"/></text:span><text:span text:style-name="T28">It</text:span><text:span text:style-name="T17"> should_evaluate_the_left_side_condition = () =&gt;</text:span></text:p>
      <text:p text:style-name="P52"><text:s text:c="7"/>left_side_specification</text:p>
      <text:p text:style-name="P52"><text:s text:c="10"/>.received(x =&gt; x.is_satisfied_by(the_item_that_meets_no_condition));</text:p>
      <text:p text:style-name="P52"/>
      <text:p text:style-name="P45"><text:span text:style-name="T17"><text:s text:c="4"/></text:span><text:span text:style-name="T28">It</text:span><text:span text:style-name="T17"> should_not_evaluate_the_right_side_condition = () =&gt;</text:span></text:p>
      <text:p text:style-name="P52"><text:s text:c="7"/>right_side_specification</text:p>
      <text:p text:style-name="P52"><text:s text:c="10"/>.never_received(x =&gt; x.is_satisfied_by(the_item_that_meets_no_condition));</text:p>
      <text:p text:style-name="P52"/>
      <text:p text:style-name="P45"><text:span text:style-name="T17"><text:s text:c="4"/></text:span><text:span text:style-name="T4">static</text:span><text:span text:style-name="T17"> </text:span><text:span text:style-name="T4">bool</text:span><text:span text:style-name="T17"> result;</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left_side_specification;</text:span></text:p>
      <text:p text:style-name="P45"><text:span text:style-name="T17"><text:s text:c="4"/></text:span><text:span text:style-name="T4">static</text:span><text:span text:style-name="T17"> </text:span><text:span text:style-name="T28">ISpecification</text:span><text:span text:style-name="T17">&lt;</text:span><text:span text:style-name="T28">IWhateverType</text:span><text:span text:style-name="T17">&gt; right_side_specification;</text:span></text:p>
      <text:p text:style-name="P45"><text:span text:style-name="T17"><text:s text:c="4"/></text:span><text:span text:style-name="T4">static</text:span><text:span text:style-name="T17"> </text:span><text:span text:style-name="T28">IWhateverType</text:span><text:span text:style-name="T17"> the_item_that_meets_no_condition;</text:span></text:p>
      <text:p text:style-name="P52">}</text:p>
      <text:p text:style-name="P3"/>
      <text:p text:style-name="P3">y la clase que hace que se cumplan las BDD_Specs:</text:p>
      <text:p text:style-name="P3"/>
      <text:p text:style-name="P57"><text:span text:style-name="T4">public</text:span><text:span text:style-name="T17"> </text:span><text:span text:style-name="T4">class</text:span><text:span text:style-name="T17"> </text:span><text:span text:style-name="T38">AndSpecification</text:span><text:span text:style-name="T17">&lt;T&gt; : </text:span><text:span text:style-name="T28">ISpecification</text:span><text:span text:style-name="T17">&lt;T&gt;</text:span></text:p>
      <text:p text:style-name="P52">{</text:p>
      <text:p text:style-name="P45"><text:span text:style-name="T17"><text:s text:c="4"/></text:span><text:span text:style-name="T28">ISpecification</text:span><text:span text:style-name="T17">&lt;T&gt; left_side_specification;</text:span></text:p>
      <text:p text:style-name="P45"><text:span text:style-name="T17"><text:s text:c="4"/></text:span><text:span text:style-name="T28">ISpecification</text:span><text:span text:style-name="T17">&lt;T&gt; right_side_specification;</text:span></text:p>
      <text:p text:style-name="P52"/>
      <text:p text:style-name="P45"><text:span text:style-name="T17"><text:s text:c="4"/></text:span><text:span text:style-name="T4">public</text:span><text:span text:style-name="T17"> AndSpecification(</text:span><text:span text:style-name="T28">ISpecification</text:span><text:span text:style-name="T17">&lt;T&gt; left_side_specification, </text:span></text:p>
      <text:p text:style-name="P45"><text:span text:style-name="T17"><text:s text:c="28"/></text:span><text:span text:style-name="T28">ISpecification</text:span><text:span text:style-name="T17">&lt;T&gt; right_side_specification)</text:span></text:p>
      <text:p text:style-name="P52"><text:s text:c="4"/>{</text:p>
      <text:p text:style-name="P45"><text:span text:style-name="T17"><text:s text:c="8"/></text:span><text:span text:style-name="T4">this</text:span><text:span text:style-name="T17">.left_side_specification = left_side_specification;</text:span></text:p>
      <text:p text:style-name="P45"><text:span text:style-name="T17"><text:s text:c="8"/></text:span><text:span text:style-name="T4">this</text:span><text:span text:style-name="T17">.right_side_specification = right_side_specification;</text:span></text:p>
      <text:p text:style-name="P52"><text:s text:c="4"/>}</text:p>
      <text:p text:style-name="P52"/>
      <text:p text:style-name="P45"><text:span text:style-name="T17"><text:s text:c="4"/></text:span><text:span text:style-name="T4">public</text:span><text:span text:style-name="T17"> </text:span><text:span text:style-name="T4">bool</text:span><text:span text:style-name="T17"> is_satisfied_by(T item)</text:span></text:p>
      <text:p text:style-name="P52"><text:s text:c="4"/>{</text:p>
      <text:p text:style-name="P45"><text:span text:style-name="T17"><text:s text:c="8"/></text:span><text:span text:style-name="T4">return</text:span><text:span text:style-name="T17"> </text:span><text:span text:style-name="T4">this</text:span><text:span text:style-name="T17">.left_side_specification.is_satisfied_by(item) &amp;&amp;</text:span></text:p>
      <text:p text:style-name="P45"><text:span text:style-name="T17"><text:s text:c="15"/></text:span><text:span text:style-name="T4">this</text:span><text:span text:style-name="T17">.right_side_specification.is_satisfied_by(item);</text:span></text:p>
      <text:p text:style-name="P52"><text:s text:c="4"/>}</text:p>
      <text:p text:style-name="P52">}</text:p>
      <text:p text:style-name="P3"/>
      <text:p text:style-name="P3"/>
      <text:p text:style-name="P2"><text:soft-page-break/>ESTUDIO DE LA SOLUCION JPBOODHOO (TEMPORAL):</text:p>
      <text:p text:style-name="P2"/>
      <text:p text:style-name="P2">Interface original <text:span text:style-name="T50">Ispecification&lt;T&gt;</text:span>: (HECHO)</text:p>
      <text:p text:style-name="P2"/>
      <text:p text:style-name="P2">Clase (interna) que lo implementa <text:span text:style-name="T50">AndSpecification&lt;T&gt;</text:span>: (HECHO)</text:p>
      <text:p text:style-name="P2"/>
      <text:p text:style-name="P2">que a su vez es usada por los extension methods de <text:span text:style-name="T50">SpecificationExtensions</text:span> :</text:p>
      <text:p text:style-name="P2"/>
      <text:p text:style-name="P22"><text:span text:style-name="T11">namespace</text:span><text:span text:style-name="T23"> nothinbutdotnetstore.utility</text:span></text:p>
      <text:p text:style-name="P15">{</text:p>
      <text:p text:style-name="P21"><text:span text:style-name="T23"><text:s text:c="4"/></text:span><text:span text:style-name="T11">public</text:span><text:span text:style-name="T23"> </text:span><text:span text:style-name="T11">static</text:span><text:span text:style-name="T23"> </text:span><text:span text:style-name="T11">class</text:span><text:span text:style-name="T23"> </text:span><text:span text:style-name="T43">SpecificationExtensions</text:span></text:p>
      <text:p text:style-name="P15"><text:s text:c="4"/>{</text:p>
      <text:p text:style-name="P21"><text:span text:style-name="T23"><text:s text:c="8"/></text:span><text:span text:style-name="T11">public</text:span><text:span text:style-name="T23"> </text:span><text:span text:style-name="T11">static</text:span><text:span text:style-name="T23"> </text:span><text:span text:style-name="T33">ISpecification</text:span><text:span text:style-name="T23">&lt;T&gt; and&lt;T&gt;(</text:span><text:span text:style-name="T11">this</text:span><text:span text:style-name="T23"> </text:span><text:span text:style-name="T33">ISpecification</text:span><text:span text:style-name="T23">&lt;T&gt; s1, </text:span></text:p>
      <text:p text:style-name="P21"><text:span text:style-name="T23"><text:s text:c="47"/></text:span><text:span text:style-name="T33">ISpecification</text:span><text:span text:style-name="T23">&lt;T&gt; s2)</text:span></text:p>
      <text:p text:style-name="P15"><text:s text:c="8"/>{</text:p>
      <text:p text:style-name="P21"><text:span text:style-name="T23"><text:s text:c="12"/></text:span><text:span text:style-name="T11">return</text:span><text:span text:style-name="T23"> </text:span><text:span text:style-name="T11">new</text:span><text:span text:style-name="T23"> </text:span><text:span text:style-name="T43">AndSpecification</text:span><text:span text:style-name="T23">&lt;T&gt;(s1, s2);</text:span></text:p>
      <text:p text:style-name="P15"><text:s text:c="8"/>}</text:p>
      <text:p text:style-name="P15"><text:s text:c="4"/>}</text:p>
      <text:p text:style-name="P17">}</text:p>
      <text:p text:style-name="P2"/>
      <text:p text:style-name="P2">y encontramos un ejemplo de uso es la siguiente declaracion de rutas url:</text:p>
      <text:p text:style-name="P2"/>
      <text:p text:style-name="P21"><text:span text:style-name="T44">Routes</text:span><text:span text:style-name="T24">.add(</text:span></text:p>
      <text:p text:style-name="P21"><text:span text:style-name="T23"><text:s text:c="4"/></text:span><text:span text:style-name="T11">new</text:span><text:span text:style-name="T23"> </text:span><text:span text:style-name="T43">WebCommand</text:span><text:span text:style-name="T23">(</text:span></text:p>
      <text:p text:style-name="P21"><text:span text:style-name="T23"><text:s text:c="8"/></text:span><text:span text:style-name="T11">new</text:span><text:span text:style-name="T23"> </text:span><text:span text:style-name="T43">RequestMatchesPathSpec</text:span><text:span text:style-name="T23">(</text:span><text:span text:style-name="T43">Commands</text:span><text:span text:style-name="T23">.view_sub_departments).and(</text:span></text:p>
      <text:p text:style-name="P21"><text:span text:style-name="T23"><text:s text:c="12"/></text:span><text:span text:style-name="T11">new</text:span><text:span text:style-name="T23"> </text:span><text:span text:style-name="T43">DepartmentContainsProductsSpec</text:span><text:span text:style-name="T23">(</text:span><text:span text:style-name="T43">Container</text:span><text:span text:style-name="T23">.get_me_an&lt;</text:span><text:span text:style-name="T33">ICatalogTasks</text:span><text:span text:style-name="T23">&gt;())),</text:span></text:p>
      <text:p text:style-name="P21"><text:span text:style-name="T23"><text:s text:c="8"/></text:span><text:span text:style-name="T11">new</text:span><text:span text:style-name="T23"> </text:span><text:span text:style-name="T43">ViewProducts</text:span><text:span text:style-name="T23">(</text:span><text:span text:style-name="T43">Container</text:span><text:span text:style-name="T23">.get_me_an&lt;</text:span><text:span text:style-name="T33">ICatalogTasks</text:span><text:span text:style-name="T23">&gt;())));</text:span></text:p>
      <text:p text:style-name="P2"/>
      <text:p text:style-name="P2">donde las dos specs usadas han sido declaradas tal que:</text:p>
      <text:p text:style-name="P2"/>
      <text:p text:style-name="P22"><text:span text:style-name="T11">public</text:span><text:span text:style-name="T23"> </text:span><text:span text:style-name="T11">class</text:span><text:span text:style-name="T23"> </text:span><text:span text:style-name="T43">RequestMatchesPathSpecification</text:span><text:span text:style-name="T23"> : </text:span><text:span text:style-name="T33">ISpecification</text:span><text:span text:style-name="T23">&lt;</text:span><text:span text:style-name="T33">IRequestContext</text:span><text:span text:style-name="T23">&gt;</text:span></text:p>
      <text:p text:style-name="P15">{</text:p>
      <text:p text:style-name="P21"><text:span text:style-name="T23"><text:s text:c="4"/></text:span><text:span text:style-name="T11">readonly</text:span><text:span text:style-name="T23"> </text:span><text:span text:style-name="T11">string</text:span><text:span text:style-name="T23"> match_string;</text:span></text:p>
      <text:p text:style-name="P15"/>
      <text:p text:style-name="P21"><text:span text:style-name="T23"><text:s text:c="4"/></text:span><text:span text:style-name="T11">public</text:span><text:span text:style-name="T23"> RequestMatchesPathSpecification(</text:span><text:span text:style-name="T11">string</text:span><text:span text:style-name="T23"> match_string)</text:span></text:p>
      <text:p text:style-name="P15"><text:s text:c="4"/>{</text:p>
      <text:p text:style-name="P21"><text:span text:style-name="T23"><text:s text:c="8"/></text:span><text:span text:style-name="T11">this</text:span><text:span text:style-name="T23">.match_string = match_string;</text:span></text:p>
      <text:p text:style-name="P15"><text:s text:c="4"/>}</text:p>
      <text:p text:style-name="P15"/>
      <text:p text:style-name="P21"><text:span text:style-name="T23"><text:s text:c="4"/></text:span><text:span text:style-name="T11">public</text:span><text:span text:style-name="T23"> </text:span><text:span text:style-name="T11">bool</text:span><text:span text:style-name="T23"> is_satisfied_by(</text:span><text:span text:style-name="T33">IRequestContext</text:span><text:span text:style-name="T23"> item)</text:span></text:p>
      <text:p text:style-name="P15"><text:s text:c="4"/>{</text:p>
      <text:p text:style-name="P21"><text:span text:style-name="T23"><text:s text:c="8"/></text:span><text:span text:style-name="T11">return</text:span><text:span text:style-name="T23"> item.requested_url.Contains(match_string);</text:span></text:p>
      <text:p text:style-name="P15"><text:s text:c="4"/>}</text:p>
      <text:p text:style-name="P17">}</text:p>
      <text:p text:style-name="P2"/>
      <text:p text:style-name="P22"><text:span text:style-name="T11">public</text:span><text:span text:style-name="T23"> </text:span><text:span text:style-name="T11">class</text:span><text:span text:style-name="T23"> </text:span><text:span text:style-name="T43">DepartmentContainsProductsSpecification</text:span><text:span text:style-name="T23"> : </text:span><text:span text:style-name="T33">ISpecification</text:span><text:span text:style-name="T23">&lt;</text:span><text:span text:style-name="T33">IRequestContext</text:span><text:span text:style-name="T23">&gt;</text:span></text:p>
      <text:p text:style-name="P15">{</text:p>
      <text:p text:style-name="P21"><text:span text:style-name="T23"><text:s text:c="4"/></text:span><text:span text:style-name="T11">private</text:span><text:span text:style-name="T23"> </text:span><text:span text:style-name="T11">readonly</text:span><text:span text:style-name="T23"> </text:span><text:span text:style-name="T33">ICatalogTasks</text:span><text:span text:style-name="T23"> catalog_tasks;</text:span></text:p>
      <text:p text:style-name="P15"/>
      <text:p text:style-name="P21"><text:span text:style-name="T23"><text:s text:c="4"/></text:span><text:span text:style-name="T11">public</text:span><text:span text:style-name="T23"> DepartmentContainsProductsSpecification(</text:span><text:span text:style-name="T33">ICatalogTasks</text:span><text:span text:style-name="T23"> catalog_tasks)</text:span></text:p>
      <text:p text:style-name="P15"><text:s text:c="4"/>{</text:p>
      <text:p text:style-name="P21"><text:span text:style-name="T23"><text:s text:c="8"/></text:span><text:span text:style-name="T11">this</text:span><text:span text:style-name="T23">.catalog_tasks = catalog_tasks;</text:span></text:p>
      <text:p text:style-name="P15"><text:s text:c="4"/>}</text:p>
      <text:p text:style-name="P15"/>
      <text:p text:style-name="P21"><text:span text:style-name="T23"><text:s text:c="4"/></text:span><text:span text:style-name="T11">public</text:span><text:span text:style-name="T23"> </text:span><text:span text:style-name="T11">bool</text:span><text:span text:style-name="T23"> is_satisfied_by(</text:span><text:span text:style-name="T33">IRequestContext</text:span><text:span text:style-name="T23"> request)</text:span></text:p>
      <text:p text:style-name="P15"><text:s text:c="4"/>{</text:p>
      <text:p text:style-name="P21"><text:span text:style-name="T23"><text:s text:c="8"/></text:span><text:span text:style-name="T11">return</text:span><text:span text:style-name="T23"> catalog_tasks.has_products(</text:span></text:p>
      <text:p text:style-name="P21"><text:span text:style-name="T23"><text:s text:c="32"/></text:span><text:span text:style-name="T43">PayloadKeys</text:span><text:span text:style-name="T23">.department_id.parse_from(request.payload));</text:span></text:p>
      <text:p text:style-name="P15"><text:s text:c="4"/>}</text:p>
      <text:p text:style-name="P17">}</text:p>
      <text:p text:style-name="P2"/>
      <text:p text:style-name="P2">y la parte que nos interesa del metodo al cual se le pasa la Specification compuesta:</text:p>
      <text:p text:style-name="P2"><text:soft-page-break/></text:p>
      <text:p text:style-name="P22"><text:span text:style-name="T11">public</text:span><text:span text:style-name="T23"> </text:span><text:span text:style-name="T11">class</text:span><text:span text:style-name="T23"> </text:span><text:span text:style-name="T43">WebCommand</text:span><text:span text:style-name="T23"> : </text:span><text:span text:style-name="T33">IWebCommand</text:span></text:p>
      <text:p text:style-name="P15">{</text:p>
      <text:p text:style-name="P21"><text:span text:style-name="T23"><text:s text:c="4"/></text:span><text:span text:style-name="T11">private</text:span><text:span text:style-name="T23"> </text:span><text:span text:style-name="T11">readonly</text:span><text:span text:style-name="T23"> </text:span><text:span text:style-name="T33">ISpecification</text:span><text:span text:style-name="T23">&lt;</text:span><text:span text:style-name="T33">IRequestContext</text:span><text:span text:style-name="T23">&gt; request_specification;</text:span></text:p>
      <text:p text:style-name="P21"><text:span text:style-name="T23"><text:s text:c="4"/></text:span><text:span text:style-name="T11">private</text:span><text:span text:style-name="T23"> </text:span><text:span text:style-name="T11">readonly</text:span><text:span text:style-name="T23"> </text:span><text:span text:style-name="T33">IRequestContextCommand</text:span><text:span text:style-name="T23"> web_action;</text:span></text:p>
      <text:p text:style-name="P15"/>
      <text:p text:style-name="P21"><text:span text:style-name="T23"><text:s text:c="4"/></text:span><text:span text:style-name="T11">public</text:span><text:span text:style-name="T23"> WebCommand(</text:span><text:span text:style-name="T33">ISpecification</text:span><text:span text:style-name="T23">&lt;</text:span><text:span text:style-name="T33">IRequestContext</text:span><text:span text:style-name="T23">&gt; request_specification, </text:span></text:p>
      <text:p text:style-name="P21"><text:span text:style-name="T23"><text:s text:c="22"/></text:span><text:span text:style-name="T33">IRequestContextCommand</text:span><text:span text:style-name="T23"> web_action)</text:span></text:p>
      <text:p text:style-name="P15"><text:s text:c="4"/>{</text:p>
      <text:p text:style-name="P21"><text:span text:style-name="T23"><text:s text:c="8"/></text:span><text:span text:style-name="T11">this</text:span><text:span text:style-name="T23">.request_specification = request_specification;</text:span></text:p>
      <text:p text:style-name="P21"><text:span text:style-name="T23"><text:s text:c="8"/></text:span><text:span text:style-name="T11">this</text:span><text:span text:style-name="T23">.web_action = web_action;</text:span></text:p>
      <text:p text:style-name="P15"><text:s text:c="4"/>}</text:p>
      <text:p text:style-name="P15"/>
      <text:p text:style-name="P21"><text:span text:style-name="T11"><text:s text:c="4"/>#region</text:span><text:span text:style-name="T23"> IWebCommand Members</text:span></text:p>
      <text:p text:style-name="P15">}</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7H57M54S</meta:editing-duration>
    <meta:editing-cycles>30</meta:editing-cycles>
    <meta:generator>OpenOffice.org/3.2$Win32 OpenOffice.org_project/320m12$Build-9483</meta:generator>
    <dc:date>2010-06-08T14:23:34.60</dc:date>
    <meta:document-statistic meta:table-count="0" meta:image-count="0" meta:object-count="0" meta:page-count="31" meta:paragraph-count="1173" meta:word-count="7966" meta:character-count="71367"/>
    <meta:user-defined meta:name="Info 1"/>
    <meta:user-defined meta:name="Info 2"/>
    <meta:user-defined meta:name="Info 3"/>
    <meta:user-defined meta:name="Info 4"/>
  </office:meta>
</office:document-meta>
</file>